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Sans Serif" svg:font-family="'Microsoft Sans Serif'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Základný_20_text_20__28_6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6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  <style:text-properties officeooo:paragraph-rsid="001f6148"/>
    </style:style>
    <style:style style:name="P7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8" style:family="paragraph" style:parent-style-name="Iné" style:master-page-name="PageStyle0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9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0" style:family="paragraph" style:parent-style-name="Iné">
      <style:paragraph-properties fo:margin-left="0cm" fo:margin-right="0cm" fo:line-height="150%" fo:text-align="start" style:justify-single-word="false" fo:text-indent="0cm" style:auto-text-indent="false"/>
    </style:style>
    <style:style style:name="P11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2" style:family="paragraph" style:parent-style-name="Záhlavie_20__23_2" style:list-style-name="">
      <style:paragraph-properties fo:margin-left="0cm" fo:margin-right="0cm" fo:line-height="150%" fo:text-align="start" style:justify-single-word="false" fo:text-indent="0cm" style:auto-text-indent="false"/>
    </style:style>
    <style:style style:name="P13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4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5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6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7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8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9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0" style:family="paragraph" style:parent-style-name="Záhlavie_20__23_3" style:list-style-name="">
      <style:paragraph-properties fo:margin-left="0cm" fo:margin-right="0cm" fo:line-height="150%" fo:text-align="start" style:justify-single-word="false" fo:text-indent="0cm" style:auto-text-indent="false"/>
    </style:style>
    <style:style style:name="P21" style:family="paragraph" style:parent-style-name="Záhlavie_20__23_3" style:list-style-name="">
      <style:paragraph-properties fo:margin-left="0cm" fo:margin-right="0cm" fo:line-height="150%" fo:text-align="start" style:justify-single-word="false" fo:text-indent="0cm" style:auto-text-indent="false"/>
      <style:text-properties officeooo:paragraph-rsid="001c03ab"/>
    </style:style>
    <style:style style:name="P22" style:family="paragraph" style:parent-style-name="Záhlavie_20__23_3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23" style:family="paragraph" style:parent-style-name="Záhlavie_20__23_3" style:list-style-name="">
      <style:paragraph-properties fo:margin-left="0cm" fo:margin-right="0cm" fo:line-height="150%" fo:text-align="start" style:justify-single-word="false" fo:text-indent="0.635cm" style:auto-text-indent="false"/>
    </style:style>
    <style:style style:name="P24" style:family="paragraph" style:parent-style-name="Záhlavie_20__23_3" style:list-style-name="">
      <style:paragraph-properties fo:margin-left="0cm" fo:margin-right="0cm" fo:line-height="150%" fo:text-align="start" style:justify-single-word="false" fo:text-indent="0.635cm" style:auto-text-indent="false"/>
      <style:text-properties officeooo:paragraph-rsid="001dbfba"/>
    </style:style>
    <style:style style:name="P2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</style:style>
    <style:style style:name="P2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1f6148"/>
    </style:style>
    <style:style style:name="P2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2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1f6148"/>
    </style:style>
    <style:style style:name="P3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31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1f6148"/>
    </style:style>
    <style:style style:name="P3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1dbfba"/>
    </style:style>
    <style:style style:name="P33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4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/>
    </style:style>
    <style:style style:name="P35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6" style:family="paragraph" style:parent-style-name="Základný_20_text_20__28_4_29_">
      <style:paragraph-properties fo:margin-left="0cm" fo:margin-right="0cm" fo:line-height="150%" fo:text-align="start" style:justify-single-word="false" fo:text-indent="0cm" style:auto-text-indent="false"/>
    </style:style>
    <style:style style:name="P37" style:family="paragraph" style:parent-style-name="Základný_20_text_20__28_9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8" style:family="paragraph" style:parent-style-name="Základný_20_text_20__28_9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7.756cm"/>
        </style:tab-stops>
      </style:paragraph-properties>
    </style:style>
    <style:style style:name="P39" style:family="paragraph" style:parent-style-name="Základný_20_text_20__28_9_29_">
      <style:paragraph-properties fo:margin-left="0cm" fo:margin-right="0cm" fo:line-height="150%" fo:text-align="start" style:justify-single-word="false" fo:text-indent="0cm" style:auto-text-indent="false"/>
    </style:style>
    <style:style style:name="P40" style:family="paragraph" style:parent-style-name="Základný_20_text_20__28_9_29_">
      <style:paragraph-properties fo:margin-left="0cm" fo:margin-right="0cm" fo:line-height="150%" fo:text-align="start" style:justify-single-word="false" fo:text-indent="0cm" style:auto-text-indent="false">
        <style:tab-stops>
          <style:tab-stop style:position="7.756cm"/>
        </style:tab-stops>
      </style:paragraph-properties>
    </style:style>
    <style:style style:name="P41" style:family="paragraph" style:parent-style-name="Základný_20_text_20__28_9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42" style:family="paragraph" style:parent-style-name="Základný_20_text_20__28_9_29_">
      <style:paragraph-properties fo:margin-left="0cm" fo:margin-right="0cm" fo:line-height="150%" fo:text-align="start" style:justify-single-word="false" fo:text-indent="0.635cm" style:auto-text-indent="false"/>
    </style:style>
    <style:style style:name="T1" style:family="text">
      <style:text-properties fo:color="#000000" style:font-name="Arial1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1" fo:font-size="14pt" officeooo:rsid="001c03ab" fo:background-color="#80ffff" loext:char-shading-value="0" style:font-size-asian="14pt" style:font-size-complex="14pt"/>
    </style:style>
    <style:style style:name="T3" style:family="text">
      <style:text-properties fo:color="#000000" style:font-name="Arial1" fo:font-size="14pt" officeooo:rsid="001dbfba" fo:background-color="#80ffff" loext:char-shading-value="0" style:font-size-asian="14pt" style:font-size-complex="14pt"/>
    </style:style>
    <style:style style:name="T4" style:family="text">
      <style:text-properties fo:color="#000000" style:font-name="Arial1" fo:font-size="14pt" officeooo:rsid="001e5fa0" fo:background-color="#80ffff" loext:char-shading-value="0" style:font-size-asian="14pt" style:font-size-complex="14pt"/>
    </style:style>
    <style:style style:name="T5" style:family="text">
      <style:text-properties fo:color="#000000" style:font-name="Arial1" fo:font-size="14pt" officeooo:rsid="001f6148" fo:background-color="#80ffff" loext:char-shading-value="0" style:font-size-asian="14pt" style:font-size-complex="14pt"/>
    </style:style>
    <style:style style:name="T6" style:family="text">
      <style:text-properties fo:color="#000000" style:font-name="Arial" fo:font-size="14pt" officeooo:rsid="001c03ab" fo:background-color="#80ffff" loext:char-shading-value="0" style:font-name-asian="Microsoft Sans Serif" style:font-size-asian="14pt" style:font-name-complex="Microsoft Sans Serif" style:font-size-complex="14pt"/>
    </style:style>
    <style:style style:name="T7" style:family="text">
      <style:text-properties style:font-name="Arial1" fo:font-size="14pt" style:font-size-asian="14pt" style:font-size-complex="14pt"/>
    </style:style>
    <style:style style:name="T8" style:family="text">
      <style:text-properties style:font-name="Arial1" fo:font-size="14pt" officeooo:rsid="001b317a" style:font-size-asian="14pt" style:font-size-complex="14pt"/>
    </style:style>
    <style:style style:name="T9" style:family="text">
      <style:text-properties style:font-name="Arial1" fo:font-size="14pt" officeooo:rsid="001c03ab" style:font-size-asian="14pt" style:font-size-complex="14pt"/>
    </style:style>
    <style:style style:name="T10" style:family="text">
      <style:text-properties style:font-name="Arial1" fo:font-size="14pt" officeooo:rsid="001dbfba" style:font-size-asian="14pt" style:font-size-complex="14pt"/>
    </style:style>
    <style:style style:name="T11" style:family="text">
      <style:text-properties style:font-name="Arial1" fo:font-size="14pt" officeooo:rsid="001e5fa0" style:font-size-asian="14pt" style:font-size-complex="14pt"/>
    </style:style>
    <style:style style:name="T12" style:family="text">
      <style:text-properties style:font-name="Arial1" fo:font-size="14pt" officeooo:rsid="001f6148" style:font-size-asian="14pt" style:font-size-complex="14pt"/>
    </style:style>
    <style:style style:name="T13" style:family="text">
      <style:text-properties style:font-name="Arial1" fo:font-size="14pt" fo:background-color="#80ffff" loext:char-shading-value="0" style:font-size-asian="14pt" style:font-size-complex="14pt"/>
    </style:style>
    <style:style style:name="T14" style:family="text">
      <style:text-properties style:font-name="Arial1" fo:font-size="14pt" officeooo:rsid="001f6148" fo:background-color="#80ffff" loext:char-shading-value="0" style:font-size-asian="14pt" style:font-size-complex="14pt"/>
    </style:style>
    <style:style style:name="Sect1" style:family="section">
      <style:section-properties fo:margin-left="0.635cm" fo:margin-right="1.871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8"><text:bookmark-start text:name="bookmark0"/><text:span text:style-name="CharStyle7"><text:span text:style-name="T7">Vojenská knižočka</text:span></text:span><text:bookmark-end text:name="bookmark0"/><text:span text:style-name="CharStyle7"><text:span text:style-name="T7"> </text:span></text:span><text:bookmark-start text:name="bookmark2"/><text:span text:style-name="CharStyle9"><text:span text:style-name="T7">rakúsko-uhorskej armády.</text:span></text:span><text:bookmark-end text:name="bookmark2"/></text:p>
        <text:p text:style-name="P25"><text:span text:style-name="CharStyle12"><text:span text:style-name="T7">Pre naš</text:span></text:span><text:span text:style-name="CharStyle12"><text:span text:style-name="T8">í</text:span></text:span><text:span text:style-name="CharStyle12"><text:span text:style-name="T7">ch statných bojovníkov</text:span></text:span></text:p>
        <text:p text:style-name="P2"><text:span text:style-name="CharStyle14"><text:span text:style-name="T7">napísal</text:span></text:span></text:p>
        <text:h text:style-name="P13" text:outline-level="3"><text:bookmark-start text:name="bookmark4"/><text:span text:style-name="CharStyle16"><text:span text:style-name="T7">Rudolf Peerz,</text:span></text:span><text:bookmark-end text:name="bookmark4"/></text:h>
        <text:p text:style-name="P3"><text:span text:style-name="CharStyle18"><text:span text:style-name="T7">vojenský zpr</text:span></text:span><text:span text:style-name="CharStyle18"><text:span text:style-name="T1">á</text:span></text:span><text:span text:style-name="CharStyle18"><text:span text:style-name="T7">v</text:span></text:span><text:span text:style-name="CharStyle18"><text:span text:style-name="T1">o</text:span></text:span><text:span text:style-name="CharStyle18"><text:span text:style-name="T7">dajca</text:span></text:span><text:span text:style-name="CharStyle18"><text:span text:style-name="T1">.</text:span></text:span></text:p>
        <text:p text:style-name="P25"><text:span text:style-name="CharStyle19"><text:span text:style-name="T7"/></text:span></text:p>
        <text:p text:style-name="P25"><text:span text:style-name="CharStyle23"><text:span text:style-name="T7">Vojaci na boji</text:span></text:span><text:span text:style-name="CharStyle23"><text:span text:style-name="T8">š</text:span></text:span><text:span text:style-name="CharStyle23"><text:span text:style-name="T7">t</text:span></text:span><text:span text:style-name="CharStyle23"><text:span text:style-name="T1">i</text:span></text:span><text:span text:style-name="CharStyle23"><text:span text:style-name="T7">!</text:span></text:span></text:p>
        <text:p text:style-name="P28"><text:span text:style-name="CharStyle11"><text:span text:style-name="T7"/></text:span></text:p>
        <text:p text:style-name="P30"><text:span text:style-name="CharStyle11"><text:span text:style-name="T7">Táto knižočka napísaná je </text:span></text:span><text:span text:style-name="CharStyle11"><text:span text:style-name="T1">z</text:span></text:span><text:span text:style-name="CharStyle11"><text:span text:style-name="T7"> vďačného srdca pospolitého ľudu. Ja som vypočúval všetko</text:span></text:span><text:span text:style-name="CharStyle11"><text:span text:style-name="T1">,</text:span></text:span><text:span text:style-name="CharStyle11"><text:span text:style-name="T7"> čo mužmi hýbe v domovine, </text:span></text:span><text:span text:style-name="CharStyle11"><text:span text:style-name="T1">— </text:span></text:span><text:span text:style-name="CharStyle11"><text:span text:style-name="T7">čo v nežnej mysli Va</text:span></text:span><text:span text:style-name="CharStyle11"><text:span text:style-name="T8">ší</text:span></text:span><text:span text:style-name="CharStyle11"><text:span text:style-name="T7">ch žien spočíva pre Vás, </text:span></text:span><text:span text:style-name="CharStyle11"><text:span text:style-name="T1">—</text:span></text:span><text:span text:style-name="CharStyle11"><text:span text:style-name="T7"> udatn</text:span></text:span><text:span text:style-name="CharStyle11"><text:span text:style-name="T1">í</text:span></text:span><text:span text:style-name="CharStyle11"><text:span text:style-name="T7"> bojovníci</text:span></text:span><text:span text:style-name="CharStyle11"><text:span text:style-name="T1">,</text:span></text:span><text:span text:style-name="CharStyle11"><text:span text:style-name="T7"> </text:span></text:span><text:span text:style-name="CharStyle11"><text:span text:style-name="T1">—</text:span></text:span><text:span text:style-name="CharStyle11"><text:span text:style-name="T7"> čo starcov i detí naplňuje, </text:span></text:span><text:span text:style-name="CharStyle24"><text:span text:style-name="T1">—</text:span></text:span><text:span text:style-name="CharStyle24"><text:span text:style-name="T7"> </text:span></text:span><text:span text:style-name="CharStyle11"><text:span text:style-name="T7">a to všetko posielam Vám ako pozdravenie do </text:span></text:span><text:span text:style-name="CharStyle11"><text:span text:style-name="T1">b</text:span></text:span><text:span text:style-name="CharStyle11"><text:span text:style-name="T7">oja</text:span></text:span><text:span text:style-name="CharStyle11"><text:span text:style-name="T1">.</text:span></text:span><text:span text:style-name="CharStyle11"><text:span text:style-name="T7"> Ba čo viac:</text:span></text:span><text:span text:style-name="CharStyle11"><text:span text:style-name="T1"> </text:span></text:span><text:span text:style-name="CharStyle11"><text:span text:style-name="T7">predkladám V</text:span></text:span><text:span text:style-name="CharStyle11"><text:span text:style-name="T1">á</text:span></text:span><text:span text:style-name="CharStyle11"><text:span text:style-name="T7">m túto vojnu, ako prišla, ako povstala a ako teraz stoj</text:span></text:span><text:span text:style-name="CharStyle11"><text:span text:style-name="T1">í</text:span></text:span><text:span text:style-name="CharStyle11"><text:span text:style-name="T7">. </text:span></text:span><text:span text:style-name="CharStyle11"><text:span text:style-name="T1">V</text:span></text:span><text:span text:style-name="CharStyle11"><text:span text:style-name="T7">eď Vy ste nie takí, ako vojaci ruského cára z ďalekého východu, alebo ako muríni a farbisté vojská nepriate</text:span></text:span><text:span text:style-name="CharStyle11"><text:span text:style-name="T1">ľo</text:span></text:span><text:span text:style-name="CharStyle11"><text:span text:style-name="T7">vé na západe, </text:span></text:span><text:span text:style-name="CharStyle11"><text:span text:style-name="T1">— </text:span></text:span><text:span text:style-name="CharStyle11"><text:span text:style-name="T7">žeby ste nevedeli za čo bojujete, a za jakym cieľo</text:span></text:span><text:span text:style-name="CharStyle11"><text:span text:style-name="T1">m!</text:span></text:span><text:span text:style-name="CharStyle11"><text:span text:style-name="T7"> Vás má oduševňovať po­myslenie na pravé príčiny a konečný cieľ svetovej vojny. Potom budú </text:span></text:span><text:span text:style-name="CharStyle11"><text:span text:style-name="T1">V</text:span></text:span><text:span text:style-name="CharStyle11"><text:span text:style-name="T7">aše šable hlbšie zatínať a Vaše guľky ostrejšie triafať</text:span></text:span><text:span text:style-name="CharStyle11"><text:span text:style-name="T1">.</text:span></text:span><text:span text:style-name="CharStyle11"><text:span text:style-name="T7"> V každom z </text:span></text:span><text:span text:style-name="CharStyle11"><text:span text:style-name="T1">V</text:span></text:span><text:span text:style-name="CharStyle11"><text:span text:style-name="T7">ás, </text:span></text:span><text:span text:style-name="CharStyle11"><text:span text:style-name="T1">i</text:span></text:span><text:span text:style-name="CharStyle11"><text:span text:style-name="T7"> v obyčajnom mužovi bez hviezdičiek, prebýva kus toho velikého vo</text:span></text:span><text:span text:style-name="CharStyle11"><text:span text:style-name="T1">je</text:span></text:span><text:span text:style-name="CharStyle11"><text:span text:style-name="T7">vodcu, ktorý zástupy riadi a víťazstvo už v pláne spozoruje. Za</text:span></text:span><text:span text:style-name="CharStyle11"><text:span text:style-name="T1">i</text:span></text:span><text:span text:style-name="CharStyle11"><text:span text:style-name="T7">ste</text:span></text:span><text:span text:style-name="CharStyle31"><text:span text:style-name="T1"> </text:span></text:span><text:span text:style-name="CharStyle11"><text:span text:style-name="T7">bolo už tak aj </text:span></text:span><text:span text:style-name="CharStyle11"><text:span text:style-name="T1">pos</text:span></text:span><text:span text:style-name="CharStyle11"><text:span text:style-name="T7">av</text:span></text:span><text:span text:style-name="CharStyle11"><text:span text:style-name="T1">áď</text:span></text:span><text:span text:style-name="CharStyle11"><text:span text:style-name="T6">;</text:span></text:span><text:span text:style-name="CharStyle11"><text:span text:style-name="T7"> lebo </text:span></text:span><text:span text:style-name="CharStyle11"><text:span text:style-name="T1">i</text:span></text:span><text:span text:style-name="CharStyle11"><text:span text:style-name="T7">n</text:span></text:span><text:span text:style-name="CharStyle11"><text:span text:style-name="T1">áč</text:span></text:span><text:span text:style-name="CharStyle11"><text:span text:style-name="T7">e by </text:span></text:span><text:span text:style-name="CharStyle11"><text:span text:style-name="T1">s</text:span></text:span><text:span text:style-name="CharStyle11"><text:span text:style-name="T7">a neb</text:span></text:span><text:span text:style-name="CharStyle11"><text:span text:style-name="T1">o</text:span></text:span><text:span text:style-name="CharStyle11"><text:span text:style-name="T7">l </text:span></text:span><text:span text:style-name="CharStyle11"><text:span text:style-name="T1">s</text:span></text:span><text:span text:style-name="CharStyle11"><text:span text:style-name="T7">tal hrdinom každý Rakúšan a každý Uhor. Avšak ke</text:span></text:span><text:span text:style-name="CharStyle11"><text:span text:style-name="T2">ď</text:span></text:span><text:span text:style-name="CharStyle11"><text:span text:style-name="T7"> válka berie nový obrat</text:span></text:span><text:span text:style-name="CharStyle11"><text:span text:style-name="T1">, —</text:span></text:span><text:span text:style-name="CharStyle11"><text:span text:style-name="T7"> dúfajme že posledný </text:span></text:span><text:span text:style-name="CharStyle11"><text:span text:style-name="T1">—</text:span></text:span><text:span text:style-name="CharStyle11"><text:span text:style-name="T7"> nože prehliad­nite cel</text:span></text:span><text:span text:style-name="CharStyle11"><text:span text:style-name="T1">é</text:span></text:span><text:span text:style-name="CharStyle11"><text:span text:style-name="T7"> to velikánske divadla</text:span></text:span><text:span text:style-name="CharStyle11"><text:span text:style-name="T1">.</text:span></text:span></text:p>
        <text:p text:style-name="P28"><text:span text:style-name="CharStyle11"><text:span text:style-name="T7">Táto „Vojenská knižočka</text:span></text:span><text:span text:style-name="CharStyle11"><text:span text:style-name="T1">“</text:span></text:span><text:span text:style-name="CharStyle11"><text:span text:style-name="T7"> je po</text:span></text:span><text:span text:style-name="CharStyle11"><text:span text:style-name="T1">s</text:span></text:span><text:span text:style-name="CharStyle11"><text:span text:style-name="T7">lom</text:span></text:span><text:span text:style-name="CharStyle11"><text:span text:style-name="T1">, </text:span></text:span><text:span text:style-name="CharStyle11"><text:span text:style-name="T7">ktorý poučuje</text:span></text:span><text:span text:style-name="CharStyle11"><text:span text:style-name="T1">,</text:span></text:span><text:span text:style-name="CharStyle11"><text:span text:style-name="T7"> ktorý Vám zvesti a po­zdravy prináša z do</text:span></text:span><text:span text:style-name="CharStyle11"><text:span text:style-name="T1">m</text:span></text:span><text:span text:style-name="CharStyle11"><text:span text:style-name="T7">ov</text:span></text:span><text:span text:style-name="CharStyle11"><text:span text:style-name="T1">i</text:span></text:span><text:span text:style-name="CharStyle11"><text:span text:style-name="T7">n</text:span></text:span><text:span text:style-name="CharStyle11"><text:span text:style-name="T1">y,</text:span></text:span><text:span text:style-name="CharStyle11"><text:span text:style-name="T7"> ktorý </text:span></text:span><text:span text:style-name="CharStyle11"><text:span text:style-name="T1">V</text:span></text:span><text:span text:style-name="CharStyle11"><text:span text:style-name="T7">ás k novému hrdinstvu zapaluje a s požehnaním do boja sprevádza. Opatrujte si ju dobre, ona vás bude posilňovať a v pozdný</text:span></text:span><text:span text:style-name="CharStyle11"><text:span text:style-name="T1">c</text:span></text:span><text:span text:style-name="CharStyle11"><text:span text:style-name="T7">h dňoch na ve</text:span></text:span><text:span text:style-name="CharStyle11"><text:span text:style-name="T1">lik</text:span></text:span><text:span text:style-name="CharStyle11"><text:span text:style-name="T2">é</text:span></text:span><text:span text:style-name="CharStyle11"><text:span text:style-name="T7"> časy upomínať.</text:span></text:span></text:p>
        <text:p text:style-name="P33"><text:span text:style-name="CharStyle33"><text:span text:style-name="T7"/></text:span></text:p>
        <text:p text:style-name="P34"><text:span text:style-name="CharStyle33"><text:span text:style-name="T7">Spisovateľ.</text:span></text:span></text:p>
        <text:h text:style-name="P13" text:outline-level="3"><text:span text:style-name="CharStyle34"><text:span text:style-name="T7"/></text:span></text:h>
        <text:h text:style-name="P20" text:outline-level="3"><text:span text:style-name="CharStyle34"><text:span text:style-name="T7"/></text:span></text:h>
        <text:h text:style-name="P21" text:outline-level="3"><text:span text:style-name="CharStyle34"><text:span text:style-name="T9">1.</text:span></text:span></text:h>
        <text:h text:style-name="P20" text:outline-level="3"><text:bookmark-start text:name="bookmark6"/><text:span text:style-name="CharStyle34"><text:span text:style-name="T7">Prečo vypukla vojna.</text:span></text:span><text:bookmark-end text:name="bookmark6"/></text:h>
        <text:p text:style-name="P28"><text:span text:style-name="CharStyle11"><text:span text:style-name="T7"/></text:span></text:p>
        <text:p text:style-name="P30"><text:span text:style-name="CharStyle11"><text:span text:style-name="T7">Každý člov</text:span></text:span><text:span text:style-name="CharStyle11"><text:span text:style-name="T1">e</text:span></text:span><text:span text:style-name="CharStyle11"><text:span text:style-name="T7">k pretrpí v živote dáku ťažkú chorobu. Sn</text:span></text:span><text:span text:style-name="CharStyle11"><text:span text:style-name="T1">áď</text:span></text:span><text:span text:style-name="CharStyle11"><text:span text:style-name="T7"> ona už dávno trč</text:span></text:span><text:span text:style-name="CharStyle11"><text:span text:style-name="T1">í </text:span></text:span><text:span text:style-name="CharStyle11"><text:span text:style-name="T7">v </text:span></text:span><text:span text:style-name="CharStyle11"><text:span text:style-name="T1">ň</text:span></text:span><text:span text:style-name="CharStyle11"><text:span text:style-name="T7">om</text:span></text:span><text:span text:style-name="CharStyle11"><text:span text:style-name="T1">,</text:span></text:span><text:span text:style-name="CharStyle11"><text:span text:style-name="T7"> </text:span></text:span><text:soft-page-break/><text:span text:style-name="CharStyle11"><text:span text:style-name="T7">bez toho žeby o nej zna</text:span></text:span><text:span text:style-name="CharStyle11"><text:span text:style-name="T3">l.</text:span></text:span><text:span text:style-name="CharStyle11"><text:span text:style-name="T7"> Ke</text:span></text:span><text:span text:style-name="CharStyle11"><text:span text:style-name="T1">ď </text:span></text:span><text:span text:style-name="CharStyle11"><text:span text:style-name="T7">potom vypukne, takto si hovorí nemocný: „Keby som nebol prechladol!“ Alebo: </text:span></text:span><text:span text:style-name="CharStyle11"><text:span text:style-name="T1">„</text:span></text:span><text:span text:style-name="CharStyle11"><text:span text:style-name="T7">Ej akiste som pojedol voľačo nepat</text:span></text:span><text:span text:style-name="CharStyle11"><text:span text:style-name="T1">r</text:span></text:span><text:span text:style-name="CharStyle11"><text:span text:style-name="T7">ičného!“</text:span></text:span><text:span text:style-name="CharStyle11"><text:span text:style-name="T1"> </text:span></text:span><text:span text:style-name="CharStyle11"><text:span text:style-name="T7">Alebo: </text:span></text:span><text:span text:style-name="CharStyle11"><text:span text:style-name="T1">„</text:span></text:span><text:span text:style-name="CharStyle11"><text:span text:style-name="T7">Asná</text:span></text:span><text:span text:style-name="CharStyle11"><text:span text:style-name="T1">ď</text:span></text:span><text:span text:style-name="CharStyle11"><text:span text:style-name="T7"> mi mrztosť za</text:span></text:span><text:span text:style-name="CharStyle11"><text:span text:style-name="T1">š</text:span></text:span><text:span text:style-name="CharStyle11"><text:span text:style-name="T7">kodil</text:span></text:span><text:span text:style-name="CharStyle11"><text:span text:style-name="T1">a!“ </text:span></text:span><text:span text:style-name="CharStyle11"><text:span text:style-name="T7">Takto si húta chorý, a nezíde mu na um, že ch</text:span></text:span><text:span text:style-name="CharStyle11"><text:span text:style-name="T1">or</text:span></text:span><text:span text:style-name="CharStyle11"><text:span text:style-name="T7">oba dávno sa už v ňom pripravovala. Ani mnoh</text:span></text:span><text:span text:style-name="CharStyle11"><text:span text:style-name="T10">y</text:span></text:span><text:span text:style-name="CharStyle11"><text:span text:style-name="T7"> lekár </text:span></text:span><text:span text:style-name="CharStyle11"><text:span text:style-name="T1">ne</text:span></text:span><text:span text:style-name="CharStyle11"><text:span text:style-name="T7">zk</text:span></text:span><text:span text:style-name="CharStyle11"><text:span text:style-name="T1">ú</text:span></text:span><text:span text:style-name="CharStyle11"><text:span text:style-name="T7">ma ďaleko nazad, a preto predpisuje lieky</text:span></text:span><text:span text:style-name="CharStyle11"><text:span text:style-name="T1">,</text:span></text:span><text:span text:style-name="CharStyle11"><text:span text:style-name="T7"> ktoré na chvíľu chorého omámia, ale základné zlo nevy­liečia. A to je veru nie dobrý lekár.</text:span></text:span></text:p>
        <text:p text:style-name="P28"><text:span text:style-name="CharStyle11"><text:span text:style-name="T7">Tak je to i v tejto vojne. To čo naj­viac ľudí považuje za p</text:span></text:span><text:span text:style-name="CharStyle11"><text:span text:style-name="T10">ř</text:span></text:span><text:span text:style-name="CharStyle11"><text:span text:style-name="T7">íčinu vojny, to</text:span></text:span><text:span text:style-name="CharStyle11"><text:span text:style-name="T1"> </text:span></text:span><text:span text:style-name="CharStyle11"><text:span text:style-name="T7">je len výbuch zlej choroby, ktorá národy napadla</text:span></text:span><text:span text:style-name="CharStyle11"><text:span text:style-name="T1">.</text:span></text:span><text:span text:style-name="CharStyle11"><text:span text:style-name="T7"> Ona už dávno trčala v nich. Múdry lekár, tojest </text:span></text:span><text:span text:style-name="CharStyle11"><text:span text:style-name="T10">š</text:span></text:span><text:span text:style-name="CharStyle11"><text:span text:style-name="T7">tátnik, dávno ju po­znal a vedel, že sa nedá odvrátiť. Základné z</text:span></text:span><text:span text:style-name="CharStyle11"><text:span text:style-name="T1">l</text:span></text:span><text:span text:style-name="CharStyle11"><text:span text:style-name="T7">o bolo také, že sa </text:span></text:span><text:span text:style-name="CharStyle11"><text:span text:style-name="T1">mu</text:span></text:span><text:span text:style-name="CharStyle11"><text:span text:style-name="T7"> liekami nedalo odpomo</text:span></text:span><text:span text:style-name="CharStyle11"><text:span text:style-name="T10">c</text:span></text:span><text:span text:style-name="CharStyle11"><text:span text:style-name="T7">ť, to </text:span></text:span><text:span text:style-name="CharStyle11"><text:span text:style-name="T1">jest</text:span></text:span><text:span text:style-name="CharStyle11"><text:span text:style-name="T7"> že Angličan</text:span></text:span><text:span text:style-name="CharStyle11"><text:span text:style-name="T3">i</text:span></text:span><text:span text:style-name="CharStyle11"><text:span text:style-name="T7"> už od mnoho rokov nevládal</text:span></text:span><text:span text:style-name="CharStyle11"><text:span text:style-name="T10">í</text:span></text:span><text:span text:style-name="CharStyle11"><text:span text:style-name="T7"> strpeť, že sa nemecké k</text:span></text:span><text:span text:style-name="CharStyle11"><text:span text:style-name="T1">u</text:span></text:span><text:span text:style-name="CharStyle11"><text:span text:style-name="T7">pectvo vždy viacej a viacej rozmáha</text:span></text:span><text:span text:style-name="CharStyle11"><text:span text:style-name="T1">.</text:span></text:span><text:span text:style-name="CharStyle11"><text:span text:style-name="T7"> Ne­mecko po víťaznej vojne v rokoch 1870/</text:span></text:span><text:span text:style-name="CharStyle11"><text:span text:style-name="T1">71 </text:span></text:span><text:span text:style-name="CharStyle11"><text:span text:style-name="T7">tak zmocnelo v priemysli a kupectve, ž</text:span></text:span><text:span text:style-name="CharStyle11"><text:span text:style-name="T1">e </text:span></text:span><text:span text:style-name="CharStyle11"><text:span text:style-name="T7">vládalo nie </text:span></text:span><text:span text:style-name="CharStyle11"><text:span text:style-name="T1">l</text:span></text:span><text:span text:style-name="CharStyle11"><text:span text:style-name="T7">en svoju vlastn</text:span></text:span><text:span text:style-name="CharStyle11"><text:span text:style-name="T1">ú</text:span></text:span><text:span text:style-name="CharStyle11"><text:span text:style-name="T7"> krajinu </text:span></text:span><text:span text:style-name="CharStyle11"><text:span text:style-name="T1">s</text:span></text:span><text:span text:style-name="CharStyle11"><text:span text:style-name="T7">o všetkým úplne zaopatrov</text:span></text:span><text:span text:style-name="CharStyle11"><text:span text:style-name="T10">a</text:span></text:span><text:span text:style-name="CharStyle11"><text:span text:style-name="T7">ť, ale aj veľmi mnoho tovaru na svetovom t</text:span></text:span><text:span text:style-name="CharStyle11"><text:span text:style-name="T1">r</text:span></text:span><text:span text:style-name="CharStyle11"><text:span text:style-name="T7">hu odpre­dávať. A každý vďačne kupoval nemecké výrobky, lebo boly dobré a pritom lacnej­šie, ako nejeden planý tovar anglický, alebo francúzsky. Na to sa dali do rady Francúz s Angličanom, ako dvaja nepo­riadni kupci v dedine, ktorým nový kupec obchod hubí; a radili sa, ako by sa mohli zbaviť konkurenta. Takto sa počala zlá choroba, ktorú nazývame vojnou.</text:span></text:span></text:p>
        <text:p text:style-name="P28"><text:span text:style-name="CharStyle11"><text:span text:style-name="T7">Poneváč menovaní kamaráti dobre ve­deli, </text:span></text:span><text:span text:style-name="CharStyle11"><text:span text:style-name="T3">ž</text:span></text:span><text:span text:style-name="CharStyle11"><text:span text:style-name="T7">e Nemecko má v nás spoľahlivého spojenca, neodvážili sa k nápadu, ale hľadali e</text:span></text:span><text:span text:style-name="CharStyle11"><text:span text:style-name="T3">š</text:span></text:span><text:span text:style-name="CharStyle11"><text:span text:style-name="T7">te tretieho spoločníka</text:span></text:span><text:span text:style-name="CharStyle11"><text:span text:style-name="T1">.</text:span></text:span><text:span text:style-name="CharStyle11"><text:span text:style-name="T7"> Toho si aj skoro našli, a s</text:span></text:span><text:span text:style-name="CharStyle11"><text:span text:style-name="T1">í</text:span></text:span><text:span text:style-name="CharStyle11"><text:span text:style-name="T7">ce Rusa</text:span></text:span><text:span text:style-name="CharStyle11"><text:span text:style-name="T1">,</text:span></text:span><text:span text:style-name="CharStyle11"><text:span text:style-name="T7"> Tomuto ťarba­vému medveďovi hádzali sprvu zlato a predkladali mu: </text:span></text:span><text:span text:style-name="CharStyle11"><text:span text:style-name="T1">„</text:span></text:span><text:span text:style-name="CharStyle11"><text:span text:style-name="T7">H</text:span></text:span><text:span text:style-name="CharStyle11"><text:span text:style-name="T1">ľ</text:span></text:span><text:span text:style-name="CharStyle11"><text:span text:style-name="T7">a</text:span></text:span><text:span text:style-name="CharStyle11"><text:span text:style-name="T1">ď:</text:span></text:span><text:span text:style-name="CharStyle11"><text:span text:style-name="T7"> Ty si vytvorený zo svetového kupe</text:span></text:span><text:span text:style-name="CharStyle11"><text:span text:style-name="T1">ctv</text:span></text:span><text:span text:style-name="CharStyle11"><text:span text:style-name="T7">a</text:span></text:span><text:span text:style-name="CharStyle11"><text:span text:style-name="T1">.</text:span></text:span><text:span text:style-name="CharStyle11"><text:span text:style-name="T7"> Hore </text:span></text:span><text:span text:style-name="CharStyle11"><text:span text:style-name="T1">Ti</text:span></text:span><text:span text:style-name="CharStyle11"><text:span text:style-name="T7"> cestu zastavuje Ľadové More, a dolu sedí Tu</text:span></text:span><text:span text:style-name="CharStyle11"><text:span text:style-name="T1">r</text:span></text:span><text:span text:style-name="CharStyle11"><text:span text:style-name="T3">e</text:span></text:span><text:span text:style-name="CharStyle11"><text:span text:style-name="T7">k pri bráne, pri Dardanellách</text:span></text:span><text:span text:style-name="CharStyle11"><text:span text:style-name="T1">.</text:span></text:span><text:span text:style-name="CharStyle11"><text:span text:style-name="T7"> Poď a bojuj spolu </text:span></text:span><text:span text:style-name="CharStyle11"><text:span text:style-name="T10">s </text:span></text:span><text:span text:style-name="CharStyle11"><text:span text:style-name="T7">nami, a my zaplatíme Ti za tú zábavku</text:span></text:span><text:span text:style-name="CharStyle11"><text:span text:style-name="T1">.</text:span></text:span><text:span text:style-name="CharStyle11"><text:span text:style-name="T7"> Ale toho strážcu pri bráne na</text:span></text:span><text:span text:style-name="CharStyle41"><text:span text:style-name="T7"> </text:span></text:span><text:span text:style-name="CharStyle11"><text:span text:style-name="T7">Bospor</text:span></text:span><text:span text:style-name="CharStyle11"><text:span text:style-name="T1">u</text:span></text:span><text:span text:style-name="CharStyle11"><text:span text:style-name="T7">se len tak možno prevládať, keď zničíme jeho ochrancu, Rakúsko-Uhorsko. A s týmto si ľahko poradíš</text:span></text:span><text:span text:style-name="CharStyle11"><text:span text:style-name="T1">.</text:span></text:span><text:span text:style-name="CharStyle11"><text:span text:style-name="T7"> Pošleš svoje miliónové vojská na nich a za pár týž­dňov ich zadlávi</text:span></text:span><text:span text:style-name="CharStyle11"><text:span text:style-name="T3">š</text:span></text:span><text:span text:style-name="CharStyle11"><text:span text:style-name="T7">!</text:span></text:span><text:span text:style-name="CharStyle11"><text:span text:style-name="T1">“</text:span></text:span><text:span text:style-name="CharStyle11"><text:span text:style-name="T7"> To lichotilo Rusovi a bolo mu práve po vôli, lebo Konst</text:span></text:span><text:span text:style-name="CharStyle11"><text:span text:style-name="T10">an</text:span></text:span><text:span text:style-name="CharStyle11"><text:span text:style-name="T7">tinopol, to krásne mesto na Zlatom Rohu, </text:span></text:span><text:span text:style-name="CharStyle11"><text:span text:style-name="T1">—</text:span></text:span><text:span text:style-name="CharStyle11"><text:span text:style-name="T7"> </text:span></text:span><text:span text:style-name="CharStyle11"><text:span text:style-name="T1">D</text:span></text:span><text:span text:style-name="CharStyle11"><text:span text:style-name="T7">ardanclly, brána do Stredozemného Mora, do šíreho sveta</text:span></text:span><text:span text:style-name="CharStyle11"><text:span text:style-name="T1">,</text:span></text:span><text:span text:style-name="CharStyle11"><text:span text:style-name="T7"> kd</text:span></text:span><text:span text:style-name="CharStyle11"><text:span text:style-name="T1">e</text:span></text:span><text:span text:style-name="CharStyle11"><text:span text:style-name="T7"> by mohol predávať bohaté plo</text:span></text:span><text:span text:style-name="CharStyle11"><text:span text:style-name="T1">dy</text:span></text:span><text:span text:style-name="CharStyle11"><text:span text:style-name="T7"> svojej rozsiahlej d</text:span></text:span><text:span text:style-name="CharStyle11"><text:span text:style-name="T10">r</text:span></text:span><text:span text:style-name="CharStyle11"><text:span text:style-name="T7">ža­vy ej to boly preňho veľmi váblív</text:span></text:span><text:span text:style-name="CharStyle11"><text:span text:style-name="T3">é</text:span></text:span><text:span text:style-name="CharStyle11"><text:span text:style-name="T7"> veci!</text:span></text:span></text:p>
        <text:p text:style-name="P28"><text:span text:style-name="CharStyle11"><text:span text:style-name="T7">Ale ako by </text:span></text:span><text:span text:style-name="CharStyle11"><text:span text:style-name="T3">s</text:span></text:span><text:span text:style-name="CharStyle11"><text:span text:style-name="T7">a bolo potom už nám vodilo? Keby sa bolo Rusko rovno proti Turecku obrátilo, ako sa to pred tým už tri razy stalo</text:span></text:span><text:span text:style-name="CharStyle11"><text:span text:style-name="T1">,</text:span></text:span><text:span text:style-name="CharStyle11"><text:span text:style-name="T7"> </text:span></text:span><text:span text:style-name="CharStyle11"><text:span text:style-name="T3">i</text:span></text:span><text:span text:style-name="CharStyle11"><text:span text:style-name="T7"> v tom páde by sme sa boli museli zbrane chytiť, Lebo ina</text:span></text:span><text:span text:style-name="CharStyle11"><text:span text:style-name="T3">č</text:span></text:span><text:span text:style-name="CharStyle11"><text:span text:style-name="T7">e by nás boli Rusi po premožení Turkov so dvoch </text:span></text:span><text:soft-page-break/><text:span text:style-name="CharStyle11"><text:span text:style-name="T7">strán obkolesili, a podruh</text:span></text:span><text:span text:style-name="CharStyle11"><text:span text:style-name="T3">é</text:span></text:span><text:span text:style-name="CharStyle11"><text:span text:style-name="T7">, celé naše kupectvo, a tak i celý priemysel ra</text:span></text:span><text:span text:style-name="CharStyle11"><text:span text:style-name="T1">k</text:span></text:span><text:span text:style-name="CharStyle11"><text:span text:style-name="T3">ú</text:span></text:span><text:span text:style-name="CharStyle11"><text:span text:style-name="T7">sko- uhorský bol by vyšiel navnivoč. Komu by sme boli mohli po</text:span></text:span><text:span text:style-name="CharStyle11"><text:span text:style-name="T1">t</text:span></text:span><text:span text:style-name="CharStyle11"><text:span text:style-name="T7">om svoj tovar pr</text:span></text:span><text:span text:style-name="CharStyle11"><text:span text:style-name="T3">e</text:span></text:span><text:span text:style-name="CharStyle11"><text:span text:style-name="T7">dáváť? Vari Nemcom? T</text:span></text:span><text:span text:style-name="CharStyle11"><text:span text:style-name="T1">í</text:span></text:span><text:span text:style-name="CharStyle11"><text:span text:style-name="T7"> </text:span></text:span><text:span text:style-name="CharStyle11"><text:span text:style-name="T1">s</text:span></text:span><text:span text:style-name="CharStyle11"><text:span text:style-name="T3">ú</text:span></text:span><text:span text:style-name="CharStyle11"><text:span text:style-name="T7"> zaopatrení svoj</text:span></text:span><text:span text:style-name="CharStyle11"><text:span text:style-name="T10">í</text:span></text:span><text:span text:style-name="CharStyle11"><text:span text:style-name="T7">mi vlastnými výrobkami. Alebo Švaj­čiarom? Aj s tými je to tak. Alebo snáď </text:span></text:span><text:span text:style-name="CharStyle24"><text:span text:style-name="T3">T</text:span></text:span><text:span text:style-name="CharStyle11"><text:span text:style-name="T7">alianom</text:span></text:span><text:span text:style-name="CharStyle24"><text:span text:style-name="T7">? </text:span></text:span><text:span text:style-name="CharStyle24"><text:span text:style-name="T3">T</text:span></text:span><text:span text:style-name="CharStyle11"><text:span text:style-name="T7">aliani nemajú peňazí a nedržia slov</text:span></text:span><text:span text:style-name="CharStyle11"><text:span text:style-name="T1">o.</text:span></text:span><text:span text:style-name="CharStyle11"><text:span text:style-name="T7"> S tým</text:span></text:span><text:span text:style-name="CharStyle11"><text:span text:style-name="T1">i</text:span></text:span><text:span text:style-name="CharStyle11"><text:span text:style-name="T7"> sa </text:span></text:span><text:span text:style-name="CharStyle11"><text:span text:style-name="T1">n</text:span></text:span><text:span text:style-name="CharStyle11"><text:span text:style-name="T7">edá kupectvo p</text:span></text:span><text:span text:style-name="CharStyle11"><text:span text:style-name="T1">r</text:span></text:span><text:span text:style-name="CharStyle11"><text:span text:style-name="T7">evádzať. To preukázali i s hanebným na</text:span></text:span><text:span text:style-name="CharStyle11"><text:span text:style-name="T1">r</text:span></text:span><text:span text:style-name="CharStyle11"><text:span text:style-name="T7">ušením spolkovej smluvy s nami. Teda nám ostá­val len Balkán otvorený. A ten chcelo teraz Rusko zaujať. Keby s</text:span></text:span><text:span text:style-name="CharStyle11"><text:span text:style-name="T1">m</text:span></text:span><text:span text:style-name="CharStyle11"><text:span text:style-name="T7">e sa bol</text:span></text:span><text:span text:style-name="CharStyle11"><text:span text:style-name="T10">i </text:span></text:span><text:span text:style-name="CharStyle11"><text:span text:style-name="T7">spokojne na to prizeral</text:span></text:span><text:span text:style-name="CharStyle11"><text:span text:style-name="T3">i,</text:span></text:span><text:span text:style-name="CharStyle11"><text:span text:style-name="T7"> to by bolo tak</text:span></text:span><text:span text:style-name="CharStyle11"><text:span text:style-name="T1">, </text:span></text:span><text:span text:style-name="CharStyle11"><text:span text:style-name="T7">ako keby sme si popredku boli ľahli do umrlčej truhly, ke</text:span></text:span><text:span text:style-name="CharStyle11"><text:span text:style-name="T1">ď</text:span></text:span><text:span text:style-name="CharStyle11"><text:span text:style-name="T7"> sa choroba približuje, a tak by </text:span></text:span><text:span text:style-name="CharStyle11"><text:span text:style-name="T1">s</text:span></text:span><text:span text:style-name="CharStyle11"><text:span text:style-name="T7">me na smrť čakali, na miesto, aby sme všetko mož</text:span></text:span><text:span text:style-name="CharStyle11"><text:span text:style-name="T1">n</text:span></text:span><text:span text:style-name="CharStyle11"><text:span text:style-name="T7">é podujali na svoje uzdravenie.</text:span></text:span></text:p>
        <text:p text:style-name="P28"><text:span text:style-name="CharStyle11"><text:span text:style-name="T7">Nepozostávalo teda</text:span></text:span><text:span text:style-name="CharStyle11"><text:span text:style-name="T1"> </text:span></text:span><text:span text:style-name="CharStyle11"><text:span text:style-name="T7">nič</text:span></text:span><text:span text:style-name="CharStyle11"><text:span text:style-name="T1"> </text:span></text:span><text:span text:style-name="CharStyle11"><text:span text:style-name="T7">iného ak</text:span></text:span><text:span text:style-name="CharStyle11"><text:span text:style-name="T1">o:</text:span></text:span><text:span text:style-name="CharStyle11"><text:span text:style-name="T7"> bojo­vať, alebo zomrieť! Keby bolo Nemecko chcelo za každú cenu pokoj zachovať</text:span></text:span><text:span text:style-name="CharStyle11"><text:span text:style-name="T1">,</text:span></text:span><text:span text:style-name="CharStyle11"><text:span text:style-name="T7"> bolo by muselo svoje lode popáliť, alebo poto­piť, aby sa Angli</text:span></text:span><text:span text:style-name="CharStyle11"><text:span text:style-name="T1">č</text:span></text:span><text:span text:style-name="CharStyle11"><text:span text:style-name="T7">an</text:span></text:span><text:span text:style-name="CharStyle11"><text:span text:style-name="T10">i</text:span></text:span><text:span text:style-name="CharStyle11"><text:span text:style-name="T7"> nemuseli viacej strachovať o svoj zárobok na svetovom trhu, a keby Rakúsko-</text:span></text:span><text:span text:style-name="CharStyle11"><text:span text:style-name="T1">U</text:span></text:span><text:span text:style-name="CharStyle11"><text:span text:style-name="T7">horsko bolo chcelo me</text:span></text:span><text:span text:style-name="CharStyle11"><text:span text:style-name="T10">ď</text:span></text:span><text:span text:style-name="CharStyle11"><text:span text:style-name="T7">veďa </text:span></text:span><text:span text:style-name="CharStyle11"><text:span text:style-name="T1">n</text:span></text:span><text:span text:style-name="CharStyle11"><text:span text:style-name="T7">a východe, to jest Rusa uspokojiť, bolo by muselo dopustiť mu cestu do Ko</text:span></text:span><text:span text:style-name="CharStyle11"><text:span text:style-name="T1">n</text:span></text:span><text:span text:style-name="CharStyle11"><text:span text:style-name="T7">štant</text:span></text:span><text:span text:style-name="CharStyle11"><text:span text:style-name="T1">i</text:span></text:span><text:span text:style-name="CharStyle11"><text:span text:style-name="T7">nopo</text:span></text:span><text:span text:style-name="CharStyle11"><text:span text:style-name="T1">lu</text:span></text:span><text:span text:style-name="CharStyle11"><text:span text:style-name="T7">, a okrem toho do pažerá</text:span></text:span><text:span text:style-name="CharStyle11"><text:span text:style-name="T1">ku</text:span></text:span><text:span text:style-name="CharStyle11"><text:span text:style-name="T7"> hodiť pár mastných koštial</text:span></text:span><text:span text:style-name="CharStyle11"><text:span text:style-name="T1">ov</text:span></text:span><text:span text:style-name="CharStyle11"><text:span text:style-name="T7"> (</text:span></text:span><text:span text:style-name="CharStyle11"><text:span text:style-name="T1">G</text:span></text:span><text:span text:style-name="CharStyle11"><text:span text:style-name="T7">a</text:span></text:span><text:span text:style-name="CharStyle11"><text:span text:style-name="T10">l</text:span></text:span><text:span text:style-name="CharStyle11"><text:span text:style-name="T7">liciu a snáď </text:span></text:span><text:span text:style-name="CharStyle11"><text:span text:style-name="T3">i</text:span></text:span><text:span text:style-name="CharStyle11"><text:span text:style-name="T7"> Uhorsko)? Na ostatok by bo</text:span></text:span><text:span text:style-name="CharStyle11"><text:span text:style-name="T1">l</text:span></text:span><text:span text:style-name="CharStyle11"><text:span text:style-name="T7"> prišiel aj Talian, ako sa to pozdej</text:span></text:span><text:span text:style-name="CharStyle11"><text:span text:style-name="T3">š</text:span></text:span><text:span text:style-name="CharStyle11"><text:span text:style-name="T7">ie skutočne aj dokázalo, aby nám vytrhol dakoľko krajín </text:span></text:span><text:span text:style-name="CharStyle11"><text:span text:style-name="T1">z</text:span></text:span><text:span text:style-name="CharStyle11"><text:span text:style-name="T7"> tela milej vlasti našej</text:span></text:span><text:span text:style-name="CharStyle11"><text:span text:style-name="T1">.</text:span></text:span><text:span text:style-name="CharStyle11"><text:span text:style-name="T7"> To isté chcel Francúz s Nemeckom urobiť. Zkrátka tieto tri mocnárstva: Rakúsko-Uhorsko, potom Nemecko a Turecko boly by bývalý roztrhané, alebo aspoň tak so</text:span></text:span><text:span text:style-name="CharStyle11"><text:span text:style-name="T1">s</text:span></text:span><text:span text:style-name="CharStyle11"><text:span text:style-name="T7">labe</text:span></text:span><text:span text:style-name="CharStyle11"><text:span text:style-name="T1">n</text:span></text:span><text:span text:style-name="CharStyle11"><text:span text:style-name="T7">é, žeby boly musely pomaly vy­hynúť.</text:span></text:span></text:p>
        <text:p text:style-name="P28"><text:span text:style-name="CharStyle11"><text:span text:style-name="T7">Ináčej R</text:span></text:span><text:span text:style-name="CharStyle11"><text:span text:style-name="T1">u</text:span></text:span><text:span text:style-name="CharStyle11"><text:span text:style-name="T7">s naozaj nato pomýšľal, že po spôsobe divých podme</text:span></text:span><text:span text:style-name="CharStyle11"><text:span text:style-name="T10">ň</text:span></text:span><text:span text:style-name="CharStyle11"><text:span text:style-name="T7">ovate</text:span></text:span><text:span text:style-name="CharStyle11"><text:span text:style-name="T1">ľov</text:span></text:span><text:span text:style-name="CharStyle11"><text:span text:style-name="T7"> vyženie nás z domov i majetkov naš</text:span></text:span><text:span text:style-name="CharStyle11"><text:span text:style-name="T10">í</text:span></text:span><text:span text:style-name="CharStyle11"><text:span text:style-name="T7">ch, a osadí</text:span></text:span><text:span text:style-name="CharStyle37"><text:span text:style-name="T7"> </text:span></text:span><text:span text:style-name="CharStyle11"><text:span text:style-name="T7">na </text:span></text:span><text:span text:style-name="CharStyle11"><text:span text:style-name="T1">n</text:span></text:span><text:span text:style-name="CharStyle11"><text:span text:style-name="T7">a</text:span></text:span><text:span text:style-name="CharStyle11"><text:span text:style-name="T1">še</text:span></text:span><text:span text:style-name="CharStyle11"><text:span text:style-name="T7"> miesto v našej vlasti svojich divochov </text:span></text:span><text:span text:style-name="CharStyle11"><text:span text:style-name="T1">z</text:span></text:span><text:span text:style-name="CharStyle11"><text:span text:style-name="T7"> </text:span></text:span><text:span text:style-name="CharStyle11"><text:span text:style-name="T10">Á</text:span></text:span><text:span text:style-name="CharStyle11"><text:span text:style-name="T7">s</text:span></text:span><text:span text:style-name="CharStyle11"><text:span text:style-name="T1">i</text:span></text:span><text:span text:style-name="CharStyle11"><text:span text:style-name="T7">e. Preto vliekol za sebou na počiatku vojny tisíce a tisíce takých asijský</text:span></text:span><text:span text:style-name="CharStyle11"><text:span text:style-name="T10">c</text:span></text:span><text:span text:style-name="CharStyle11"><text:span text:style-name="T7">h </text:span></text:span><text:span text:style-name="CharStyle11"><text:span text:style-name="T1">r</text:span></text:span><text:span text:style-name="CharStyle11"><text:span text:style-name="T7">odi</text:span></text:span><text:span text:style-name="CharStyle11"><text:span text:style-name="T1">n</text:span></text:span><text:span text:style-name="CharStyle11"><text:span text:style-name="T7">. Tie ma</text:span></text:span><text:span text:style-name="CharStyle11"><text:span text:style-name="T1">l </text:span></text:span><text:span text:style-name="CharStyle11"><text:span text:style-name="T7">y byť osadené na podmanenom území</text:span></text:span><text:span text:style-name="CharStyle11"><text:span text:style-name="T1">.</text:span></text:span><text:span text:style-name="CharStyle11"><text:span text:style-name="T7"> </text:span></text:span><text:span text:style-name="CharStyle11"><text:span text:style-name="T3">Č</text:span></text:span><text:span text:style-name="CharStyle11"><text:span text:style-name="T7">o by bolo potom bývalo z nás? Kde že by sme sa boli obrátili? Kdeže by sme boli hľadali novú vlasť?</text:span></text:span></text:p>
        <text:p text:style-name="P28"><text:span text:style-name="CharStyle11"><text:span text:style-name="T7">Z toho všetkého jasne vy</text:span></text:span><text:span text:style-name="CharStyle11"><text:span text:style-name="T1">s</text:span></text:span><text:span text:style-name="CharStyle11"><text:span text:style-name="T7">vitá, že ne­bolo možno vyhnúť vojne</text:span></text:span><text:span text:style-name="CharStyle11"><text:span text:style-name="T1">.</text:span></text:span><text:span text:style-name="CharStyle11"><text:span text:style-name="T7"> My sme boli ohrození a nástraha zrady vždy užšie sa okolo nás sťahovala, preto sme sa museli postara</text:span></text:span><text:span text:style-name="CharStyle11"><text:span text:style-name="T3">ť</text:span></text:span><text:span text:style-name="CharStyle11"><text:span text:style-name="T7"> ako by sme sa na</text:span></text:span><text:span text:style-name="CharStyle11"><text:span text:style-name="T1">jl</text:span></text:span><text:span text:style-name="CharStyle11"><text:span text:style-name="T7">epšie obránili.</text:span></text:span><text:span text:style-name="CharStyle11"><text:span text:style-name="T1"> </text:span></text:span><text:span text:style-name="CharStyle11"><text:span text:style-name="T7">Roku 1917 chceli spojenci</text:span></text:span><text:span text:style-name="CharStyle11"><text:span text:style-name="T1">:</text:span></text:span><text:span text:style-name="CharStyle11"><text:span text:style-name="T7"> Angličan</text:span></text:span><text:span text:style-name="CharStyle11"><text:span text:style-name="T3">i</text:span></text:span><text:span text:style-name="CharStyle11"><text:span text:style-name="T7">, Francúzi a Rusi (a iste i podlí Taliani) napadnúť nás, dotedy boli by </text:span></text:span><text:span text:style-name="CharStyle11"><text:span text:style-name="T1">s</text:span></text:span><text:span text:style-name="CharStyle11"><text:span text:style-name="T7">a totiž úplne ozbrojili. Tak dlho sme nesmeli čakať</text:span></text:span><text:span text:style-name="CharStyle11"><text:span text:style-name="T1">. </text:span></text:span><text:span text:style-name="CharStyle11"><text:span text:style-name="T7">Ale s druhej stránky nesmeli </text:span></text:span><text:span text:style-name="CharStyle11"><text:span text:style-name="T1">sm</text:span></text:span><text:span text:style-name="CharStyle11"><text:span text:style-name="T7">e ani začať, lebo hneď by sa bolo povedal</text:span></text:span><text:span text:style-name="CharStyle11"><text:span text:style-name="T1">o</text:span></text:span><text:span text:style-name="CharStyle11"><text:span text:style-name="T7">: </text:span></text:span><text:span text:style-name="CharStyle11"><text:span text:style-name="T1">„</text:span></text:span><text:span text:style-name="CharStyle11"><text:span text:style-name="T7">Či vidíte? Nemecko a Rakús</text:span></text:span><text:span text:style-name="CharStyle11"><text:span text:style-name="T1">ko</text:span></text:span><text:span text:style-name="CharStyle11"><text:span text:style-name="T7">-U</text:span></text:span><text:span text:style-name="CharStyle11"><text:span text:style-name="T1">hor</text:span></text:span><text:span text:style-name="CharStyle11"><text:span text:style-name="T7">sko narušili pokoj!</text:span></text:span><text:span text:style-name="CharStyle11"><text:span text:style-name="T1">”</text:span></text:span><text:span text:style-name="CharStyle11"><text:span text:style-name="T7"> Ale akonáhle sa opovážila vražedlnícka sbe</text:span></text:span><text:span text:style-name="CharStyle11"><text:span text:style-name="T1">rb</text:span></text:span><text:span text:style-name="CharStyle11"><text:span text:style-name="T7">a na Juhu</text:span></text:span><text:span text:style-name="CharStyle11"><text:span text:style-name="T1">,</text:span></text:span><text:span text:style-name="CharStyle11"><text:span text:style-name="T7"> dotknúť sa nášho cisárskeho a kráľovského princa, nášho arcivojvodu a následníka trónu, ne­smeli sme ďalej odťahovať, a museli sme potrestať nerozvažité chlapčisko, ktoré zni­čilo </text:span></text:span><text:soft-page-break/><text:span text:style-name="CharStyle11"><text:span text:style-name="T7">dva, pre nás tak drahocenné životy a ktorého zloč</text:span></text:span><text:span text:style-name="CharStyle11"><text:span text:style-name="T10">í</text:span></text:span><text:span text:style-name="CharStyle11"><text:span text:style-name="T7">nný pôvodca používal za ná­stroj</text:span></text:span><text:span text:style-name="CharStyle11"><text:span text:style-name="T1">.</text:span></text:span><text:span text:style-name="CharStyle11"><text:span text:style-name="T7"> Ná</text:span></text:span><text:span text:style-name="CharStyle11"><text:span text:style-name="T1">š</text:span></text:span><text:span text:style-name="CharStyle11"><text:span text:style-name="T7"> pro</text:span></text:span><text:span text:style-name="CharStyle11"><text:span text:style-name="T1">z</text:span></text:span><text:span text:style-name="CharStyle11"><text:span text:style-name="T7">reteľný panovník dobre vedel vo svoje</text:span></text:span><text:span text:style-name="CharStyle11"><text:span text:style-name="T10">j</text:span></text:span><text:span text:style-name="CharStyle11"><text:span text:style-name="T7"> múdrosti, že ztoho povstane svetová vojna, av</text:span></text:span><text:span text:style-name="CharStyle11"><text:span text:style-name="T1">š</text:span></text:span><text:span text:style-name="CharStyle11"><text:span text:style-name="T7">ak nemohol ináč: Prekliaty zločin musel by</text:span></text:span><text:span text:style-name="CharStyle11"><text:span text:style-name="T10">ť</text:span></text:span><text:span text:style-name="CharStyle11"><text:span text:style-name="T7"> potrestaný, ná­strahy nepriateľ</text:span></text:span><text:span text:style-name="CharStyle11"><text:span text:style-name="T10">o</text:span></text:span><text:span text:style-name="CharStyle11"><text:span text:style-name="T7">v</text:span></text:span><text:span text:style-name="CharStyle11"><text:span text:style-name="T3">é</text:span></text:span><text:span text:style-name="CharStyle11"><text:span text:style-name="T7"> </text:span></text:span><text:span text:style-name="CharStyle11"><text:span text:style-name="T1">mu</text:span></text:span><text:span text:style-name="CharStyle11"><text:span text:style-name="T7">s</text:span></text:span><text:span text:style-name="CharStyle11"><text:span text:style-name="T10">e</text:span></text:span><text:span text:style-name="CharStyle11"><text:span text:style-name="T7">ly byť odkryté, kým ešte nebolo pozd</text:span></text:span><text:span text:style-name="CharStyle11"><text:span text:style-name="T1">e.</text:span></text:span><text:span text:style-name="CharStyle11"><text:span text:style-name="T7"> „Som na čistom s dosahom svojho rozhodnutia!</text:span></text:span><text:span text:style-name="CharStyle11"><text:span text:style-name="T1">“</text:span></text:span><text:span text:style-name="CharStyle11"><text:span text:style-name="T7"> Takto prehovoril vtedy dobrotivý panovník ku svojím národom! A veci tak pri</text:span></text:span><text:span text:style-name="CharStyle11"><text:span text:style-name="T1">š</text:span></text:span><text:span text:style-name="CharStyle11"><text:span text:style-name="T7">ly, ako to on vo svojej múdrosti predvída</text:span></text:span><text:span text:style-name="CharStyle11"><text:span text:style-name="T1">l</text:span></text:span><text:span text:style-name="CharStyle11"><text:span text:style-name="T7">: rozplanuly boje neslýchanej velikosti, ale B</text:span></text:span><text:span text:style-name="CharStyle11"><text:span text:style-name="T3">ô</text:span></text:span><text:span text:style-name="CharStyle11"><text:span text:style-name="T7">h bol s nami, B</text:span></text:span><text:span text:style-name="CharStyle11"><text:span text:style-name="T3">ô</text:span></text:span><text:span text:style-name="CharStyle11"><text:span text:style-name="T7">h, ktorého, otec na</text:span></text:span><text:span text:style-name="CharStyle11"><text:span text:style-name="T3">š</text:span></text:span><text:span text:style-name="CharStyle11"><text:span text:style-name="T7">ej vlasti v srdci nos</text:span></text:span><text:span text:style-name="CharStyle11"><text:span text:style-name="T1">í</text:span></text:span><text:span text:style-name="CharStyle11"><text:span text:style-name="T7"> a ktorého v modlitbách vzýva</text:span></text:span><text:span text:style-name="CharStyle11"><text:span text:style-name="T1">.</text:span></text:span></text:p>
        <text:p text:style-name="P25"><text:span text:style-name="CharStyle28"><text:span text:style-name="T7"/></text:span></text:p>
        <text:p text:style-name="P26"><text:span text:style-name="CharStyle28"><text:span text:style-name="T7">2</text:span></text:span><text:span text:style-name="CharStyle28"><text:span text:style-name="T1">.</text:span></text:span></text:p>
        <text:h text:style-name="P13" text:outline-level="3"><text:span text:style-name="CharStyle34"><text:span text:style-name="T7"/></text:span></text:h>
        <text:h text:style-name="P20" text:outline-level="3"><text:bookmark-start text:name="bookmark8"/><text:span text:style-name="CharStyle34"><text:span text:style-name="T7">Ako sa vojna v</text:span></text:span><text:span text:style-name="CharStyle34"><text:span text:style-name="T1">y</text:span></text:span><text:span text:style-name="CharStyle34"><text:span text:style-name="T7">v</text:span></text:span><text:span text:style-name="CharStyle34"><text:span text:style-name="T1">i</text:span></text:span><text:span text:style-name="CharStyle34"><text:span text:style-name="T3">n</text:span></text:span><text:span text:style-name="CharStyle34"><text:span text:style-name="T7">oval</text:span></text:span><text:span text:style-name="CharStyle16"><text:span text:style-name="T7">a.</text:span></text:span><text:bookmark-end text:name="bookmark8"/></text:h>
        <text:p text:style-name="P28"><text:span text:style-name="CharStyle11"><text:span text:style-name="T7"/></text:span></text:p>
        <text:p text:style-name="P30"><text:span text:style-name="CharStyle11"><text:span text:style-name="T7">Nepriatelia takto počítali: My </text:span></text:span><text:span text:style-name="CharStyle11"><text:span text:style-name="T3">A</text:span></text:span><text:span text:style-name="CharStyle11"><text:span text:style-name="T7">ngl</text:span></text:span><text:span text:style-name="CharStyle11"><text:span text:style-name="T1">i</text:span></text:span><text:span text:style-name="CharStyle11"><text:span text:style-name="T7">čani našimi početnými loďami od celého sveta odlúčime s morskej strany centrálne </text:span></text:span><text:span text:style-name="CharStyle11"><text:span text:style-name="T10">š</text:span></text:span><text:span text:style-name="CharStyle11"><text:span text:style-name="T7">táty, to jest </text:span></text:span><text:span text:style-name="CharStyle11"><text:span text:style-name="T10">R</text:span></text:span><text:span text:style-name="CharStyle11"><text:span text:style-name="T7">akúsko-</text:span></text:span><text:span text:style-name="CharStyle11"><text:span text:style-name="T1">Uh</text:span></text:span><text:span text:style-name="CharStyle11"><text:span text:style-name="T7">orsko a </text:span></text:span><text:span text:style-name="CharStyle11"><text:span text:style-name="T1">Ne</text:span></text:span><text:span text:style-name="CharStyle11"><text:span text:style-name="T7">mecko, na taký spôsob, že nebudú môcť zvonku dovážať žiadne potraviny, a tak musia po­maly hladom zahynúť. A</text:span></text:span><text:span text:style-name="CharStyle11"><text:span text:style-name="T10">č</text:span></text:span><text:span text:style-name="CharStyle11"><text:span text:style-name="T7">ak sú to </text:span></text:span><text:span text:style-name="CharStyle11"><text:span text:style-name="T10">š</text:span></text:span><text:span text:style-name="CharStyle11"><text:span text:style-name="T7">ľachetní ľudia? Vy Francúzi poma</text:span></text:span><text:span text:style-name="CharStyle11"><text:span text:style-name="T1">š</text:span></text:span><text:span text:style-name="CharStyle11"><text:span text:style-name="T3">í</text:span></text:span><text:span text:style-name="CharStyle11"><text:span text:style-name="T7">r</text:span></text:span><text:span text:style-name="CharStyle11"><text:span text:style-name="T1">uj</text:span></text:span><text:span text:style-name="CharStyle11"><text:span text:style-name="T3">e</text:span></text:span><text:span text:style-name="CharStyle11"><text:span text:style-name="T7">te </text:span></text:span><text:span text:style-name="CharStyle11"><text:span text:style-name="T1">s</text:span></text:span><text:span text:style-name="CharStyle11"><text:span text:style-name="T7">polu </text:span></text:span><text:span text:style-name="CharStyle11"><text:span text:style-name="T3">s</text:span></text:span><text:span text:style-name="CharStyle11"><text:span text:style-name="T7"> naš</text:span></text:span><text:span text:style-name="CharStyle11"><text:span text:style-name="T10">í</text:span></text:span><text:span text:style-name="CharStyle11"><text:span text:style-name="T7">mi vojskami cez Belgiu do Nemecka, a Ty mocné Rusko, zaplavíš Tvo</text:span></text:span><text:span text:style-name="CharStyle11"><text:span text:style-name="T1">ji</text:span></text:span><text:span text:style-name="CharStyle11"><text:span text:style-name="T7">m vojskom Východné Prusko a Galliciu. Vo Viedni a v Berlíne sa potom sídeme, tam sa bud</text:span></text:span><text:span text:style-name="CharStyle11"><text:span text:style-name="T3">e</text:span></text:span><text:span text:style-name="CharStyle11"><text:span text:style-name="T7">me deliť </text:span></text:span><text:span text:style-name="CharStyle11"><text:span text:style-name="T1">s</text:span></text:span><text:span text:style-name="CharStyle11"><text:span text:style-name="T7"> kori</text:span></text:span><text:span text:style-name="CharStyle11"><text:span text:style-name="T1">s</text:span></text:span><text:span text:style-name="CharStyle11"><text:span text:style-name="T3">t</text:span></text:span><text:span text:style-name="CharStyle11"><text:span text:style-name="T7">ou</text:span></text:span><text:span text:style-name="CharStyle11"><text:span text:style-name="T1">.</text:span></text:span><text:span text:style-name="CharStyle11"><text:span text:style-name="T7"> Či t</text:span></text:span><text:span text:style-name="CharStyle11"><text:span text:style-name="T1">o</text:span></text:span><text:span text:style-name="CharStyle11"><text:span text:style-name="T7"> nebolo zna­menite vymyslené</text:span></text:span><text:span text:style-name="CharStyle11"><text:span text:style-name="T1">?</text:span></text:span></text:p>
        <text:p text:style-name="P28"><text:span text:style-name="CharStyle11"><text:span text:style-name="T7">Ale iná</text:span></text:span><text:span text:style-name="CharStyle11"><text:span text:style-name="T1">č</text:span></text:span><text:span text:style-name="CharStyle11"><text:span text:style-name="T7"> sa stalo! Nemecko poznalo úmysel svojich nepriateľov a vpadlo bez dlhých okolkov do Belgie. Ov</text:span></text:span><text:span text:style-name="CharStyle11"><text:span text:style-name="T3">š</text:span></text:span><text:span text:style-name="CharStyle11"><text:span text:style-name="T7">em napred sa opýtalo belgickej vlády, či povolí priechod cez Belgiu za vysoké odškodné</text:span></text:span><text:span text:style-name="CharStyle11"><text:span text:style-name="T1">.</text:span></text:span><text:span text:style-name="CharStyle11"><text:span text:style-name="T7"> Keď povolenie bolo odop</text:span></text:span><text:span text:style-name="CharStyle11"><text:span text:style-name="T10">r</text:span></text:span><text:span text:style-name="CharStyle11"><text:span text:style-name="T7">et</text:span></text:span><text:span text:style-name="CharStyle11"><text:span text:style-name="T3">é</text:span></text:span><text:span text:style-name="CharStyle11"><text:span text:style-name="T7"> a vysvitlo, že Belgia v po</text:span></text:span><text:span text:style-name="CharStyle11"><text:span text:style-name="T1">tajo</text:span></text:span><text:span text:style-name="CharStyle11"><text:span text:style-name="T7">mnom spolku sa nachodí </text:span></text:span><text:span text:style-name="CharStyle11"><text:span text:style-name="T1">s </text:span></text:span><text:span text:style-name="CharStyle11"><text:span text:style-name="T7">Francúzom a Angličanom, nesmeli naši nemeckí spojenci </text:span></text:span><text:span text:style-name="CharStyle11"><text:span text:style-name="T1">vý</text:span></text:span><text:span text:style-name="CharStyle11"><text:span text:style-name="T7">čkať, kým nepriateľské vojská dostanú sa až ku bránam Nemecka, ale predbehli ich</text:span></text:span><text:span text:style-name="CharStyle11"><text:span text:style-name="T1">.</text:span></text:span><text:span text:style-name="CharStyle11"><text:span text:style-name="T7"> Ako kartové do</text:span></text:span><text:span text:style-name="CharStyle11"><text:span text:style-name="T1">mč</text:span></text:span><text:span text:style-name="CharStyle11"><text:span text:style-name="T7">o</text:span></text:span><text:span text:style-name="CharStyle11"><text:span text:style-name="T1">ky</text:span></text:span><text:span text:style-name="CharStyle11"><text:span text:style-name="T7">, tak sa </text:span></text:span><text:span text:style-name="CharStyle11"><text:span text:style-name="T1">ro</text:span></text:span><text:span text:style-name="CharStyle11"><text:span text:style-name="T7">zsypaly pred </text:span></text:span><text:span text:style-name="CharStyle11"><text:span text:style-name="T1">Kru</text:span></text:span><text:span text:style-name="CharStyle11"><text:span text:style-name="T7">ppovsk</text:span></text:span><text:span text:style-name="CharStyle11"><text:span text:style-name="T1">ym</text:span></text:span><text:span text:style-name="CharStyle11"><text:span text:style-name="T7">i a </text:span></text:span><text:span text:style-name="CharStyle11"><text:span text:style-name="T3">Š</text:span></text:span><text:span text:style-name="CharStyle11"><text:span text:style-name="T7">kodovskymi kanó</text:span></text:span><text:span text:style-name="CharStyle11"><text:span text:style-name="T1">na</text:span></text:span><text:span text:style-name="CharStyle11"><text:span text:style-name="T7">mi belgické pevnosti, ktoré cestu zataraso</text:span></text:span><text:span text:style-name="CharStyle11"><text:span text:style-name="T1">v</text:span></text:span><text:span text:style-name="CharStyle11"><text:span text:style-name="T7">aly</text:span></text:span><text:span text:style-name="CharStyle11"><text:span text:style-name="T1">.</text:span></text:span><text:span text:style-name="CharStyle11"><text:span text:style-name="T7"> Ba čo viac, ra­kúsky orol rozopínal s</text:span></text:span><text:span text:style-name="CharStyle11"><text:span text:style-name="T1">v</text:span></text:span><text:span text:style-name="CharStyle11"><text:span text:style-name="T7">oje krýdla i na bo</text:span></text:span><text:span text:style-name="CharStyle11"><text:span text:style-name="T1">ji</text:span></text:span><text:span text:style-name="CharStyle11"><text:span text:style-name="T3">š</text:span></text:span><text:span text:style-name="CharStyle11"><text:span text:style-name="T1">ti</text:span></text:span><text:span text:style-name="CharStyle11"><text:span text:style-name="T7">ach vo Flandrii a pod murami </text:span></text:span><text:span text:style-name="CharStyle11"><text:span text:style-name="T1">Na</text:span></text:span><text:span text:style-name="CharStyle11"><text:span text:style-name="T7">muru, Lille a Antwerp. Vtedy po prvý raz uža</text:span></text:span><text:span text:style-name="CharStyle11"><text:span text:style-name="T1">s</text:span></text:span><text:span text:style-name="CharStyle11"><text:span text:style-name="T7">nul svet zadivením nad na</text:span></text:span><text:span text:style-name="CharStyle11"><text:span text:style-name="T1">š</text:span></text:span><text:span text:style-name="CharStyle11"><text:span text:style-name="T7">im statným delostrelectvom. Ale stalo sa ešte viac. Keď ruské vlny proti nám </text:span></text:span><text:span text:style-name="CharStyle11"><text:span text:style-name="T1">s</text:span></text:span><text:span text:style-name="CharStyle11"><text:span text:style-name="T7">a hrnuly, naša vlasť postavila sa prsami proti nim</text:span></text:span><text:span text:style-name="CharStyle11"><text:span text:style-name="T1">,</text:span></text:span><text:span text:style-name="CharStyle11"><text:span text:style-name="T7"> a jako na skale, tak zastavily sa ruské vlny na jej prsiach. Medzitým prebrodily sa ne­mecké vojská cez Belgiu a v</text:span></text:span><text:span text:style-name="CharStyle11"><text:span text:style-name="T1">nik</text:span></text:span><text:span text:style-name="CharStyle11"><text:span text:style-name="T7">ly do Francúzska, preložiac boji</text:span></text:span><text:span text:style-name="CharStyle11"><text:span text:style-name="T10">š</text:span></text:span><text:span text:style-name="CharStyle11"><text:span text:style-name="T7">te na územie nepriateľové</text:span></text:span><text:span text:style-name="CharStyle11"><text:span text:style-name="T1">.</text:span></text:span><text:span text:style-name="CharStyle11"><text:span text:style-name="T7"> Preto sme museli </text:span></text:span><text:soft-page-break/><text:span text:style-name="CharStyle11"><text:span text:style-name="T7">obetovať Galliciu, lebo popri tom najväčšom hrdin­stve, ktoré kedy svet videl, nevládali s</text:span></text:span><text:span text:style-name="CharStyle11"><text:span text:style-name="T1">me</text:span></text:span><text:span text:style-name="CharStyle26"><text:span text:style-name="T13"> </text:span></text:span><text:span text:style-name="CharStyle11"><text:span text:style-name="T7">zadržať päťnásobnú presilu</text:span></text:span><text:span text:style-name="CharStyle11"><text:span text:style-name="T1">.</text:span></text:span><text:span text:style-name="CharStyle11"><text:span text:style-name="T7"> Av</text:span></text:span><text:span text:style-name="CharStyle11"><text:span text:style-name="T1">š</text:span></text:span><text:span text:style-name="CharStyle11"><text:span text:style-name="T7">ak na kar­patských múroch, tam </text:span></text:span><text:span text:style-name="CharStyle11"><text:span text:style-name="T1">s</text:span></text:span><text:span text:style-name="CharStyle11"><text:span text:style-name="T7">m</text:span></text:span><text:span text:style-name="CharStyle11"><text:span text:style-name="T1">e</text:span></text:span><text:span text:style-name="CharStyle11"><text:span text:style-name="T7"> nepriateľa mocne pristavili</text:span></text:span><text:span text:style-name="CharStyle11"><text:span text:style-name="T1">.</text:span></text:span><text:span text:style-name="CharStyle11"><text:span text:style-name="T7"> Tam sme čakali na mili</text:span></text:span><text:span text:style-name="CharStyle11"><text:span text:style-name="T10">o</text:span></text:span><text:span text:style-name="CharStyle11"><text:span text:style-name="T7">ny nepriateľské </text:span></text:span><text:span text:style-name="CharStyle11"><text:span text:style-name="T1">s</text:span></text:span><text:span text:style-name="CharStyle11"><text:span text:style-name="T7"> heslom: </text:span></text:span><text:span text:style-name="CharStyle11"><text:span text:style-name="T1">„</text:span></text:span><text:span text:style-name="CharStyle11"><text:span text:style-name="T7">cez tieto múry nesmie kročiť noha nepriateľov</text:span></text:span><text:span text:style-name="CharStyle11"><text:span text:style-name="T10">á</text:span></text:span><text:span text:style-name="CharStyle11"><text:span text:style-name="T7"> do našej domoviny</text:span></text:span><text:span text:style-name="CharStyle11"><text:span text:style-name="T1">.“</text:span></text:span><text:span text:style-name="CharStyle11"><text:span text:style-name="T7"> </text:span></text:span><text:span text:style-name="CharStyle11"><text:span text:style-name="T1">Ni</text:span></text:span><text:span text:style-name="CharStyle11"><text:span text:style-name="T7">elen pri bránach, ale i na v</text:span></text:span><text:span text:style-name="CharStyle11"><text:span text:style-name="T1">r</text:span></text:span><text:span text:style-name="CharStyle11"><text:span text:style-name="T7">choch dr</text:span></text:span><text:span text:style-name="CharStyle11"><text:span text:style-name="T1">ž</text:span></text:span><text:span text:style-name="CharStyle11"><text:span text:style-name="T7">ali </text:span></text:span><text:span text:style-name="CharStyle11"><text:span text:style-name="T1">s</text:span></text:span><text:span text:style-name="CharStyle11"><text:span text:style-name="T7">me str</text:span></text:span><text:span text:style-name="CharStyle11"><text:span text:style-name="T1">áž</text:span></text:span><text:span text:style-name="CharStyle11"><text:span text:style-name="T7"> cez celú tuhú zimu</text:span></text:span><text:span text:style-name="CharStyle11"><text:span text:style-name="T1">.</text:span></text:span><text:span text:style-name="CharStyle11"><text:span text:style-name="T7"> Nejeden z Vás</text:span></text:span><text:span text:style-name="CharStyle11"><text:span text:style-name="T1">,</text:span></text:span><text:span text:style-name="CharStyle11"><text:span text:style-name="T7"> udatní bojovníci, bol pri tom s</text:span></text:span><text:span text:style-name="CharStyle11"><text:span text:style-name="T1">úč</text:span></text:span><text:span text:style-name="CharStyle11"><text:span text:style-name="T7">a</text:span></text:span><text:span text:style-name="CharStyle11"><text:span text:style-name="T1">s</text:span></text:span><text:span text:style-name="CharStyle11"><text:span text:style-name="T7">tnen</text:span></text:span><text:span text:style-name="CharStyle11"><text:span text:style-name="T1">ý</text:span></text:span><text:span text:style-name="CharStyle11"><text:span text:style-name="T7">, a vzdor zime i mete­lici vo dne i v noci verne vydržal v obrane </text:span></text:span><text:span text:style-name="CharStyle11"><text:span text:style-name="T1">v</text:span></text:span><text:span text:style-name="CharStyle11"><text:span text:style-name="T7">lasti. Karpatská </text:span></text:span><text:span text:style-name="CharStyle11"><text:span text:style-name="T1">zi</text:span></text:span><text:span text:style-name="CharStyle11"><text:span text:style-name="T7">ma roku 1914/</text:span></text:span><text:span text:style-name="CharStyle11"><text:span text:style-name="T10">15</text:span></text:span><text:span text:style-name="CharStyle11"><text:span text:style-name="T1"> </text:span></text:span><text:span text:style-name="CharStyle11"><text:span text:style-name="T7">je taký odsek svetovej histórie, ktorý ani tisícročia </text:span></text:span><text:span text:style-name="CharStyle11"><text:span text:style-name="T1">nez</text:span></text:span><text:span text:style-name="CharStyle11"><text:span text:style-name="T7">ave</text:span></text:span><text:span text:style-name="CharStyle11"><text:span text:style-name="T1">jú</text:span></text:span><text:span text:style-name="CharStyle11"><text:span text:style-name="T7"> do zapomenutia</text:span></text:span><text:span text:style-name="CharStyle11"><text:span text:style-name="T1">.</text:span></text:span><text:span text:style-name="CharStyle11"><text:span text:style-name="T7"> </text:span></text:span><text:span text:style-name="CharStyle11"><text:span text:style-name="T1">S</text:span></text:span><text:span text:style-name="CharStyle11"><text:span text:style-name="T7"> tem­ným vztekom potriasal nepriateľ bránami </text:span></text:span><text:span text:style-name="CharStyle24"><text:span text:style-name="T1">—</text:span></text:span><text:span text:style-name="CharStyle24"><text:span text:style-name="T7"> </text:span></text:span><text:span text:style-name="CharStyle11"><text:span text:style-name="T7">avšak márne; boly ony zatvorené na­ším vojskom a našimi kan</text:span></text:span><text:span text:style-name="CharStyle11"><text:span text:style-name="T1">ón</text:span></text:span><text:span text:style-name="CharStyle11"><text:span text:style-name="T7">ami</text:span></text:span><text:span text:style-name="CharStyle11"><text:span text:style-name="T1">.</text:span></text:span><text:span text:style-name="CharStyle11"><text:span text:style-name="T7"> Kedy­koľvek odvážil sa v slepom vzteku prelomiť ich, </text:span></text:span><text:span text:style-name="CharStyle11"><text:span text:style-name="T1">v</text:span></text:span><text:span text:style-name="CharStyle11"><text:span text:style-name="T7">ždycky bol odbitý, práve tak ako bývalý ná</text:span></text:span><text:span text:style-name="CharStyle11"><text:span text:style-name="T3">š</text:span></text:span><text:span text:style-name="CharStyle11"><text:span text:style-name="T7"> falošný spojenec na múroch alpských</text:span></text:span><text:span text:style-name="CharStyle11"><text:span text:style-name="T1">.</text:span></text:span><text:span text:style-name="CharStyle11"><text:span text:style-name="T7"> Vo Východnom Prusku, kde bola cestá ruským vojskám otvorená, pustil ich nemecký vojvodca trošku dnu</text:span></text:span><text:span text:style-name="CharStyle11"><text:span text:style-name="T1">,</text:span></text:span><text:span text:style-name="CharStyle11"><text:span text:style-name="T7"> </text:span></text:span><text:span text:style-name="CharStyle11"><text:span text:style-name="T3">á</text:span></text:span><text:span text:style-name="CharStyle11"><text:span text:style-name="T7">by ich potom do mazúrskych močarín zahnal a tam potopil. Ale čože to pomáhalo! Rí</text:span></text:span><text:span text:style-name="CharStyle11"><text:span text:style-name="T1">š</text:span></text:span><text:span text:style-name="CharStyle11"><text:span text:style-name="T7">a cárova je nevyčerpateľná, ke</text:span></text:span><text:span text:style-name="CharStyle11"><text:span text:style-name="T1">ď</text:span></text:span><text:span text:style-name="CharStyle11"><text:span text:style-name="T7"> jedny vojská skapaly hne</text:span></text:span><text:span text:style-name="CharStyle11"><text:span text:style-name="T1">ď</text:span></text:span><text:span text:style-name="CharStyle11"><text:span text:style-name="T7"> pri</text:span></text:span><text:span text:style-name="CharStyle11"><text:span text:style-name="T1">š</text:span></text:span><text:span text:style-name="CharStyle11"><text:span text:style-name="T7">ly za n</text:span></text:span><text:span text:style-name="CharStyle11"><text:span text:style-name="T10">í</text:span></text:span><text:span text:style-name="CharStyle11"><text:span text:style-name="T7">mi druhé, a úzkosť bola vždy hrozivejšia. Vtedy vymy­sleli naši vodcovia taký plán, podľa kto­</text:span></text:span><text:span text:style-name="CharStyle11"><text:span text:style-name="T1">r</text:span></text:span><text:span text:style-name="CharStyle11"><text:span text:style-name="T7">ého musela byť zlomená presila nepria­teľov</text:span></text:span><text:span text:style-name="CharStyle11"><text:span text:style-name="T10">á</text:span></text:span><text:span text:style-name="CharStyle11"><text:span text:style-name="T7">. A skutočne! Jedným trhnutím</text:span></text:span><text:span text:style-name="CharStyle26"><text:span text:style-name="T7"> </text:span></text:span><text:span text:style-name="CharStyle11"><text:span text:style-name="T7">prelomené boly ruské vojská </text:span></text:span><text:span text:style-name="CharStyle11"><text:span text:style-name="T1">2.</text:span></text:span><text:span text:style-name="CharStyle11"><text:span text:style-name="T7"> m</text:span></text:span><text:span text:style-name="CharStyle11"><text:span text:style-name="T1">á</text:span></text:span><text:span text:style-name="CharStyle11"><text:span text:style-name="T7">ja 1915 pri Go</text:span></text:span><text:span text:style-name="CharStyle11"><text:span text:style-name="T1">r</text:span></text:span><text:span text:style-name="CharStyle11"><text:span text:style-name="T7">liciach </text:span></text:span><text:span text:style-name="CharStyle11"><text:span text:style-name="T1">a</text:span></text:span><text:span text:style-name="CharStyle11"><text:span text:style-name="T7"> pr</text:span></text:span><text:span text:style-name="CharStyle11"><text:span text:style-name="T1">išl</text:span></text:span><text:span text:style-name="CharStyle11"><text:span text:style-name="T7">y do veľkého nepo­riadku</text:span></text:span><text:span text:style-name="CharStyle11"><text:span text:style-name="T1">.</text:span></text:span><text:span text:style-name="CharStyle11"><text:span text:style-name="T7"> </text:span></text:span><text:span text:style-name="CharStyle11"><text:span text:style-name="T1">A</text:span></text:span><text:span text:style-name="CharStyle11"><text:span text:style-name="T7"> poneváč nepriateľovi chybela i munícia, moh</text:span></text:span><text:span text:style-name="CharStyle11"><text:span text:style-name="T3">l</text:span></text:span><text:span text:style-name="CharStyle11"><text:span text:style-name="T7">y na</text:span></text:span><text:span text:style-name="CharStyle11"><text:span text:style-name="T1">š</text:span></text:span><text:span text:style-name="CharStyle11"><text:span text:style-name="T7">e kan</text:span></text:span><text:span text:style-name="CharStyle11"><text:span text:style-name="T1">ó</text:span></text:span><text:span text:style-name="CharStyle11"><text:span text:style-name="T7">ny znamenite prcovať bez veľkého odporu. Me</text:span></text:span><text:span text:style-name="CharStyle11"><text:span text:style-name="T10">ď</text:span></text:span><text:span text:style-name="CharStyle11"><text:span text:style-name="T1">v</text:span></text:span><text:span text:style-name="CharStyle11"><text:span text:style-name="T7">eď </text:span></text:span><text:span text:style-name="CharStyle11"><text:span text:style-name="T1">s</text:span></text:span><text:span text:style-name="CharStyle11"><text:span text:style-name="T7">a naučil utekať, a bežal ďaleko, ďaleko medzi svoje močariská. Ako v jeseni 1914 pevňosti belgické, tak padaly teraz ruské pevnosti pred našimi a </text:span></text:span><text:span text:style-name="CharStyle11"><text:span text:style-name="T1">ne</text:span></text:span><text:span text:style-name="CharStyle11"><text:span text:style-name="T7">meckými kanónmi. Ha, to bolo radostnej honby za divokými hordami nepriateľa</text:span></text:span><text:span text:style-name="CharStyle11"><text:span text:style-name="T1">!</text:span></text:span><text:span text:style-name="CharStyle11"><text:span text:style-name="T7"> Kto bo</text:span></text:span><text:span text:style-name="CharStyle11"><text:span text:style-name="T1">l</text:span></text:span><text:span text:style-name="CharStyle11"><text:span text:style-name="T7"> pri tom, m</text:span></text:span><text:span text:style-name="CharStyle11"><text:span text:style-name="T1">ô</text:span></text:span><text:span text:style-name="CharStyle11"><text:span text:style-name="T7">že si rátať za česť, že sa súčastn</text:span></text:span><text:span text:style-name="CharStyle11"><text:span text:style-name="T3">i</text:span></text:span><text:span text:style-name="CharStyle11"><text:span text:style-name="T7">l toho najväčšieho p</text:span></text:span><text:span text:style-name="CharStyle11"><text:span text:style-name="T1">r</text:span></text:span><text:span text:style-name="CharStyle11"><text:span text:style-name="T7">e</text:span></text:span><text:span text:style-name="CharStyle11"><text:span text:style-name="T1">na</text:span></text:span><text:span text:style-name="CharStyle11"><text:span text:style-name="T7">sledovania, ktoré kedy svet videl.</text:span></text:span></text:p>
        <text:p text:style-name="P32"><text:span text:style-name="CharStyle11"><text:span text:style-name="T7">Tieto víťazstvá veľmi zarmucovali ko­hosi, kto sa vydával za nášho „priateľa“, avšak potajmne bol naš</text:span></text:span><text:span text:style-name="CharStyle11"><text:span text:style-name="T1">í</text:span></text:span><text:span text:style-name="CharStyle11"><text:span text:style-name="T7">m úhlavným ne­priateľom, a to bol Talian. Jeho bolela tá bitka, ktorú dostal od nás roku 1848/49, 1859 a 1866, keď sa opovážil napadnúť nás. Okrem toho obával s</text:span></text:span><text:span text:style-name="CharStyle11"><text:span text:style-name="T1">a</text:span></text:span><text:span text:style-name="CharStyle11"><text:span text:style-name="T7">, žeby </text:span></text:span><text:span text:style-name="CharStyle11"><text:span text:style-name="T1">Ra</text:span></text:span><text:span text:style-name="CharStyle11"><text:span text:style-name="T7">k</text:span></text:span><text:span text:style-name="CharStyle11"><text:span text:style-name="T1">ús</text:span></text:span><text:span text:style-name="CharStyle11"><text:span text:style-name="T7">ko-</text:span></text:span><text:span text:style-name="CharStyle11"><text:span text:style-name="T10">U</text:span></text:span><text:span text:style-name="CharStyle11"><text:span text:style-name="T7">horsko veľmi zmocnelo po prevládaní Ruska, a tak žeby si Talian nebol </text:span></text:span><text:span text:style-name="CharStyle11"><text:span text:style-name="T3">v</text:span></text:span><text:span text:style-name="CharStyle11"><text:span text:style-name="T7">stave uchvátiť tú korisť, ktorú mu Anglia prisľúbila</text:span></text:span><text:span text:style-name="CharStyle11"><text:span text:style-name="T1">.</text:span></text:span><text:span text:style-name="CharStyle11"><text:span text:style-name="T7"> A na to je Talian nie navyknutý, aby si voľačo sám vybojoval. To nikdy nevládal. Nazdával sa teda, že nastal okamih, aby už dávno chystanú dýku vytiahol a od chrbta nás n</text:span></text:span><text:span text:style-name="CharStyle11"><text:span text:style-name="T1">a</text:span></text:span><text:span text:style-name="CharStyle11"><text:span text:style-name="T7">padol</text:span></text:span><text:span text:style-name="CharStyle11"><text:span text:style-name="T1">.</text:span></text:span><text:span text:style-name="CharStyle11"><text:span text:style-name="T7">“ Za </text:span></text:span><text:span text:style-name="CharStyle11"><text:span text:style-name="T1">kr</text:span></text:span><text:span text:style-name="CharStyle11"><text:span text:style-name="T7">ásnej jar</text:span></text:span><text:span text:style-name="CharStyle11"><text:span text:style-name="T10">i</text:span></text:span><text:span text:style-name="CharStyle11"><text:span text:style-name="T7"> a cez leto </text:span></text:span><text:span text:style-name="CharStyle11"><text:span text:style-name="T1">„</text:span></text:span><text:span text:style-name="CharStyle11"><text:span text:style-name="T7">tak sa nazdával, </text:span></text:span><text:span text:style-name="CharStyle11"><text:span text:style-name="T1">—</text:span></text:span><text:span text:style-name="CharStyle11"><text:span text:style-name="T7">“ vydržia</text:span></text:span><text:span text:style-name="CharStyle26"><text:span text:style-name="T7"> </text:span></text:span><text:span text:style-name="CharStyle11"><text:span text:style-name="T7">moje vojská táborenie pod holým nebom, nuž </text:span></text:span><text:span text:style-name="CharStyle11"><text:span text:style-name="T1">a</text:span></text:span><text:span text:style-name="CharStyle11"><text:span text:style-name="T7"> na jaseň budem beztak už dávno vo Viedni, polovica Rakúska bude moja a môžem sa vrátiť domov ako víťaz!</text:span></text:span><text:span text:style-name="CharStyle11"><text:span text:style-name="T1">“</text:span></text:span><text:span text:style-name="CharStyle11"><text:span text:style-name="T7"> Ach, keby </text:span></text:span><text:soft-page-break/><text:span text:style-name="CharStyle11"><text:span text:style-name="T7">sa </text:span></text:span><text:span text:style-name="CharStyle11"><text:span text:style-name="T1">l</text:span></text:span><text:span text:style-name="CharStyle11"><text:span text:style-name="T7">en tieto výpočty boly chcely podariť! Ale sa Talianovi práve tak nevydarily, ako jeho kompanistom</text:span></text:span><text:span text:style-name="CharStyle11"><text:span text:style-name="T1">.</text:span></text:span><text:span text:style-name="CharStyle11"><text:span text:style-name="T7"> </text:span></text:span><text:span text:style-name="CharStyle11"><text:span text:style-name="T10">Č</text:span></text:span><text:span text:style-name="CharStyle11"><text:span text:style-name="T7">o chvíľa boly naše alpské brány pozatvárené a za­tarasené, ako v z</text:span></text:span><text:span text:style-name="CharStyle11"><text:span text:style-name="T1">i</text:span></text:span><text:span text:style-name="CharStyle11"><text:span text:style-name="T7">me karpatské priechody, na rieke Isonzo, kde by bol býval možný vpád nepriateľský</text:span></text:span><text:span text:style-name="CharStyle11"><text:span text:style-name="T1">,</text:span></text:span><text:span text:style-name="CharStyle11"><text:span text:style-name="T7"> cez velikú medzeru, </text:span></text:span><text:span text:style-name="CharStyle11"><text:span text:style-name="T1">— </text:span></text:span><text:span text:style-name="CharStyle11"><text:span text:style-name="T7">tam obja</text:span></text:span><text:span text:style-name="CharStyle11"><text:span text:style-name="T1">vi</text:span></text:span><text:span text:style-name="CharStyle11"><text:span text:style-name="T7">ly sa ako čoby z neba spadly</text:span></text:span><text:span text:style-name="CharStyle11"><text:span text:style-name="T1">, </text:span></text:span><text:span text:style-name="CharStyle11"><text:span text:style-name="T7">veliké tábory nášho </text:span></text:span><text:span text:style-name="CharStyle11"><text:span text:style-name="T1">v</text:span></text:span><text:span text:style-name="CharStyle11"><text:span text:style-name="T7">ojska, a na mori všetko obživlo, ako ke</text:span></text:span><text:span text:style-name="CharStyle11"><text:span text:style-name="T1">ď</text:span></text:span><text:span text:style-name="CharStyle11"><text:span text:style-name="T7"> sa v jazere ukáže pažravá </text:span></text:span><text:span text:style-name="CharStyle11"><text:span text:style-name="T1">š</text:span></text:span><text:span text:style-name="CharStyle11"><text:span text:style-name="T7">ťuka</text:span></text:span><text:span text:style-name="CharStyle11"><text:span text:style-name="T1">.</text:span></text:span><text:span text:style-name="CharStyle11"><text:span text:style-name="T7"> Naše lode plávaly ku tali­anskym mestám, zapá</text:span></text:span><text:span text:style-name="CharStyle11"><text:span text:style-name="T1">lil</text:span></text:span><text:span text:style-name="CharStyle11"><text:span text:style-name="T7">y kan</text:span></text:span><text:span text:style-name="CharStyle11"><text:span text:style-name="T1">ónov</text:span></text:span><text:span text:style-name="CharStyle11"><text:span text:style-name="T7">ou strelb</text:span></text:span><text:span text:style-name="CharStyle11"><text:span text:style-name="T1">ou</text:span></text:span><text:span text:style-name="CharStyle11"><text:span text:style-name="T7"> mnohé vojenské budovy a pomohly nejednej pancierovej lodi </text:span></text:span><text:span text:style-name="CharStyle11"><text:span text:style-name="T1">n</text:span></text:span><text:span text:style-name="CharStyle11"><text:span text:style-name="T7">epr</text:span></text:span><text:span text:style-name="CharStyle11"><text:span text:style-name="T1">ia</text:span></text:span><text:span text:style-name="CharStyle11"><text:span text:style-name="T7">teľskej na morské dno. Kto na toto pomyslí, nesmie zabudnúť vysloviť s úctou a obdivom meno </text:span></text:span><text:span text:style-name="CharStyle11"><text:span text:style-name="T1">E</text:span></text:span><text:span text:style-name="CharStyle11"><text:span text:style-name="T7">gona Lercha. Aj z povetria dostali nečestn</text:span></text:span><text:span text:style-name="CharStyle11"><text:span text:style-name="T1">íc</text:span></text:span><text:span text:style-name="CharStyle11"><text:span text:style-name="T7">i talianski nejeden pozdrav od na­šich letúnov, jedným slovom: s ustrnutím videl nepriateľ, že všetko, ale všetko ináč vypálilo, ako si to on predstavoval. Jaa p</text:span></text:span><text:span text:style-name="CharStyle11"><text:span text:style-name="T10">í</text:span></text:span><text:span text:style-name="CharStyle11"><text:span text:style-name="T7">sateľ týchto riadkov, putoval som n</text:span></text:span><text:span text:style-name="CharStyle11"><text:span text:style-name="T1">u </text:span></text:span><text:span text:style-name="CharStyle11"><text:span text:style-name="T7">talianskom fronte od jednej stanice kl, druhej, a s hrdosťou </text:span></text:span><text:span text:style-name="CharStyle24"><text:span text:style-name="T7">i </text:span></text:span><text:span text:style-name="CharStyle11"><text:span text:style-name="T7">obdivom som vide- akou velikou ukázala sa vlasť naša v bo, joch proti podlému zradcovi. Daj vám</text:span></text:span><text:span text:style-name="CharStyle26"><text:span text:style-name="T7"> </text:span></text:span><text:span text:style-name="CharStyle11"><text:span text:style-name="T7">Bôh zdravia</text:span></text:span><text:span text:style-name="CharStyle11"><text:span text:style-name="T1">,</text:span></text:span><text:span text:style-name="CharStyle11"><text:span text:style-name="T7"> vern</text:span></text:span><text:span text:style-name="CharStyle11"><text:span text:style-name="T1">í</text:span></text:span><text:span text:style-name="CharStyle11"><text:span text:style-name="T7"> a udatní voja</text:span></text:span><text:span text:style-name="CharStyle11"><text:span text:style-name="T1">c</text:span></text:span><text:span text:style-name="CharStyle11"><text:span text:style-name="T7">i na skalných výšinách a na morských brehoch. Na Vašich strážach stroskoce sa každá búrka nepriateľská</text:span></text:span><text:span text:style-name="CharStyle11"><text:span text:style-name="T1">.</text:span></text:span></text:p>
        <text:p text:style-name="P35"><text:span text:style-name="CharStyle44"><text:span text:style-name="T7"/></text:span></text:p>
        <text:p text:style-name="P36"><text:span text:style-name="CharStyle44"><text:span text:style-name="T7">3.</text:span></text:span></text:p>
        <text:h text:style-name="P13" text:outline-level="3"><text:bookmark-start text:name="bookmark10"/><text:span text:style-name="CharStyle16"><text:span text:style-name="T1">Č</text:span></text:span><text:span text:style-name="CharStyle16"><text:span text:style-name="T7">o sa robilo </text:span></text:span><text:span text:style-name="CharStyle34"><text:span text:style-name="T7">potom.</text:span></text:span><text:bookmark-end text:name="bookmark10"/></text:h>
        <text:p text:style-name="P28"><text:span text:style-name="CharStyle11"><text:span text:style-name="T1"/></text:span></text:p>
        <text:p text:style-name="P30"><text:span text:style-name="CharStyle11"><text:span text:style-name="T3">Pôvo</text:span></text:span><text:span text:style-name="CharStyle11"><text:span text:style-name="T7">ca svetovej vojny, falošný Angli­čan, ktorý si všetko </text:span></text:span><text:span text:style-name="CharStyle11"><text:span text:style-name="T10">č</text:span></text:span><text:span text:style-name="CharStyle11"><text:span text:style-name="T7">o má</text:span></text:span><text:span text:style-name="CharStyle11"><text:span text:style-name="T1">,</text:span></text:span><text:span text:style-name="CharStyle11"><text:span text:style-name="T7"> iba klam</text:span></text:span><text:span text:style-name="CharStyle11"><text:span text:style-name="T1">­</text:span></text:span><text:span text:style-name="CharStyle11"><text:span text:style-name="T7">stvom a podvodom nadobudnul, utratil už viac tisíc lodí, lebo kdekoľvek sa na mori ukáže, skorej ako by sa zbadal, už je ne­mecká podmorská loď tam</text:span></text:span><text:span text:style-name="CharStyle11"><text:span text:style-name="T1">,</text:span></text:span><text:span text:style-name="CharStyle11"><text:span text:style-name="T7"> aby mu torp</text:span></text:span><text:span text:style-name="CharStyle11"><text:span text:style-name="T10">e</text:span></text:span><text:span text:style-name="CharStyle11"><text:span text:style-name="T7">dom poslala nežiadaný dar</text:span></text:span><text:span text:style-name="CharStyle11"><text:span text:style-name="T1">.</text:span></text:span><text:span text:style-name="CharStyle11"><text:span text:style-name="T7"> Angličan je veľký </text:span></text:span><text:span text:style-name="CharStyle11"><text:span text:style-name="T1">„</text:span></text:span><text:span text:style-name="CharStyle11"><text:span text:style-name="T7">hrdina</text:span></text:span><text:span text:style-name="CharStyle11"><text:span text:style-name="T1">“</text:span></text:span><text:span text:style-name="CharStyle11"><text:span text:style-name="T7">, on neide sám do boja, ale vysiela svoje divé národy z ďalekých krajin, a preto posiaľ ani velmi nepocítil vojnu na suchej zemi, ale predsa už po­čína strachom trnúť, lebo sa obáva, žeby m</text:span></text:span><text:span text:style-name="CharStyle11"><text:span text:style-name="T10">u</text:span></text:span><text:span text:style-name="CharStyle11"><text:span text:style-name="T7"> mohly naše a nemecké, ako i turecké vojská, zabrániť cestu popri Egypte. An­gličanom prehovorený Francúz vždycky mal vel</text:span></text:span><text:span text:style-name="CharStyle11"><text:span text:style-name="T3">i</text:span></text:span><text:span text:style-name="CharStyle11"><text:span text:style-name="T7">k</text:span></text:span><text:span text:style-name="CharStyle11"><text:span text:style-name="T1">ú</text:span></text:span><text:span text:style-name="CharStyle11"><text:span text:style-name="T7"> chuť vydobyť si nazad od Nemca krajinu E</text:span></text:span><text:span text:style-name="CharStyle11"><text:span text:style-name="T1">l</text:span></text:span><text:span text:style-name="CharStyle11"><text:span text:style-name="T7">sasko-</text:span></text:span><text:span text:style-name="CharStyle11"><text:span text:style-name="T1">L</text:span></text:span><text:span text:style-name="CharStyle11"><text:span text:style-name="T7">o</text:span></text:span><text:span text:style-name="CharStyle11"><text:span text:style-name="T1">t</text:span></text:span><text:span text:style-name="CharStyle11"><text:span text:style-name="T7">haringsk</text:span></text:span><text:span text:style-name="CharStyle11"><text:span text:style-name="T1">ú</text:span></text:span><text:span text:style-name="CharStyle11"><text:span text:style-name="T7">, ktorú utratil roku 1870/71 a dľa možnosti od­trhnúť si za i</text:span></text:span><text:span text:style-name="CharStyle11"><text:span text:style-name="T1">n</text:span></text:span><text:span text:style-name="CharStyle11"><text:span text:style-name="T7">teres ešte i kus Nemecka s tejto strany Rýn</text:span></text:span><text:span text:style-name="CharStyle11"><text:span text:style-name="T1">a</text:span></text:span><text:span text:style-name="CharStyle11"><text:span text:style-name="T7">, </text:span></text:span><text:span text:style-name="CharStyle11"><text:span text:style-name="T1">—</text:span></text:span><text:span text:style-name="CharStyle11"><text:span text:style-name="T7"> ale veru Francúz</text:span></text:span><text:span text:style-name="CharStyle26"><text:span text:style-name="T7"> </text:span></text:span><text:span text:style-name="CharStyle11"><text:span text:style-name="T7">u</text:span></text:span><text:span text:style-name="CharStyle11"><text:span text:style-name="T1">ž</text:span></text:span><text:span text:style-name="CharStyle11"><text:span text:style-name="T7"> dávno le</text:span></text:span><text:span text:style-name="CharStyle11"><text:span text:style-name="T1">ž</text:span></text:span><text:span text:style-name="CharStyle11"><text:span text:style-name="T7">í povalený</text:span></text:span><text:span text:style-name="CharStyle11"><text:span text:style-name="T1">.</text:span></text:span><text:span text:style-name="CharStyle11"><text:span text:style-name="T7"> Pravda i on sa pokúsil viackrá</text:span></text:span><text:span text:style-name="CharStyle11"><text:span text:style-name="T10">ť</text:span></text:span><text:span text:style-name="CharStyle11"><text:span text:style-name="T7">, aby prelomil, podľa ná</text:span></text:span><text:span text:style-name="CharStyle11"><text:span text:style-name="T1">š</text:span></text:span><text:span text:style-name="CharStyle11"><text:span text:style-name="T7">ho príkladu pri Gorliciach, nemecký front, ktorý sa nachodí hlboko vo Francúzsku</text:span></text:span><text:span text:style-name="CharStyle11"><text:span text:style-name="T1">. </text:span></text:span><text:span text:style-name="CharStyle11"><text:span text:style-name="T7">Ale sa mu to nepodarilo</text:span></text:span><text:span text:style-name="CharStyle11"><text:span text:style-name="T1">.</text:span></text:span><text:span text:style-name="CharStyle11"><text:span text:style-name="T7"> To ist</text:span></text:span><text:span text:style-name="CharStyle11"><text:span text:style-name="T1">é</text:span></text:span><text:span text:style-name="CharStyle11"><text:span text:style-name="T7"> proboval i Rus, ktorému Japonsko kanóny a streli­vo posiela</text:span></text:span><text:span text:style-name="CharStyle11"><text:span text:style-name="T1">.</text:span></text:span><text:span text:style-name="CharStyle11"><text:span text:style-name="T7"> Ale v</text:span></text:span><text:span text:style-name="CharStyle11"><text:span text:style-name="T1">š</text:span></text:span><text:span text:style-name="CharStyle11"><text:span text:style-name="T7">etk</text:span></text:span><text:span text:style-name="CharStyle11"><text:span text:style-name="T1">o</text:span></text:span><text:span text:style-name="CharStyle11"><text:span text:style-name="T7"> da</text:span></text:span><text:span text:style-name="CharStyle11"><text:span text:style-name="T1">r</text:span></text:span><text:span text:style-name="CharStyle11"><text:span text:style-name="T7">mo, ako skala stoja armády na</text:span></text:span><text:span text:style-name="CharStyle11"><text:span text:style-name="T1">š</text:span></text:span><text:span text:style-name="CharStyle11"><text:span text:style-name="T7">e i nemecké na hrani­ciach. A </text:span></text:span><text:span text:style-name="CharStyle11"><text:span text:style-name="T10">T</text:span></text:span><text:span text:style-name="CharStyle11"><text:span text:style-name="T1">a</text:span></text:span><text:span text:style-name="CharStyle11"><text:span text:style-name="T7">l</text:span></text:span><text:span text:style-name="CharStyle11"><text:span text:style-name="T1">i</text:span></text:span><text:span text:style-name="CharStyle11"><text:span text:style-name="T7">an, </text:span></text:span><text:span text:style-name="CharStyle11"><text:span text:style-name="T1">—</text:span></text:span><text:span text:style-name="CharStyle11"><text:span text:style-name="T7"> tá </text:span></text:span><text:soft-page-break/><text:span text:style-name="CharStyle11"><text:span text:style-name="T7">ropucha nadutá? Darmo bije čelom do múru, iba čo si hlavu prebije a dostane nátchu od zimy a dažďa.</text:span></text:span></text:p>
        <text:p text:style-name="P28"><text:span text:style-name="CharStyle11"><text:span text:style-name="T7">Na </text:span></text:span><text:span text:style-name="CharStyle11"><text:span text:style-name="T1">t</text:span></text:span><text:span text:style-name="CharStyle11"><text:span text:style-name="T7">aký spôsob chráni nás na všetky strany mocná hradba. Preto s</text:span></text:span><text:span text:style-name="CharStyle11"><text:span text:style-name="T1">me</text:span></text:span><text:span text:style-name="CharStyle11"><text:span text:style-name="T7"> vládali ma</text:span></text:span><text:span text:style-name="CharStyle11"><text:span text:style-name="T3">š</text:span></text:span><text:span text:style-name="CharStyle11"><text:span text:style-name="T7">írovať proti Srbsku. Museli sme zničiť tento zbojnícky národ, nielen za odplatu za prekliaty zločin, spáchaný na našej najvznešenejšej krvi, ale i preto, aby sme dostali voľnú cestu ku Tur</text:span></text:span><text:span text:style-name="CharStyle11"><text:span text:style-name="T1">ko</text:span></text:span><text:span text:style-name="CharStyle11"><text:span text:style-name="T7">vi, ná</text:span></text:span><text:span text:style-name="CharStyle11"><text:span text:style-name="T1">š</text:span></text:span><text:span text:style-name="CharStyle11"><text:span text:style-name="T7">mu druhému spojencovi</text:span></text:span><text:span text:style-name="CharStyle11"><text:span text:style-name="T1">.</text:span></text:span><text:span text:style-name="CharStyle11"><text:span text:style-name="T7"> Ha, </text:span></text:span><text:span text:style-name="CharStyle24"><text:span text:style-name="T1">—</text:span></text:span><text:span text:style-name="CharStyle24"><text:span text:style-name="T7"> </text:span></text:span><text:span text:style-name="CharStyle11"><text:span text:style-name="T3">a</text:span></text:span><text:span text:style-name="CharStyle11"><text:span text:style-name="T7">j na Dardanelách sa muselo nejedno vojsko rozbiť! Ponevá</text:span></text:span><text:span text:style-name="CharStyle11"><text:span text:style-name="T10">č</text:span></text:span><text:span text:style-name="CharStyle11"><text:span text:style-name="T7"> Rus nemal pušného prachu a nábojov, chceli Angličan s Francúzom vy­dobyť úzky prieliv morský do Čierneho Mora, aby sa mohli dostať k Rusovi a vypomohli utisnutému spojencovi</text:span></text:span><text:span text:style-name="CharStyle11"><text:span text:style-name="T1">.</text:span></text:span><text:span text:style-name="CharStyle11"><text:span text:style-name="T7"> Ej bola to ve</text:span></text:span><text:span text:style-name="CharStyle11"><text:span text:style-name="T1">r</text:span></text:span><text:span text:style-name="CharStyle11"><text:span text:style-name="T7">u ťažká úloha, taká ako pre Taliana v Dolomitoch a na Kar</text:span></text:span><text:span text:style-name="CharStyle11"><text:span text:style-name="T3">s</text:span></text:span><text:span text:style-name="CharStyle11"><text:span text:style-name="T7">te! Všetky vý­pady </text:span></text:span><text:span text:style-name="CharStyle11"><text:span text:style-name="T1">vyš</text:span></text:span><text:span text:style-name="CharStyle11"><text:span text:style-name="T7">ly na zmar</text:span></text:span><text:span text:style-name="CharStyle11"><text:span text:style-name="T1">.</text:span></text:span><text:span text:style-name="CharStyle11"><text:span text:style-name="T7"> Len tým </text:span></text:span><text:span text:style-name="CharStyle11"><text:span text:style-name="T1">s</text:span></text:span><text:span text:style-name="CharStyle11"><text:span text:style-name="T7">a potešo­vali sklamaní spojenci, že Turek nemá fabriky na muníciu, ako j</text:span></text:span><text:span text:style-name="CharStyle11"><text:span text:style-name="T1">e</text:span></text:span><text:span text:style-name="CharStyle11"><text:span text:style-name="T7">ho priatelia, teda predsa dlho nevydrží, a jeho spojen</text:span></text:span><text:span text:style-name="CharStyle11"><text:span text:style-name="T10">c</text:span></text:span><text:span text:style-name="CharStyle11"><text:span text:style-name="T7"> </text:span></text:span><text:span text:style-name="CharStyle11"><text:span text:style-name="T1">sú</text:span></text:span><text:span text:style-name="CharStyle11"><text:span text:style-name="T7"> odlúčení od neho skrze Srbsko a Bul­harsko. Teda sedí v takej pasc</text:span></text:span><text:span text:style-name="CharStyle11"><text:span text:style-name="T10">i</text:span></text:span><text:span text:style-name="CharStyle11"><text:span text:style-name="T1">,</text:span></text:span><text:span text:style-name="CharStyle11"><text:span text:style-name="T7"> ako </text:span></text:span><text:span text:style-name="CharStyle11"><text:span text:style-name="T10">i</text:span></text:span><text:span text:style-name="CharStyle11"><text:span text:style-name="T1"> R</text:span></text:span><text:span text:style-name="CharStyle11"><text:span text:style-name="T7">u</text:span></text:span><text:span text:style-name="CharStyle11"><text:span text:style-name="T1">s.</text:span></text:span><text:span text:style-name="CharStyle11"><text:span text:style-name="T7"> Ale zase sa prerátali</text:span></text:span><text:span text:style-name="CharStyle11"><text:span text:style-name="T1">.</text:span></text:span><text:span text:style-name="CharStyle11"><text:span text:style-name="T7"> Sm</text:span></text:span><text:span text:style-name="CharStyle11"><text:span text:style-name="T1">e</text:span></text:span><text:span text:style-name="CharStyle11"><text:span text:style-name="T7">lý</text:span></text:span><text:span text:style-name="CharStyle11"><text:span text:style-name="T1">m</text:span></text:span><text:span text:style-name="CharStyle11"><text:span text:style-name="T7"> úde­rom otriasli sme Srbskom, Belehrad padol, padl</text:span></text:span><text:span text:style-name="CharStyle11"><text:span text:style-name="T10">y</text:span></text:span><text:span text:style-name="CharStyle11"><text:span text:style-name="T7"> aj ostatné pevnosti dunajské, a čo skoro vialy na ich zrúcaninách zástavy rakúsko-uhorské a nemecké. Vtedy sa</text:span></text:span><text:span text:style-name="CharStyle11"><text:span text:style-name="T1"> </text:span></text:span><text:span text:style-name="CharStyle11"><text:span text:style-name="T7">nám pripojilo na druhej strane Bulharsko, kto­rému chystali na</text:span></text:span><text:span text:style-name="CharStyle11"><text:span text:style-name="T1">š</text:span></text:span><text:span text:style-name="CharStyle11"><text:span text:style-name="T7">i nepriatelia taký osud, ako </text:span></text:span><text:span text:style-name="CharStyle11"><text:span text:style-name="T1">i</text:span></text:span><text:span text:style-name="CharStyle11"><text:span text:style-name="T7"> našej vlasti; naše a bulharské vojská podaly si ruky a cesta do Turecka je otvorená, cesta od Seve</text:span></text:span><text:span text:style-name="CharStyle11"><text:span text:style-name="T1">r</text:span></text:span><text:span text:style-name="CharStyle11"><text:span text:style-name="T7">ného Mora až po Indiu. Ha, Angličana mráz prechodí! India, Egypt, tieto slová znejú jeho uchu ako umieráčik</text:span></text:span><text:span text:style-name="CharStyle11"><text:span text:style-name="T1">.</text:span></text:span></text:p>
        <text:p text:style-name="P28"><text:span text:style-name="CharStyle11"><text:span text:style-name="T7">Kto vie, čo sa ešte všetko môže stať</text:span></text:span><text:span text:style-name="CharStyle11"><text:span text:style-name="T1">, </text:span></text:span><text:span text:style-name="CharStyle11"><text:span text:style-name="T7">kým sú tieto riadky v tlačiarni? Avšak to je isté, že nás teraz už nikto nepremôže</text:span></text:span><text:span text:style-name="CharStyle11"><text:span text:style-name="T1">. </text:span></text:span><text:span text:style-name="CharStyle11"><text:span text:style-name="T7">Ten kúštik zeme, ktorý m</text:span></text:span><text:span text:style-name="CharStyle11"><text:span text:style-name="T1">á</text:span></text:span><text:span text:style-name="CharStyle11"><text:span text:style-name="T7"> nepriateľ zau­jatý z na</text:span></text:span><text:span text:style-name="CharStyle11"><text:span text:style-name="T1">š</text:span></text:span><text:span text:style-name="CharStyle11"><text:span text:style-name="T7">ej krajn</text:span></text:span><text:span text:style-name="CharStyle11"><text:span text:style-name="T10">y</text:span></text:span><text:span text:style-name="CharStyle11"><text:span text:style-name="T7">, nestojí za reč, oproti tomu máme my spolu s Nemcami z nepriateľových krajín toľký kus zaujatý, že sa to vyrovná jednomu veľkému kráľovstvu. Ke</text:span></text:span><text:span text:style-name="CharStyle11"><text:span text:style-name="T1">ď</text:span></text:span><text:span text:style-name="CharStyle11"><text:span text:style-name="T7"> bude celý svet naš</text:span></text:span><text:span text:style-name="CharStyle11"><text:span text:style-name="T1">í</text:span></text:span><text:span text:style-name="CharStyle11"><text:span text:style-name="T7">m ne­priateľom pomáhať, a keď akékoľvek pyšné reči budú hovoriť to už ničoho na veci nezmení. My vítaz</text:span></text:span><text:span text:style-name="CharStyle11"><text:span text:style-name="T1">íme </text:span></text:span><text:span text:style-name="CharStyle11"><text:span text:style-name="T3">m</text:span></text:span><text:span text:style-name="CharStyle11"><text:span text:style-name="T7">ečom, a nie mle­tím papuľou, ako naši nepriatelia</text:span></text:span><text:span text:style-name="CharStyle11"><text:span text:style-name="T1">.</text:span></text:span><text:span text:style-name="CharStyle11"><text:span text:style-name="T7"> Preto</text:span></text:span><text:span text:style-name="CharStyle26"><text:span text:style-name="T7"> </text:span></text:span><text:span text:style-name="CharStyle11"><text:span text:style-name="T7">sme vžd</text:span></text:span><text:span text:style-name="CharStyle11"><text:span text:style-name="T1">y</text:span></text:span><text:span text:style-name="CharStyle11"><text:span text:style-name="T7"> </text:span></text:span><text:span text:style-name="CharStyle11"><text:span text:style-name="T1">a</text:span></text:span><text:span text:style-name="CharStyle11"><text:span text:style-name="T7"> všad</text:span></text:span><text:span text:style-name="CharStyle11"><text:span text:style-name="T1">e</text:span></text:span><text:span text:style-name="CharStyle11"><text:span text:style-name="T7"> my </text:span></text:span><text:span text:style-name="CharStyle11"><text:span text:style-name="T1">n</text:span></text:span><text:span text:style-name="CharStyle11"><text:span text:style-name="T7">a vrchu, a to </text:span></text:span><text:span text:style-name="CharStyle11"><text:span text:style-name="T10">č</text:span></text:span><text:span text:style-name="CharStyle11"><text:span text:style-name="T7">o ešte môže nasledovať, to je len dohra ku tomu velik</text:span></text:span><text:span text:style-name="CharStyle11"><text:span text:style-name="T1">ému</text:span></text:span><text:span text:style-name="CharStyle11"><text:span text:style-name="T7"> divadlu, ktoré právom vo­láme </text:span></text:span><text:span text:style-name="CharStyle11"><text:span text:style-name="T1">„</text:span></text:span><text:span text:style-name="CharStyle11"><text:span text:style-name="T7">svetovou“ vojnou, lebo celý svet sa proti nám pozdvihol. Viera v Boha, ver­nosť, a naše dobré právo, pomohly nám k víťazstvu.</text:span></text:span></text:p>
        <text:h text:style-name="P22" text:outline-level="3"><text:span text:style-name="CharStyle16"><text:span text:style-name="T7"/></text:span></text:h>
        <text:h text:style-name="P24" text:outline-level="3"><text:span text:style-name="CharStyle16"><text:span text:style-name="T10">4.</text:span></text:span></text:h>
        <text:h text:style-name="P23" text:outline-level="3"><text:bookmark-start text:name="bookmark12"/><text:span text:style-name="CharStyle16"><text:span text:style-name="T7">Čo môžeme asi očakávať.</text:span></text:span><text:bookmark-end text:name="bookmark12"/></text:h>
        <text:p text:style-name="P28"><text:span text:style-name="CharStyle11"><text:span text:style-name="T7"/></text:span></text:p>
        <text:p text:style-name="P30"><text:soft-page-break/><text:span text:style-name="CharStyle11"><text:span text:style-name="T7">Naši nepriatelia sa chvastajú, že na koniec predsa len oni zvíťazia</text:span></text:span><text:span text:style-name="CharStyle11"><text:span text:style-name="T1">.</text:span></text:span><text:span text:style-name="CharStyle11"><text:span text:style-name="T7"> No veď ani nemôžu iné hovoriť, lebo ináč by povstala vzbura v </text:span></text:span><text:span text:style-name="CharStyle11"><text:span text:style-name="T4">í</text:span></text:span><text:span text:style-name="CharStyle11"><text:span text:style-name="T7">ch vlastnej krajine. Ostatne ktože sa vy</text:span></text:span><text:span text:style-name="CharStyle11"><text:span text:style-name="T11">c</text:span></text:span><text:span text:style-name="CharStyle11"><text:span text:style-name="T7">hvaluje plnými ústami? Ten kto skutkami nevládze ničoho dokázať. A ktorý pes najväčšmi breše? ten ktorý </text:span></text:span><text:span text:style-name="CharStyle11"><text:span text:style-name="T1">n</text:span></text:span><text:span text:style-name="CharStyle11"><text:span text:style-name="T7">ehryzie. Tak je to i s naš</text:span></text:span><text:span text:style-name="CharStyle11"><text:span text:style-name="T11">í</text:span></text:span><text:span text:style-name="CharStyle11"><text:span text:style-name="T7">mi protivníkmi. </text:span></text:span><text:span text:style-name="CharStyle11"><text:span text:style-name="T11">Č</text:span></text:span><text:span text:style-name="CharStyle11"><text:span text:style-name="T7">i by sme </text:span></text:span><text:span text:style-name="CharStyle11"><text:span text:style-name="T4">í</text:span></text:span><text:span text:style-name="CharStyle11"><text:span text:style-name="T7">m nemali podať ruku na po­merenie, alebo prijať podatie </text:span></text:span><text:span text:style-name="CharStyle11"><text:span text:style-name="T11">í</text:span></text:span><text:span text:style-name="CharStyle11"><text:span text:style-name="T7">ch ruky? Nie! To by sa nám tak povodilo, ako tomu gazdovi, ktorý zlému susedovi pre­náhlene odpustil, a ten ho odrazu znovu napadol. Čistotní kompanisti: Angličan, Francúz a </text:span></text:span><text:span text:style-name="CharStyle11"><text:span text:style-name="T11">R</text:span></text:span><text:span text:style-name="CharStyle11"><text:span text:style-name="T7">us, ako i tí kamaráti, ktorých by uplati</text:span></text:span><text:span text:style-name="CharStyle11"><text:span text:style-name="T1">li,</text:span></text:span><text:span text:style-name="CharStyle11"><text:span text:style-name="T7"> zase by sa c</text:span></text:span><text:span text:style-name="CharStyle11"><text:span text:style-name="T1">hy</text:span></text:span><text:span text:style-name="CharStyle11"><text:span text:style-name="T7">tili zbrane a</text:span></text:span><text:span text:style-name="CharStyle26"><text:span text:style-name="T7"> </text:span></text:span><text:span text:style-name="CharStyle11"><text:span text:style-name="T7">jednoho pekného dňa zase by nás od chrbta napadli, ke</text:span></text:span><text:span text:style-name="CharStyle11"><text:span text:style-name="T11">ď</text:span></text:span><text:span text:style-name="CharStyle11"><text:span text:style-name="T7"> by sme si na</text:span></text:span><text:span text:style-name="CharStyle11"><text:span text:style-name="T1">jb</text:span></text:span><text:span text:style-name="CharStyle11"><text:span text:style-name="T7">laženejšie oddy­chovali</text:span></text:span><text:span text:style-name="CharStyle11"><text:span text:style-name="T1">.</text:span></text:span><text:span text:style-name="CharStyle11"><text:span text:style-name="T7"> Ke</text:span></text:span><text:span text:style-name="CharStyle11"><text:span text:style-name="T1">ď</text:span></text:span><text:span text:style-name="CharStyle11"><text:span text:style-name="T7"> teda chceme naš</text:span></text:span><text:span text:style-name="CharStyle11"><text:span text:style-name="T4">u</text:span></text:span><text:span text:style-name="CharStyle11"><text:span text:style-name="T7"> vlasť na dlh</text:span></text:span><text:span text:style-name="CharStyle11"><text:span text:style-name="T4">é</text:span></text:span><text:span text:style-name="CharStyle11"><text:span text:style-name="T7"> desaťročia zabezpečiť, musíme </text:span></text:span><text:span text:style-name="CharStyle11"><text:span text:style-name="T11">p</text:span></text:span><text:span text:style-name="CharStyle11"><text:span text:style-name="T7">epr</text:span></text:span><text:span text:style-name="CharStyle11"><text:span text:style-name="T1">i</text:span></text:span><text:span text:style-name="CharStyle11"><text:span text:style-name="T7">ate</text:span></text:span><text:span text:style-name="CharStyle11"><text:span text:style-name="T1">ľov</text:span></text:span><text:span text:style-name="CharStyle11"><text:span text:style-name="T7"> natoľko oslabiť, že sa tak ľahko znovu neposberajú, a musíme im toľko zeme odobrať, aby sme boli pred každým nebezpečenstvom ochránení. Preto máme ešte pred sebou ho</text:span></text:span><text:span text:style-name="CharStyle11"><text:span text:style-name="T1">dn</text:span></text:span><text:span text:style-name="CharStyle11"><text:span text:style-name="T7">ý kus krvavej roboty. Keby sme sa jej nechytili, to by bolo také, ako nedostavané budovisko, z ktorého stoja iba múry, ale pokryv mu chybí. </text:span></text:span><text:span text:style-name="CharStyle11"><text:span text:style-name="T1">Č</text:span></text:span><text:span text:style-name="CharStyle11"><text:span text:style-name="T7">ože by nám také stavisko osožilo?</text:span></text:span></text:p>
        <text:p text:style-name="P28"><text:span text:style-name="CharStyle11"><text:span text:style-name="T1">A</text:span></text:span><text:span text:style-name="CharStyle11"><text:span text:style-name="T7"> potom ešte voľačo: vojna stála veľa, náramne veľa peňazí. Je síce pravda, že sme my svoje dukáty neposielali do Ame­riky, ako Angličan a Francúz, ale predsa všeličo i nám vyšlo navnivoč, čo zase mu­síme pomaly nadobýva</text:span></text:span><text:span text:style-name="CharStyle11"><text:span text:style-name="T4">ž.</text:span></text:span><text:span text:style-name="CharStyle11"><text:span text:style-name="T7"> Ktože n</text:span></text:span><text:span text:style-name="CharStyle11"><text:span text:style-name="T1">á</text:span></text:span><text:span text:style-name="CharStyle11"><text:span text:style-name="T7">m to vynahradí? To musí všetko nepriateľ poplatiť, lebo on to zapríčinil. A</text:span></text:span><text:span text:style-name="CharStyle11"><text:span text:style-name="T1">l</text:span></text:span><text:span text:style-name="CharStyle11"><text:span text:style-name="T7">e k tomu ho až potom </text:span></text:span><text:span text:style-name="CharStyle11"><text:span text:style-name="T1">v</text:span></text:span><text:span text:style-name="CharStyle11"><text:span text:style-name="T7">ládzeme prinútiť, ke</text:span></text:span><text:span text:style-name="CharStyle11"><text:span text:style-name="T11">ď</text:span></text:span><text:span text:style-name="CharStyle11"><text:span text:style-name="T7"> bude úplne povalený. A poto</text:span></text:span><text:span text:style-name="CharStyle11"><text:span text:style-name="T1">m</text:span></text:span><text:span text:style-name="CharStyle11"><text:span text:style-name="T7">: To čo nás nútilo vždy proti Rusovi vystúpiť, ke</text:span></text:span><text:span text:style-name="CharStyle11"><text:span text:style-name="T1">ď </text:span></text:span><text:span text:style-name="CharStyle11"><text:span text:style-name="T7">chcel Turecko zničiť, to nás tým</text:span></text:span><text:span text:style-name="CharStyle11"><text:span text:style-name="T1"> </text:span></text:span><text:span text:style-name="CharStyle11"><text:span text:style-name="T7">viac</text:span></text:span><text:span text:style-name="CharStyle11"><text:span text:style-name="T1"> </text:span></text:span><text:span text:style-name="CharStyle11"><text:span text:style-name="T7">musí ku vytrvalosti upomínať teraz, keď</text:span></text:span><text:span text:style-name="CharStyle11"><text:span text:style-name="T1"> </text:span></text:span><text:span text:style-name="CharStyle24"><text:span text:style-name="T7">j</text:span></text:span><text:span text:style-name="CharStyle11"><text:span text:style-name="T7">e brána na Východ otvorená. A to do tých čias</text:span></text:span><text:span text:style-name="CharStyle11"><text:span text:style-name="T1">,</text:span></text:span><text:span text:style-name="CharStyle11"><text:span text:style-name="T7"> kým nebude kupecká cesta raz navždy zabez­pečená do všetkých zemí, v ktorých chceme svoj tovar predávať</text:span></text:span><text:span text:style-name="CharStyle11"><text:span text:style-name="T1">.</text:span></text:span><text:span text:style-name="CharStyle11"><text:span text:style-name="T7"> My bojujeme za svobod</text:span></text:span><text:span text:style-name="CharStyle11"><text:span text:style-name="T1">u</text:span></text:span><text:span text:style-name="CharStyle11"><text:span text:style-name="T7"> Turecka</text:span></text:span><text:span text:style-name="CharStyle11"><text:span text:style-name="T1">,</text:span></text:span><text:span text:style-name="CharStyle11"><text:span text:style-name="T7"> nášho najlepšieho odbera­teľa, aby </text:span></text:span><text:span text:style-name="CharStyle11"><text:span text:style-name="T1">s</text:span></text:span><text:span text:style-name="CharStyle11"><text:span text:style-name="T7">a dobrobyt zase navrátil do na</text:span></text:span><text:span text:style-name="CharStyle11"><text:span text:style-name="T1">š</text:span></text:span><text:span text:style-name="CharStyle11"><text:span text:style-name="T7">ej vlasti, aby sme sa mohli tešiť ni</text:span></text:span><text:span text:style-name="CharStyle11"><text:span text:style-name="T1">e</text:span></text:span><text:span text:style-name="CharStyle11"><text:span text:style-name="T7">len dlhému, ale i bezstarostnému životu</text:span></text:span><text:span text:style-name="CharStyle11"><text:span text:style-name="T1">.</text:span></text:span><text:span text:style-name="CharStyle11"><text:span text:style-name="T7"> </text:span></text:span><text:span text:style-name="CharStyle11"><text:span text:style-name="T1">Č</text:span></text:span><text:span text:style-name="CharStyle11"><text:span text:style-name="T7">ože by sme mali </text:span></text:span><text:span text:style-name="CharStyle11"><text:span text:style-name="T1">z</text:span></text:span><text:span text:style-name="CharStyle11"><text:span text:style-name="T7"> takého života</text:span></text:span><text:span text:style-name="CharStyle11"><text:span text:style-name="T1">,</text:span></text:span><text:span text:style-name="CharStyle11"><text:span text:style-name="T7"> plného úzkosti a každodenej biedy? Len krátkozraký a málomyselný </text:span></text:span><text:span text:style-name="CharStyle11"><text:span text:style-name="T11">č</text:span></text:span><text:span text:style-name="CharStyle11"><text:span text:style-name="T7">lovek, ktorý nevidí </text:span></text:span><text:span text:style-name="CharStyle11"><text:span text:style-name="T11">ď</text:span></text:span><text:span text:style-name="CharStyle11"><text:span text:style-name="T7">alej od nosa, ten vzdychá: </text:span></text:span><text:span text:style-name="CharStyle11"><text:span text:style-name="T1">„</text:span></text:span><text:span text:style-name="CharStyle11"><text:span text:style-name="T7">Ach Bože, keby už len bolo po vojne či už tak, alebo onak ona dopadne</text:span></text:span><text:span text:style-name="CharStyle11"><text:span text:style-name="T1">“.</text:span></text:span><text:span text:style-name="CharStyle11"><text:span text:style-name="T7"> Ten kto takto rozpráva, ne­pomyslí na svoju budúcnosť, na budúcnosť svoj</text:span></text:span><text:span text:style-name="CharStyle11"><text:span text:style-name="T11">í</text:span></text:span><text:span text:style-name="CharStyle11"><text:span text:style-name="T7">ch detí a detných det</text:span></text:span><text:span text:style-name="CharStyle11"><text:span text:style-name="T1">í.</text:span></text:span><text:span text:style-name="CharStyle11"><text:span text:style-name="T7"> Kedy treba zase schovať meč do pošvy, to najlepšie zná ten, čo sa o nás všetkých stará, a ktorého múdrosť všetko ku najlepšiemu spravuje, a to je ná</text:span></text:span><text:span text:style-name="CharStyle11"><text:span text:style-name="T1">š</text:span></text:span><text:span text:style-name="CharStyle11"><text:span text:style-name="T7"> dobrotivý c</text:span></text:span><text:span text:style-name="CharStyle11"><text:span text:style-name="T11">í</text:span></text:span><text:span text:style-name="CharStyle11"><text:span text:style-name="T7">sár a kráľ</text:span></text:span><text:span text:style-name="CharStyle11"><text:span text:style-name="T1">. K</text:span></text:span><text:span text:style-name="CharStyle11"><text:span text:style-name="T7">e</text:span></text:span><text:span text:style-name="CharStyle11"><text:span text:style-name="T4">ď</text:span></text:span><text:span text:style-name="CharStyle11"><text:span text:style-name="T7"> nás teda volá do obnoveného boja, vtedy iste nieto vyhnutia, a vtedy nech nikto nešomre a nikto neváha</text:span></text:span><text:span text:style-name="CharStyle11"><text:span text:style-name="T1">.</text:span></text:span><text:span text:style-name="CharStyle11"><text:span text:style-name="T7"> </text:span></text:span><text:span text:style-name="CharStyle45"><text:span text:style-name="T4">Z</text:span></text:span><text:span text:style-name="CharStyle11"><text:span text:style-name="T7"> oh</text:span></text:span><text:span text:style-name="CharStyle11"><text:span text:style-name="T1">ň</text:span></text:span><text:span text:style-name="CharStyle11"><text:span text:style-name="T7">a kan</text:span></text:span><text:span text:style-name="CharStyle11"><text:span text:style-name="T1">ó</text:span></text:span><text:span text:style-name="CharStyle11"><text:span text:style-name="T7">nový</text:span></text:span><text:span text:style-name="CharStyle11"><text:span text:style-name="T1">ch</text:span></text:span><text:span text:style-name="CharStyle11"><text:span text:style-name="T7"> </text:span></text:span><text:soft-page-break/><text:span text:style-name="CharStyle11"><text:span text:style-name="T7">bleskov vystupuje nové Rakúsko</text:span></text:span><text:span text:style-name="CharStyle11"><text:span text:style-name="T1">-</text:span></text:span><text:span text:style-name="CharStyle11"><text:span text:style-name="T7">Uhor</text:span></text:span><text:span text:style-name="CharStyle11"><text:span text:style-name="T1">s</text:span></text:span><text:span text:style-name="CharStyle11"><text:span text:style-name="T7">ko, zlatá budúcnosť povstáva nám pred očima a krásna </text:span></text:span><text:span text:style-name="CharStyle11"><text:span text:style-name="T1">z</text:span></text:span><text:span text:style-name="CharStyle11"><text:span text:style-name="T7">ora zvestuje nám príchod požehnaného dňa</text:span></text:span><text:span text:style-name="CharStyle11"><text:span text:style-name="T1">.</text:span></text:span></text:p>
        <text:p text:style-name="P4"><text:span text:style-name="CharStyle26"><text:span text:style-name="T7"/></text:span></text:p>
        <text:p text:style-name="P35"><text:span text:style-name="CharStyle46"><text:span text:style-name="T7">5.</text:span></text:span></text:p>
        <text:h text:style-name="P13" text:outline-level="3"><text:bookmark-start text:name="bookmark14"/><text:span text:style-name="CharStyle16"><text:span text:style-name="T7">Práca doma pozostalých.</text:span></text:span><text:bookmark-end text:name="bookmark14"/></text:h>
        <text:p text:style-name="P28"><text:span text:style-name="CharStyle11"><text:span text:style-name="T7"/></text:span></text:p>
        <text:p text:style-name="P30"><text:span text:style-name="CharStyle11"><text:span text:style-name="T7">Všetkých nás osud nev</text:span></text:span><text:span text:style-name="CharStyle11"><text:span text:style-name="T1">yv</text:span></text:span><text:span text:style-name="CharStyle11"><text:span text:style-name="T7">olil k tomu, aby sme za drahú vlasť život postavili. Ale i t</text:span></text:span><text:span text:style-name="CharStyle11"><text:span text:style-name="T1">í</text:span></text:span><text:span text:style-name="CharStyle11"><text:span text:style-name="T7"> vykonávajú doma veľkú prácu za vojnu, ktorí nebojujú mečom. Oni zaopatru</text:span></text:span><text:span text:style-name="CharStyle11"><text:span text:style-name="T1">jú</text:span></text:span><text:span text:style-name="CharStyle11"><text:span text:style-name="T7"> potrebné prostriedky, opatrujú ra­nených, starajú sa o opustené rodiny a držia v</text:span></text:span><text:span text:style-name="CharStyle11"><text:span text:style-name="T1">š</text:span></text:span><text:span text:style-name="CharStyle11"><text:span text:style-name="T7">etko pohotov</text:span></text:span><text:span text:style-name="CharStyle11"><text:span text:style-name="T11">e</text:span></text:span><text:span text:style-name="CharStyle11"><text:span text:style-name="T7">, aby vracajúcich sa bojovníkov od biedy zachránili. Preto mu­síme veľa vznešených skutkov zaznačiť i za frontom.</text:span></text:span></text:p>
        <text:p text:style-name="P28"><text:span text:style-name="CharStyle11"><text:span text:style-name="T7">Vojenské p</text:span></text:span><text:span text:style-name="CharStyle11"><text:span text:style-name="T4">o</text:span></text:span><text:span text:style-name="CharStyle11"><text:span text:style-name="T7">žičky dokázaly opravdové divy obetivosti</text:span></text:span><text:span text:style-name="CharStyle11"><text:span text:style-name="T1">.</text:span></text:span><text:span text:style-name="CharStyle11"><text:span text:style-name="T7"> Vyše 10 mili</text:span></text:span><text:span text:style-name="CharStyle11"><text:span text:style-name="T11">a</text:span></text:span><text:span text:style-name="CharStyle11"><text:span text:style-name="T7">rd korún vystanovila posiaľ naša vlašť pre vojnu, summu skoro nepochopiteľnú. Nejedna starenka zaniesla posledný usporený halier do vojenskej kassy, nejeden gazda vzal si p</text:span></text:span><text:span text:style-name="CharStyle11"><text:span text:style-name="T4">o</text:span></text:span><text:span text:style-name="CharStyle11"><text:span text:style-name="T7">žičku na dom a na majetok, aby dal pen</text:span></text:span><text:span text:style-name="CharStyle11"><text:span text:style-name="T1">i</text:span></text:span><text:span text:style-name="CharStyle11"><text:span text:style-name="T7">aze cisárovi a kráľovi, nejeden fabrikant vydal svoje mili</text:span></text:span><text:span text:style-name="CharStyle11"><text:span text:style-name="T4">o</text:span></text:span><text:span text:style-name="CharStyle11"><text:span text:style-name="T7">ny, nejeden, ktorý sa ináče ťažko dal obmäkčiť, siahol do truhle, nejeden malý úradník podobral sa na splátky, ba ešte </text:span></text:span><text:span text:style-name="CharStyle24"><text:span text:style-name="T7">i </text:span></text:span><text:span text:style-name="CharStyle24"><text:span text:style-name="T11">š</text:span></text:span><text:span text:style-name="CharStyle11"><text:span text:style-name="T7">kolské d</text:span></text:span><text:span text:style-name="CharStyle11"><text:span text:style-name="T4">i</text:span></text:span><text:span text:style-name="CharStyle11"><text:span text:style-name="T7">etky vyprázdnily svoje buksy</text:span></text:span><text:span text:style-name="CharStyle11"><text:span text:style-name="T1">.</text:span></text:span><text:span text:style-name="CharStyle11"><text:span text:style-name="T7"> Áno, i to sú hr­dinské činy v službe bojujúcej vlasti</text:span></text:span><text:span text:style-name="CharStyle11"><text:span text:style-name="T1">. </text:span></text:span><text:span text:style-name="CharStyle11"><text:span text:style-name="T7">Peňazí treba nielen na obstarávanie munície, ale i na výživu vojska a na podporovanie</text:span></text:span><text:span text:style-name="CharStyle26"><text:span text:style-name="T1"> </text:span></text:span><text:span text:style-name="CharStyle11"><text:span text:style-name="T7">naš</text:span></text:span><text:span text:style-name="CharStyle11"><text:span text:style-name="T11">í</text:span></text:span><text:span text:style-name="CharStyle11"><text:span text:style-name="T7">ch priateľov</text:span></text:span><text:span text:style-name="CharStyle11"><text:span text:style-name="T1">.</text:span></text:span><text:span text:style-name="CharStyle11"><text:span text:style-name="T7"> Keby sme boli chudobní, bolo </text:span></text:span><text:span text:style-name="CharStyle11"><text:span text:style-name="T1">b</text:span></text:span><text:span text:style-name="CharStyle11"><text:span text:style-name="T7">y muselo tiecť o veľa viac krve</text:span></text:span><text:span text:style-name="CharStyle11"><text:span text:style-name="T1">, </text:span></text:span><text:span text:style-name="CharStyle11"><text:span text:style-name="T7">lebo by nám </text:span></text:span><text:span text:style-name="CharStyle11"><text:span text:style-name="T1">b</text:span></text:span><text:span text:style-name="CharStyle11"><text:span text:style-name="T7">oly ch</text:span></text:span><text:span text:style-name="CharStyle11"><text:span text:style-name="T1">yb</text:span></text:span><text:span text:style-name="CharStyle11"><text:span text:style-name="T7">ely dobr</text:span></text:span><text:span text:style-name="CharStyle11"><text:span text:style-name="T5">é</text:span></text:span><text:span text:style-name="CharStyle11"><text:span text:style-name="T7"> kanóny a dobrí pomocníci</text:span></text:span><text:span text:style-name="CharStyle11"><text:span text:style-name="T1">.</text:span></text:span><text:span text:style-name="CharStyle11"><text:span text:style-name="T7"> Anglia chcela nás prevládať „strieborn</text:span></text:span><text:span text:style-name="CharStyle11"><text:span text:style-name="T1">ým</text:span></text:span><text:span text:style-name="CharStyle11"><text:span text:style-name="T7">i guľami“</text:span></text:span><text:span text:style-name="CharStyle11"><text:span text:style-name="T1">,</text:span></text:span><text:span text:style-name="CharStyle11"><text:span text:style-name="T7"> to jest pe­niazmi, ale sa jej to nepodarilo. A to mám</text:span></text:span><text:span text:style-name="CharStyle11"><text:span text:style-name="T1">e </text:span></text:span><text:span text:style-name="CharStyle11"><text:span text:style-name="T7">tym </text:span></text:span><text:span text:style-name="CharStyle11"><text:span text:style-name="T1">č</text:span></text:span><text:span text:style-name="CharStyle11"><text:span text:style-name="T7">o ďakovať, ktorí tu doma vojenskú p</text:span></text:span><text:span text:style-name="CharStyle11"><text:span text:style-name="T12">o</text:span></text:span><text:span text:style-name="CharStyle11"><text:span text:style-name="T7">žičku odobrali.</text:span></text:span></text:p>
        <text:p text:style-name="P28"><text:span text:style-name="CharStyle11"><text:span text:style-name="T1">Ve</text:span></text:span><text:span text:style-name="CharStyle11"><text:span text:style-name="T7">ľkolepé veci vykonal spolok </text:span></text:span><text:span text:style-name="CharStyle11"><text:span text:style-name="T1">„</text:span></text:span><text:span text:style-name="CharStyle11"><text:span text:style-name="T7">Čer­veného kríža“. Nejeden z Vás, statní vojaci na boji</text:span></text:span><text:span text:style-name="CharStyle11"><text:span text:style-name="T5">š</text:span></text:span><text:span text:style-name="CharStyle11"><text:span text:style-name="T7">ti, zveleboval tých </text:span></text:span><text:span text:style-name="CharStyle11"><text:span text:style-name="T12">č</text:span></text:span><text:span text:style-name="CharStyle11"><text:span text:style-name="T7">o sa venujú ťažkej a nebezpečnej práci pri ošetrovaní nemocných</text:span></text:span><text:span text:style-name="CharStyle11"><text:span text:style-name="T1">.</text:span></text:span><text:span text:style-name="CharStyle11"><text:span text:style-name="T7"> Ano, mnoho hrdinstva a lásky treba: ku sbieraniu </text:span></text:span><text:span text:style-name="CharStyle11"><text:span text:style-name="T1">r</text:span></text:span><text:span text:style-name="CharStyle11"><text:span text:style-name="T7">anených za zúrivým bojištom, ku vynášaniu </text:span></text:span><text:span text:style-name="CharStyle11"><text:span text:style-name="T5">í</text:span></text:span><text:span text:style-name="CharStyle11"><text:span text:style-name="T7">ch z dažďa guliek a ku opatrovaniu </text:span></text:span><text:span text:style-name="CharStyle11"><text:span text:style-name="T12">í</text:span></text:span><text:span text:style-name="CharStyle11"><text:span text:style-name="T7">ch v lazarettoch. Kto sa na to podoberie, mus</text:span></text:span><text:span text:style-name="CharStyle11"><text:span text:style-name="T1">í</text:span></text:span><text:span text:style-name="CharStyle11"><text:span text:style-name="T7"> sa porátať so ži­votom, lebo keď ho netrafí guľa nepria­teľská, zastihnúť ho môže pot</text:span></text:span><text:span text:style-name="CharStyle11"><text:span text:style-name="T1">ut</text:span></text:span><text:span text:style-name="CharStyle11"><text:span text:style-name="T7">eľná ná­kaza. Ke</text:span></text:span><text:span text:style-name="CharStyle11"><text:span text:style-name="T1">ď</text:span></text:span><text:span text:style-name="CharStyle11"><text:span text:style-name="T7"> o nákaze rozprávam, musím sa rozpomenúť na vedu, a to predo všetkým na umenie lekárske. Ono nám pomohlo ku víťazstvu</text:span></text:span><text:span text:style-name="CharStyle11"><text:span text:style-name="T1">.</text:span></text:span><text:span text:style-name="CharStyle11"><text:span text:style-name="T7"> Kým v táboroch </text:span></text:span><text:span text:style-name="CharStyle11"><text:span text:style-name="T1">n</text:span></text:span><text:span text:style-name="CharStyle11"><text:span text:style-name="T7">ep</text:span></text:span><text:span text:style-name="CharStyle11"><text:span text:style-name="T1">r</text:span></text:span><text:span text:style-name="CharStyle11"><text:span text:style-name="T7">iateľ­ských tisíce h</text:span></text:span><text:span text:style-name="CharStyle11"><text:span text:style-name="T1">yn</text:span></text:span><text:span text:style-name="CharStyle11"><text:span text:style-name="T7">uly náka</text:span></text:span><text:span text:style-name="CharStyle11"><text:span text:style-name="T12">ž</text:span></text:span><text:span text:style-name="CharStyle11"><text:span text:style-name="T7">livými choro­bami, u nás pomerne málo takých obetí oplakávame, následkom našich znamenitých opatrení. Koľko če</text:span></text:span><text:span text:style-name="CharStyle11"><text:span text:style-name="T1">ľadn</text:span></text:span><text:span text:style-name="CharStyle11"><text:span text:style-name="T7">ý</text:span></text:span><text:span text:style-name="CharStyle11"><text:span text:style-name="T12">c</text:span></text:span><text:span text:style-name="CharStyle11"><text:span text:style-name="T7">h otcov vrátené bolo týmto spôsobom svojím milým!</text:span></text:span></text:p>
        <text:p text:style-name="P28"><text:soft-page-break/><text:span text:style-name="CharStyle11"><text:span text:style-name="T7">Vznešene a dojímav</text:span></text:span><text:span text:style-name="CharStyle11"><text:span text:style-name="T12">e</text:span></text:span><text:span text:style-name="CharStyle11"><text:span text:style-name="T7"> stojí nám pred očima starosť o manželky a dietky narukovaných</text:span></text:span><text:span text:style-name="CharStyle11"><text:span text:style-name="T1">.</text:span></text:span><text:span text:style-name="CharStyle11"><text:span text:style-name="T7"> N</text:span></text:span><text:span text:style-name="CharStyle11"><text:span text:style-name="T1">i</text:span></text:span><text:span text:style-name="CharStyle11"><text:span text:style-name="T7">ele</text:span></text:span><text:span text:style-name="CharStyle11"><text:span text:style-name="T1">n</text:span></text:span><text:span text:style-name="CharStyle11"><text:span text:style-name="T7"> že </text:span></text:span><text:span text:style-name="CharStyle11"><text:span text:style-name="T12">š</text:span></text:span><text:span text:style-name="CharStyle11"><text:span text:style-name="T7">tát povolil ihneď pe­niaze na podpory, ale i početn</text:span></text:span><text:span text:style-name="CharStyle11"><text:span text:style-name="T1">é</text:span></text:span><text:span text:style-name="CharStyle11"><text:span text:style-name="T7"> spolky sa </text:span></text:span><text:span text:style-name="CharStyle11"><text:span text:style-name="T1">ut</text:span></text:span><text:span text:style-name="CharStyle11"><text:span text:style-name="T7">vorily, ktoré si uložily za povinnosť starať sa o rodiny bojovníkov. Slabá matka nájde v otčine nielen podporu ku výchove </text:span></text:span><text:span text:style-name="CharStyle11"><text:span text:style-name="T1">di</text:span></text:span><text:span text:style-name="CharStyle11"><text:span text:style-name="T7">etok, ale i radu a potechu, kedykoľvek ich potrebuje. V každej dedine je niekto ustanovený, kto im otca nahradzuje. A keby dakto na boji</text:span></text:span><text:span text:style-name="CharStyle11"><text:span text:style-name="T5">š</text:span></text:span><text:span text:style-name="CharStyle11"><text:span text:style-name="T7">ti mal ten pocit, že svojich milých nikdy už neu</text:span></text:span><text:span text:style-name="CharStyle11"><text:span text:style-name="T1">v</text:span></text:span><text:span text:style-name="CharStyle11"><text:span text:style-name="T7">i</text:span></text:span><text:span text:style-name="CharStyle11"><text:span text:style-name="T1">dí</text:span></text:span><text:span text:style-name="CharStyle11"><text:span text:style-name="T7">, môže usínať </text:span></text:span><text:span text:style-name="CharStyle11"><text:span text:style-name="T1">s </text:span></text:span><text:span text:style-name="CharStyle11"><text:span text:style-name="T7">tým povedomím, že o jeho pozostalých bohat</text:span></text:span><text:span text:style-name="CharStyle11"><text:span text:style-name="T12">e</text:span></text:span><text:span text:style-name="CharStyle11"><text:span text:style-name="T7"> je postarané, že matka má zástupcu po boku, ktorý biedu od nej odvracia a dietk</text:span></text:span><text:span text:style-name="CharStyle11"><text:span text:style-name="T1">y</text:span></text:span><text:span text:style-name="CharStyle11"><text:span text:style-name="T7"> ku počestnému povolaniu privedie.</text:span></text:span></text:p>
        <text:p text:style-name="P28"><text:span text:style-name="CharStyle11"><text:span text:style-name="T7">Ale aj o Vás je postarané, ktorí sa snáď s telesnou chybou navrátite. Sám štát, ba i mnohé spolky, zaoberajú sa nahrádzanim ztratených údov, liečením Vaš</text:span></text:span><text:span text:style-name="CharStyle11"><text:span text:style-name="T5">í</text:span></text:span><text:span text:style-name="CharStyle11"><text:span text:style-name="T7">ch nemocí, zaopatrovan</text:span></text:span><text:span text:style-name="CharStyle11"><text:span text:style-name="T1">í</text:span></text:span><text:span text:style-name="CharStyle11"><text:span text:style-name="T7">m práce pre Vás, ktorú ste vstave vykonávať napriek telesnej chybe s ľahkos</text:span></text:span><text:span text:style-name="CharStyle11"><text:span text:style-name="T1">ť</text:span></text:span><text:span text:style-name="CharStyle11"><text:span text:style-name="T7">ou, a ktorá práca </text:span></text:span><text:span text:style-name="CharStyle11"><text:span text:style-name="T12">ľ</text:span></text:span><text:span text:style-name="CharStyle11"><text:span text:style-name="T7">ahko </text:span></text:span><text:span text:style-name="CharStyle11"><text:span text:style-name="T1">V</text:span></text:span><text:span text:style-name="CharStyle11"><text:span text:style-name="T7">ás v</text:span></text:span><text:span text:style-name="CharStyle11"><text:span text:style-name="T1">y</text:span></text:span><text:span text:style-name="CharStyle11"><text:span text:style-name="T7">živí. Soznamy sú už prihotove</text:span></text:span><text:span text:style-name="CharStyle11"><text:span text:style-name="T1">né</text:span></text:span><text:span text:style-name="CharStyle11"><text:span text:style-name="T7"> a každý si môže vyvoliť postavenie pod</text:span></text:span><text:span text:style-name="CharStyle11"><text:span text:style-name="T12">ľa</text:span></text:span><text:span text:style-name="CharStyle11"><text:span text:style-name="T7"> ľúbosti.</text:span></text:span></text:p>
        <text:p text:style-name="P28"><text:span text:style-name="CharStyle11"><text:span text:style-name="T7">Takým činom starostlivosť doma pozo­stalých všetko pripravila pr</text:span></text:span><text:span text:style-name="CharStyle11"><text:span text:style-name="T1">e</text:span></text:span><text:span text:style-name="CharStyle11"><text:span text:style-name="T7"> pokojnú činnosť</text:span></text:span><text:span text:style-name="CharStyle11"><text:span text:style-name="T1">.</text:span></text:span><text:span text:style-name="CharStyle11"><text:span text:style-name="T7"> Keď čo len iskrička života ostane vo Vás, budete od smrti zachránení, opatrovaní, vyliečení, od biedy zachránení a konečne ku takému postaveniu privedení, kde zase budete vládať po chlapsky sa</text:span></text:span><text:span text:style-name="CharStyle37"><text:span text:style-name="T7"> </text:span></text:span><text:span text:style-name="CharStyle11"><text:span text:style-name="T7">zastávať. Keď</text:span></text:span><text:span text:style-name="CharStyle11"><text:span text:style-name="T1"> </text:span></text:span><text:span text:style-name="CharStyle11"><text:span text:style-name="T7">jednem</text:span></text:span><text:span text:style-name="CharStyle11"><text:span text:style-name="T1">u</text:span></text:span><text:span text:style-name="CharStyle11"><text:span text:style-name="T7"> chybí </text:span></text:span><text:span text:style-name="CharStyle11"><text:span text:style-name="T1">no</text:span></text:span><text:span text:style-name="CharStyle11"><text:span text:style-name="T7">ha</text:span></text:span><text:span text:style-name="CharStyle11"><text:span text:style-name="T1">,</text:span></text:span><text:span text:style-name="CharStyle11"><text:span text:style-name="T7"> druhému ruka, tretiemu oko</text:span></text:span><text:span text:style-name="CharStyle11"><text:span text:style-name="T1">,</text:span></text:span><text:span text:style-name="CharStyle11"><text:span text:style-name="T7"> ani to je nie priveľké nešťastie. Oproti tomu ale je to vyznačenie obzvláštneho druhu, lebo ono samo hovor</text:span></text:span><text:span text:style-name="CharStyle11"><text:span text:style-name="T1">í</text:span></text:span><text:span text:style-name="CharStyle11"><text:span text:style-name="T7">: „Ten človek krvácal za vlasť!</text:span></text:span><text:span text:style-name="CharStyle11"><text:span text:style-name="T1">“</text:span></text:span></text:p>
        <text:p text:style-name="P28"><text:span text:style-name="CharStyle11"><text:span text:style-name="T7">Nezúfajte teda, keď Vám zima údami lomcuje, keď kanóny hučia, keď guľky hvízda</text:span></text:span><text:span text:style-name="CharStyle11"><text:span text:style-name="T1">jú</text:span></text:span><text:span text:style-name="CharStyle11"><text:span text:style-name="T7">, doma sa stará o Vás tisíce a tisíce dobrých ľudí, doma sa stará o Vás a o Vašich milých otec všetkých národov, náš cisár i kráľ</text:span></text:span><text:span text:style-name="CharStyle11"><text:span text:style-name="T1">.</text:span></text:span></text:p>
        <text:p text:style-name="P25"><text:span text:style-name="CharStyle28"><text:span text:style-name="T1"/></text:span></text:p>
        <text:p text:style-name="P27"><text:span text:style-name="CharStyle28"><text:span text:style-name="T5">6.</text:span></text:span></text:p>
        <text:h text:style-name="P13" text:outline-level="3"><text:bookmark-start text:name="bookmark16"/><text:span text:style-name="CharStyle34"><text:span text:style-name="T7">Modlitba </text:span></text:span><text:span text:style-name="CharStyle16"><text:span text:style-name="T7">pred </text:span></text:span><text:span text:style-name="CharStyle34"><text:span text:style-name="T7">bitkou.</text:span></text:span><text:bookmark-end text:name="bookmark16"/></text:h>
        <text:p text:style-name="P28"><text:span text:style-name="CharStyle28"><text:span text:style-name="T7"/></text:span></text:p>
        <text:p text:style-name="P30"><text:span text:style-name="CharStyle28"><text:span text:style-name="T7">Ot</text:span></text:span><text:span text:style-name="CharStyle28"><text:span text:style-name="T5">č</text:span></text:span><text:span text:style-name="CharStyle28"><text:span text:style-name="T7">e náš, ktorý si na nebesiach, približuje </text:span></text:span><text:span text:style-name="CharStyle28"><text:span text:style-name="T1">s</text:span></text:span><text:span text:style-name="CharStyle28"><text:span text:style-name="T7">a hod</text:span></text:span><text:span text:style-name="CharStyle28"><text:span text:style-name="T1">i</text:span></text:span><text:span text:style-name="CharStyle28"><text:span text:style-name="T7">na, k</text:span></text:span><text:span text:style-name="CharStyle28"><text:span text:style-name="T1">eď</text:span></text:span><text:span text:style-name="CharStyle28"><text:span text:style-name="T7"> budem muse</text:span></text:span><text:span text:style-name="CharStyle28"><text:span text:style-name="T5">ť</text:span></text:span><text:span text:style-name="CharStyle28"><text:span text:style-name="T7"> život postaviť za </text:span></text:span><text:span text:style-name="CharStyle28"><text:span text:style-name="T1">c</text:span></text:span><text:span text:style-name="CharStyle28"><text:span text:style-name="T7">isára a kráľa, za vlasť, za ná</text:span></text:span><text:span text:style-name="CharStyle28"><text:span text:style-name="T1">r</text:span></text:span><text:span text:style-name="CharStyle28"><text:span text:style-name="T7">od a za ro­dinu. Posilni mňa, ó Riaditeľ</text:span></text:span><text:span text:style-name="CharStyle28"><text:span text:style-name="T5">u</text:span></text:span><text:span text:style-name="CharStyle28"><text:span text:style-name="T7"> môjho os</text:span></text:span><text:span text:style-name="CharStyle28"><text:span text:style-name="T1">u</text:span></text:span><text:span text:style-name="CharStyle28"><text:span text:style-name="T7">d</text:span></text:span><text:span text:style-name="CharStyle28"><text:span text:style-name="T1">u</text:span></text:span><text:span text:style-name="CharStyle28"><text:span text:style-name="T7">! Pohliadni</text:span></text:span><text:span text:style-name="CharStyle28"><text:span text:style-name="T1">:</text:span></text:span><text:span text:style-name="CharStyle28"><text:span text:style-name="T7"> </text:span></text:span><text:span text:style-name="CharStyle28"><text:span text:style-name="T1">n</text:span></text:span><text:span text:style-name="CharStyle28"><text:span text:style-name="T7">ep</text:span></text:span><text:span text:style-name="CharStyle28"><text:span text:style-name="T1">r</text:span></text:span><text:span text:style-name="CharStyle28"><text:span text:style-name="T7">iateľ prišiel, aby nás ol</text:span></text:span><text:span text:style-name="CharStyle28"><text:span text:style-name="T1">ú</text:span></text:span><text:span text:style-name="CharStyle28"><text:span text:style-name="T7">pil o to najdrahšie, </text:span></text:span><text:span text:style-name="CharStyle28"><text:span text:style-name="T1">č</text:span></text:span><text:span text:style-name="CharStyle28"><text:span text:style-name="T7">o máme, o našu krásnu</text:span></text:span><text:span text:style-name="CharStyle28"><text:span text:style-name="T1">,</text:span></text:span><text:span text:style-name="CharStyle28"><text:span text:style-name="T7"> milo­va</text:span></text:span><text:span text:style-name="CharStyle28"><text:span text:style-name="T1">n</text:span></text:span><text:span text:style-name="CharStyle28"><text:span text:style-name="T7">ú vlasť! Pohliadni</text:span></text:span><text:span text:style-name="CharStyle28"><text:span text:style-name="T1">:</text:span></text:span><text:span text:style-name="CharStyle28"><text:span text:style-name="T7"> nepriateľ prišiel, aby nás vyhnal z našich príbytkov a majetkov a nás do biedy uvalil! Pohliadni</text:span></text:span><text:span text:style-name="CharStyle28"><text:span text:style-name="T1">:</text:span></text:span><text:span text:style-name="CharStyle28"><text:span text:style-name="T7"> nepriateľ p</text:span></text:span><text:span text:style-name="CharStyle28"><text:span text:style-name="T1">r</text:span></text:span><text:span text:style-name="CharStyle28"><text:span text:style-name="T7">i­šiel, aby nám zo srdca vytrhol klenot náš najdrahocen</text:span></text:span><text:span text:style-name="CharStyle28"><text:span text:style-name="T1">n</text:span></text:span><text:span text:style-name="CharStyle28"><text:span text:style-name="T5">ě</text:span></text:span><text:span text:style-name="CharStyle28"><text:span text:style-name="T1">j</text:span></text:span><text:span text:style-name="CharStyle28"><text:span text:style-name="T5">š</text:span></text:span><text:span text:style-name="CharStyle28"><text:span text:style-name="T7">í, na</text:span></text:span><text:span text:style-name="CharStyle28"><text:span text:style-name="T1">š</text:span></text:span><text:span text:style-name="CharStyle28"><text:span text:style-name="T7">u vier</text:span></text:span><text:span text:style-name="CharStyle28"><text:span text:style-name="T1">u</text:span></text:span><text:span text:style-name="CharStyle28"><text:span text:style-name="T7">, zvelebovanie Teba a lásku k </text:span></text:span><text:soft-page-break/><text:span text:style-name="CharStyle28"><text:span text:style-name="T7">Tebe! Nedopúšťaj toho, </text:span></text:span><text:span text:style-name="CharStyle28"><text:span text:style-name="T1">O</text:span></text:span><text:span text:style-name="CharStyle28"><text:span text:style-name="T7">t</text:span></text:span><text:span text:style-name="CharStyle28"><text:span text:style-name="T1">č</text:span></text:span><text:span text:style-name="CharStyle28"><text:span text:style-name="T7">e ne­beský, ku ktorému sa vz</text:span></text:span><text:span text:style-name="CharStyle28"><text:span text:style-name="T1">n</text:span></text:span><text:span text:style-name="CharStyle28"><text:span text:style-name="T7">áša modlitba táto</text:span></text:span><text:span text:style-name="CharStyle26"><text:span text:style-name="T13"> </text:span></text:span><text:span text:style-name="CharStyle28"><text:span text:style-name="T1">z</text:span></text:span><text:span text:style-name="CharStyle28"><text:span text:style-name="T7"> hľbky srdca môjho, ku ktorému prenikajú prosby manželky mojej i detí! Vyslyš úpenie naše! Daj mi do boja odvahy i sily, a dopraj vr</text:span></text:span><text:span text:style-name="CharStyle28"><text:span text:style-name="T12">á</text:span></text:span><text:span text:style-name="CharStyle28"><text:span text:style-name="T7">tiť </text:span></text:span><text:span text:style-name="CharStyle28"><text:span text:style-name="T1">s</text:span></text:span><text:span text:style-name="CharStyle28"><text:span text:style-name="T7">a bez úrazu do kruhu mojich najmilej</text:span></text:span><text:span text:style-name="CharStyle28"><text:span text:style-name="T1">š</text:span></text:span><text:span text:style-name="CharStyle28"><text:span text:style-name="T5">ích</text:span></text:span><text:span text:style-name="CharStyle28"><text:span text:style-name="T7">! Avšak </text:span></text:span><text:span text:style-name="CharStyle28"><text:span text:style-name="T1">j</text:span></text:span><text:span text:style-name="CharStyle28"><text:span text:style-name="T7">e</text:span></text:span><text:span text:style-name="CharStyle28"><text:span text:style-name="T1">s</text:span></text:span><text:span text:style-name="CharStyle28"><text:span text:style-name="T7">tli ináč zneje rozsudok Tvoj, jestli si m</text:span></text:span><text:span text:style-name="CharStyle28"><text:span text:style-name="T1">ň</text:span></text:span><text:span text:style-name="CharStyle28"><text:span text:style-name="T7">a určil za obeť </text:span></text:span><text:span text:style-name="CharStyle28"><text:span text:style-name="T1">n</text:span></text:span><text:span text:style-name="CharStyle28"><text:span text:style-name="T7">a zach</text:span></text:span><text:span text:style-name="CharStyle28"><text:span text:style-name="T1">r</text:span></text:span><text:span text:style-name="CharStyle28"><text:span text:style-name="T7">ánenie vlasti, budiž vôľa Tvoja, ja ne</text:span></text:span><text:span text:style-name="CharStyle28"><text:span text:style-name="T1">r</text:span></text:span><text:span text:style-name="CharStyle28"><text:span text:style-name="T7">eptám a </text:span></text:span><text:span text:style-name="CharStyle28"><text:span text:style-name="T1">v</text:span></text:span><text:span text:style-name="CharStyle28"><text:span text:style-name="T7">ďačne zom</text:span></text:span><text:span text:style-name="CharStyle28"><text:span text:style-name="T1">r</text:span></text:span><text:span text:style-name="CharStyle28"><text:span text:style-name="T7">iem za velik</text:span></text:span><text:span text:style-name="CharStyle28"><text:span text:style-name="T5">ú</text:span></text:span><text:span text:style-name="CharStyle28"><text:span text:style-name="T7"> vec našu, za na</text:span></text:span><text:span text:style-name="CharStyle28"><text:span text:style-name="T1">š</text:span></text:span><text:span text:style-name="CharStyle28"><text:span text:style-name="T7">u vlasť krásnu a za m</text:span></text:span><text:span text:style-name="CharStyle28"><text:span text:style-name="T1">ojh</text:span></text:span><text:span text:style-name="CharStyle28"><text:span text:style-name="T7">o na</text:span></text:span><text:span text:style-name="CharStyle28"><text:span text:style-name="T1">jd</text:span></text:span><text:span text:style-name="CharStyle28"><text:span text:style-name="T7">ob</text:span></text:span><text:span text:style-name="CharStyle28"><text:span text:style-name="T1">rotivejš</text:span></text:span><text:span text:style-name="CharStyle28"><text:span text:style-name="T7">ieho milo­vaného panovníka</text:span></text:span><text:span text:style-name="CharStyle28"><text:span text:style-name="T1">.</text:span></text:span><text:span text:style-name="CharStyle28"><text:span text:style-name="T7"> Len o jedno Ťa prosím potom</text:span></text:span><text:span text:style-name="CharStyle28"><text:span text:style-name="T1">,</text:span></text:span><text:span text:style-name="CharStyle28"><text:span text:style-name="T7"> </text:span></text:span><text:span text:style-name="CharStyle28"><text:span text:style-name="T1">Otč</text:span></text:span><text:span text:style-name="CharStyle28"><text:span text:style-name="T7">e môj nebeský: keď zrak m</text:span></text:span><text:span text:style-name="CharStyle28"><text:span text:style-name="T1">oj</text:span></text:span><text:span text:style-name="CharStyle28"><text:span text:style-name="T7"> lá­mať sa bude, nech uzriem útek nep</text:span></text:span><text:span text:style-name="CharStyle28"><text:span text:style-name="T1">r</text:span></text:span><text:span text:style-name="CharStyle28"><text:span text:style-name="T7">iateľa a víťazstvo v</text:span></text:span><text:span text:style-name="CharStyle28"><text:span text:style-name="T12">o</text:span></text:span><text:span text:style-name="CharStyle28"><text:span text:style-name="T7">jsk našich</text:span></text:span><text:span text:style-name="CharStyle28"><text:span text:style-name="T1">!</text:span></text:span><text:span text:style-name="CharStyle28"><text:span text:style-name="T7"> Vtedy viem, že moj</text:span></text:span><text:span text:style-name="CharStyle28"><text:span text:style-name="T12">í</text:span></text:span><text:span text:style-name="CharStyle28"><text:span text:style-name="T1"> </text:span></text:span><text:span text:style-name="CharStyle28"><text:span text:style-name="T7">milí sú v úplnej bezpečnosti, vtedy viem, že si veliká i šťastná, Ty krásna vlasť moja!</text:span></text:span></text:p>
        <text:p text:style-name="P28"><text:span text:style-name="CharStyle28"><text:span text:style-name="T7">Trúby zavznely, šable </text:span></text:span><text:span text:style-name="CharStyle28"><text:span text:style-name="T1">zarin</text:span></text:span><text:span text:style-name="CharStyle28"><text:span text:style-name="T7">čaly, už zahrmely delá po ší</text:span></text:span><text:span text:style-name="CharStyle28"><text:span text:style-name="T1">r</text:span></text:span><text:span text:style-name="CharStyle28"><text:span text:style-name="T7">om boji</text:span></text:span><text:span text:style-name="CharStyle28"><text:span text:style-name="T1">š</text:span></text:span><text:span text:style-name="CharStyle28"><text:span text:style-name="T7">ti</text:span></text:span><text:span text:style-name="CharStyle28"><text:span text:style-name="T1">.</text:span></text:span><text:span text:style-name="CharStyle28"><text:span text:style-name="T7"> Hore sa teda do boja! Za Boha, za kráľa a za vlasť! Nebudem váhať, ani neustúpim! Ochraňuj mňa, </text:span></text:span><text:span text:style-name="CharStyle28"><text:span text:style-name="T1">Otč</text:span></text:span><text:span text:style-name="CharStyle28"><text:span text:style-name="T7">e nebeský! Pozdravenie cisá</text:span></text:span><text:span text:style-name="CharStyle28"><text:span text:style-name="T1">r</text:span></text:span><text:span text:style-name="CharStyle28"><text:span text:style-name="T7">o</text:span></text:span><text:span text:style-name="CharStyle28"><text:span text:style-name="T1">v</text:span></text:span><text:span text:style-name="CharStyle28"><text:span text:style-name="T7">i, i vlasti mojej drahej, pozdravujem i Vás rodinka moja milá! Ho</text:span></text:span><text:span text:style-name="CharStyle28"><text:span text:style-name="T1">r</text:span></text:span><text:span text:style-name="CharStyle28"><text:span text:style-name="T7">e do boja, hore sa </text:span></text:span><text:span text:style-name="CharStyle28"><text:span text:style-name="T1">—</text:span></text:span><text:span text:style-name="CharStyle28"><text:span text:style-name="T7"> k </text:span></text:span><text:span text:style-name="CharStyle28"><text:span text:style-name="T1">v</text:span></text:span><text:span text:style-name="CharStyle28"><text:span text:style-name="T7">íťazst</text:span></text:span><text:span text:style-name="CharStyle28"><text:span text:style-name="T1">v</text:span></text:span><text:span text:style-name="CharStyle28"><text:span text:style-name="T7">u!</text:span></text:span></text:p>
        <text:p text:style-name="P35"><text:span text:style-name="CharStyle44"><text:span text:style-name="T7"/></text:span></text:p>
        <text:p text:style-name="P36"><text:span text:style-name="CharStyle44"><text:span text:style-name="T7">7</text:span></text:span><text:span text:style-name="CharStyle44"><text:span text:style-name="T1">.</text:span></text:span></text:p>
        <text:h text:style-name="P13" text:outline-level="3"><text:bookmark-start text:name="bookmark18"/><text:span text:style-name="CharStyle16"><text:span text:style-name="T7">Modlitba po </text:span></text:span><text:span text:style-name="CharStyle34"><text:span text:style-name="T7">bitke.</text:span></text:span><text:bookmark-end text:name="bookmark18"/></text:h>
        <text:p text:style-name="P28"><text:span text:style-name="CharStyle28"><text:span text:style-name="T7"/></text:span></text:p>
        <text:p text:style-name="P30"><text:span text:style-name="CharStyle28"><text:span text:style-name="T7">Bolo mi ako v ťažkom sni, bol to tuhý boj, Ďakujem Ti, </text:span></text:span><text:span text:style-name="CharStyle47"><text:span text:style-name="T5">ó</text:span></text:span><text:span text:style-name="CharStyle28"><text:span text:style-name="T7"> Bože, že si </text:span></text:span><text:span text:style-name="CharStyle48"><text:span text:style-name="T7">n</text:span></text:span><text:span text:style-name="CharStyle48"><text:span text:style-name="T1">ú</text:span></text:span><text:span text:style-name="CharStyle48"><text:span text:style-name="T7"> </text:span></text:span><text:span text:style-name="CharStyle28"><text:span text:style-name="T7">nedal zahynúť. Nejeden kámarát môj nikdy sa viac</text:span></text:span><text:span text:style-name="CharStyle26"><text:span text:style-name="T7"> </text:span></text:span><text:span text:style-name="CharStyle28"><text:span text:style-name="T7">nevráti. Ty si ho vzal k sebe. Nech uzrie ra­dosť večnú na nebesiach</text:span></text:span><text:span text:style-name="CharStyle28"><text:span text:style-name="T1">,</text:span></text:span><text:span text:style-name="CharStyle28"><text:span text:style-name="T7"> zaslúžil si toho</text:span></text:span><text:span text:style-name="CharStyle28"><text:span text:style-name="T1">! </text:span></text:span><text:span text:style-name="CharStyle28"><text:span text:style-name="T7">Avšak mne dovoľ, </text:span></text:span><text:span text:style-name="CharStyle28"><text:span text:style-name="T1">a</text:span></text:span><text:span text:style-name="CharStyle28"><text:span text:style-name="T7">by som sa Ti vrúcne po­ďakoval za ochranu i milosť Tvoju! Keď so</text:span></text:span><text:span text:style-name="CharStyle28"><text:span text:style-name="T1">m </text:span></text:span><text:span text:style-name="CharStyle28"><text:span text:style-name="T7">aj</text:span></text:span><text:span text:style-name="CharStyle28"><text:span text:style-name="T1"> </text:span></text:span><text:span text:style-name="CharStyle28"><text:span text:style-name="T7">dostal ranu v tom boji krvavom, vďačne budem boľasti sná</text:span></text:span><text:span text:style-name="CharStyle28"><text:span text:style-name="T1">š</text:span></text:span><text:span text:style-name="CharStyle28"><text:span text:style-name="T7">ať. Dobrosrdeční ľudia mňa vyliečia</text:span></text:span><text:span text:style-name="CharStyle28"><text:span text:style-name="T1">,</text:span></text:span><text:span text:style-name="CharStyle28"><text:span text:style-name="T7"> a budem sa môcť vr</text:span></text:span><text:span text:style-name="CharStyle28"><text:span text:style-name="T12">á</text:span></text:span><text:span text:style-name="CharStyle28"><text:span text:style-name="T7">tiť ku mojím milým. Za kráľa a za vlasť s radosťou po­nesiem telesnú chybu</text:span></text:span><text:span text:style-name="CharStyle28"><text:span text:style-name="T1">.</text:span></text:span><text:span text:style-name="CharStyle28"><text:span text:style-name="T7"> Bude mňa ona upomí­nať na najťažšiu hodinu života môjho, a na povďačnosť, ktorú som Ti podlžný</text:span></text:span><text:span text:style-name="CharStyle28"><text:span text:style-name="T1">.</text:span></text:span><text:span text:style-name="CharStyle28"><text:span text:style-name="T7"> Koľká </text:span></text:span><text:span text:style-name="CharStyle28"><text:span text:style-name="T1">r</text:span></text:span><text:span text:style-name="CharStyle28"><text:span text:style-name="T7">adosť o</text:span></text:span><text:span text:style-name="CharStyle28"><text:span text:style-name="T1">panuje</text:span></text:span><text:span text:style-name="CharStyle28"><text:span text:style-name="T7"> s</text:span></text:span><text:span text:style-name="CharStyle28"><text:span text:style-name="T1">r</text:span></text:span><text:span text:style-name="CharStyle28"><text:span text:style-name="T7">dce moje, ke</text:span></text:span><text:span text:style-name="CharStyle28"><text:span text:style-name="T12">ď</text:span></text:span><text:span text:style-name="CharStyle28"><text:span text:style-name="T7"> uv</text:span></text:span><text:span text:style-name="CharStyle28"><text:span text:style-name="T1">i</text:span></text:span><text:span text:style-name="CharStyle28"><text:span text:style-name="T7">dím, že </text:span></text:span><text:span text:style-name="CharStyle28"><text:span text:style-name="T1">v</text:span></text:span><text:span text:style-name="CharStyle28"><text:span text:style-name="T7">lasť moja víťazne vyšla z na</text:span></text:span><text:span text:style-name="CharStyle28"><text:span text:style-name="T1">j</text:span></text:span><text:span text:style-name="CharStyle28"><text:span text:style-name="T7">m</text:span></text:span><text:span text:style-name="CharStyle28"><text:span text:style-name="T1">o</text:span></text:span><text:span text:style-name="CharStyle28"><text:span text:style-name="T7">h</text:span></text:span><text:span text:style-name="CharStyle28"><text:span text:style-name="T1">út</text:span></text:span><text:span text:style-name="CharStyle28"><text:span text:style-name="T7">n</text:span></text:span><text:span text:style-name="CharStyle28"><text:span text:style-name="T1">ej</text:span></text:span><text:span text:style-name="CharStyle28"><text:span text:style-name="T14">š</text:span></text:span><text:span text:style-name="CharStyle28"><text:span text:style-name="T1">e</text:span></text:span><text:span text:style-name="CharStyle28"><text:span text:style-name="T7">j zo všetkých vojen, </text:span></text:span><text:span text:style-name="CharStyle28"><text:span text:style-name="T1">—</text:span></text:span><text:span text:style-name="CharStyle28"><text:span text:style-name="T7"> a keď budem môcť po­vedať: Aj ja som bo</text:span></text:span><text:span text:style-name="CharStyle28"><text:span text:style-name="T1">l</text:span></text:span><text:span text:style-name="CharStyle28"><text:span text:style-name="T7"> účast</text:span></text:span><text:span text:style-name="CharStyle28"><text:span text:style-name="T1">n</text:span></text:span><text:span text:style-name="CharStyle28"><text:span text:style-name="T7">ý, vlasť moja, </text:span></text:span><text:span text:style-name="CharStyle28"><text:span text:style-name="T12">R</text:span></text:span><text:span text:style-name="CharStyle28"><text:span text:style-name="T7">ak</text:span></text:span><text:span text:style-name="CharStyle28"><text:span text:style-name="T1">ús</text:span></text:span><text:span text:style-name="CharStyle28"><text:span text:style-name="T7">k</text:span></text:span><text:span text:style-name="CharStyle28"><text:span text:style-name="T1">o</text:span></text:span><text:span text:style-name="CharStyle28"><text:span text:style-name="T7"> moje drahé, Ty krásna zem Uhorská, keď sme boj za Teba bojovali. Aký </text:span></text:span><text:span text:style-name="CharStyle28"><text:span text:style-name="T1">s</text:span></text:span><text:span text:style-name="CharStyle28"><text:span text:style-name="T7">om bla­žený</text:span></text:span><text:span text:style-name="CharStyle28"><text:span text:style-name="T1">,</text:span></text:span><text:span text:style-name="CharStyle28"><text:span text:style-name="T7"> že som zažil tieto veľké časy, a súčastnil sa týchto bojov! Za vieru, za kráľa a za vlasť som bojoval, a teraz budem žiť pre n</text:span></text:span><text:span text:style-name="CharStyle28"><text:span text:style-name="T12">í</text:span></text:span><text:span text:style-name="CharStyle28"><text:span text:style-name="T7">ch!</text:span></text:span></text:p>
        <text:p text:style-name="P4"><text:span text:style-name="CharStyle26"><text:span text:style-name="T1"/></text:span></text:p>
        <text:p text:style-name="P25"><text:span text:style-name="CharStyle48"><text:span text:style-name="T7">8</text:span></text:span><text:span text:style-name="CharStyle48"><text:span text:style-name="T1">.</text:span></text:span></text:p>
        <text:h text:style-name="P13" text:outline-level="3"><text:bookmark-start text:name="bookmark20"/><text:span text:style-name="CharStyle16"><text:span text:style-name="T7">Doslov</text:span></text:span><text:span text:style-name="CharStyle16"><text:span text:style-name="T1">.</text:span></text:span><text:bookmark-end text:name="bookmark20"/></text:h>
        <text:p text:style-name="P28"><text:soft-page-break/><text:span text:style-name="CharStyle11"><text:span text:style-name="T7"/></text:span></text:p>
        <text:p text:style-name="P30"><text:span text:style-name="CharStyle11"><text:span text:style-name="T7">Vojna vyžaduje velikých obeti na ma­jetku i krvi. Vojna je to najstrašnejšie, </text:span></text:span><text:span text:style-name="CharStyle11"><text:span text:style-name="T1">č</text:span></text:span><text:span text:style-name="CharStyle11"><text:span text:style-name="T7">o lud</text:span></text:span><text:span text:style-name="CharStyle11"><text:span text:style-name="T1">i</text:span></text:span><text:span text:style-name="CharStyle11"><text:span text:style-name="T7">a zakúsia, ale i to najveľkolepejšie, lebo určuje osudy národov. V ohromnom zápase, ku ktorému sme boli prinútení, lebo nás chceli nepriatelia zničiť, bola pravda na na</text:span></text:span><text:span text:style-name="CharStyle11"><text:span text:style-name="T1">š</text:span></text:span><text:span text:style-name="CharStyle11"><text:span text:style-name="T7">ej strane, preto sme musel</text:span></text:span><text:span text:style-name="CharStyle11"><text:span text:style-name="T12">í</text:span></text:span><text:span text:style-name="CharStyle11"><text:span text:style-name="T7"> aj zvíťaziť</text:span></text:span><text:span text:style-name="CharStyle11"><text:span text:style-name="T1">.</text:span></text:span><text:span text:style-name="CharStyle11"><text:span text:style-name="T7"> Ovšem že je víťazstvo ešte nie celkom dokončené, ale už sa rodí a pre nás je spečatené. My premeriavame dunia­cim krokom celú zemeguľu a určujeme beh udalosti. Ha, akou radosťou sa nám prsia naplňujú, ako to oduševňuje ku no­vému hrdinstv</text:span></text:span><text:span text:style-name="CharStyle11"><text:span text:style-name="T1">u!</text:span></text:span><text:span text:style-name="CharStyle11"><text:span text:style-name="T7"> Podľač sme trafili rovno do srdca, hradby nepriateľské na trosky sme rozbili, orla </text:span></text:span><text:span text:style-name="CharStyle11"><text:span text:style-name="T1">ra</text:span></text:span><text:span text:style-name="CharStyle11"><text:span text:style-name="T7">kúsko-uhorské</text:span></text:span><text:span text:style-name="CharStyle11"><text:span text:style-name="T1">ho</text:span></text:span><text:span text:style-name="CharStyle11"><text:span text:style-name="T7"> nosili sme po ďalekých končinách sveta, a teraz hore sa! </text:span></text:span><text:span text:style-name="CharStyle11"><text:span text:style-name="T1">S</text:span></text:span><text:span text:style-name="CharStyle11"><text:span text:style-name="T7"> mečom v ruke pôjdeme do Svätej Zeme, kde Spasiteľ náš žil a trpel, </text:span></text:span><text:span text:style-name="CharStyle11"><text:span text:style-name="T1">—</text:span></text:span><text:span text:style-name="CharStyle11"><text:span text:style-name="T7"> toto je velikosť i svätosť časov našich. Pozdné veky budú rozhlasovať naše hrdin­stvo a naše skutky. </text:span></text:span><text:span text:style-name="CharStyle11"><text:span text:style-name="T1">I</text:span></text:span><text:span text:style-name="CharStyle11"><text:span text:style-name="T7"> v tie časy sa bude rozprávať, že počas svetovej vojny starcovia chopili sa zbrane a vydriapali sa na kon­čiare Alpské k obrane vlasti, že mužovia zanechali ženu i det</text:span></text:span><text:span text:style-name="CharStyle11"><text:span text:style-name="T12">i</text:span></text:span><text:span text:style-name="CharStyle11"><text:span text:style-name="T7"> a dobrovoľne sa staval</text:span></text:span><text:span text:style-name="CharStyle11"><text:span text:style-name="T12">i</text:span></text:span><text:span text:style-name="CharStyle11"><text:span text:style-name="T7"> do bojovného </text:span></text:span><text:span text:style-name="CharStyle11"><text:span text:style-name="T1">šíku,</text:span></text:span><text:span text:style-name="CharStyle11"><text:span text:style-name="T7"> že mládenci vytrhli </text:span></text:span><text:span text:style-name="CharStyle11"><text:span text:style-name="T1">s</text:span></text:span><text:span text:style-name="CharStyle11"><text:span text:style-name="T7">a </text:span></text:span><text:span text:style-name="CharStyle11"><text:span text:style-name="T5">z</text:span></text:span><text:span text:style-name="CharStyle11"><text:span text:style-name="T7"> objatia snúbeníc, </text:span></text:span><text:span text:style-name="CharStyle11"><text:span text:style-name="T1">—</text:span></text:span><text:span text:style-name="CharStyle11"><text:span text:style-name="T7"> že mládenci, ktorým sa sotva páperie na mieste fúzov ukazovalo, dobrovoľne vstupovali do vo­jenskej služby, že panie z najvyššieho rodu, s </text:span></text:span><text:span text:style-name="CharStyle11"><text:span text:style-name="T1">pr</text:span></text:span><text:span text:style-name="CharStyle11"><text:span text:style-name="T7">ipásanou zásterkou, po špitáloch čistily telá, a ošetr</text:span></text:span><text:span text:style-name="CharStyle11"><text:span text:style-name="T1">ov</text:span></text:span><text:span text:style-name="CharStyle11"><text:span text:style-name="T7">al</text:span></text:span><text:span text:style-name="CharStyle24"><text:span text:style-name="T7">y </text:span></text:span><text:span text:style-name="CharStyle11"><text:span text:style-name="T7">rany, ž</text:span></text:span><text:span text:style-name="CharStyle11"><text:span text:style-name="T1">e</text:span></text:span><text:span text:style-name="CharStyle11"><text:span text:style-name="T7"> princ</text:span></text:span><text:span text:style-name="CharStyle11"><text:span text:style-name="T1">e</text:span></text:span><text:span text:style-name="CharStyle11"><text:span text:style-name="T7">zny chodi</text:span></text:span><text:span text:style-name="CharStyle11"><text:span text:style-name="T1">l</text:span></text:span><text:span text:style-name="CharStyle11"><text:span text:style-name="T7">y po domoch so </text:span></text:span><text:span text:style-name="CharStyle11"><text:span text:style-name="T1">sb</text:span></text:span><text:span text:style-name="CharStyle11"><text:span text:style-name="T7">ierac</text:span></text:span><text:span text:style-name="CharStyle11"><text:span text:style-name="T1">í</text:span></text:span><text:span text:style-name="CharStyle11"><text:span text:style-name="T7">mi buksami, </text:span></text:span><text:span text:style-name="CharStyle11"><text:span text:style-name="T1">— </text:span></text:span><text:span text:style-name="CharStyle11"><text:span text:style-name="T7">že v dávaní milodarov pretekali sa knie­žatá i sedliaci, úradníci </text:span></text:span><text:span text:style-name="CharStyle11"><text:span text:style-name="T1">i</text:span></text:span><text:span text:style-name="CharStyle11"><text:span text:style-name="T7"> robotníci, </text:span></text:span><text:span text:style-name="CharStyle11"><text:span text:style-name="T1">—</text:span></text:span><text:span text:style-name="CharStyle11"><text:span text:style-name="T7"> že slečinky podávaly občerstvenie, a vznešené panie stály pri ohnisku, že každý deň plodil nové hrdinské skutky, a že duch </text:span></text:span><text:span text:style-name="CharStyle11"><text:span text:style-name="T1">š</text:span></text:span><text:span text:style-name="CharStyle11"><text:span text:style-name="T7">lache</text:span></text:span><text:span text:style-name="CharStyle11"><text:span text:style-name="T5">t</text:span></text:span><text:span text:style-name="CharStyle11"><text:span text:style-name="T7">ného Samaritána zavládol svetom. Áno, školské dietky sa už nebudú učiť o hrdi­no</text:span></text:span><text:span text:style-name="CharStyle11"><text:span text:style-name="T1">c</text:span></text:span><text:span text:style-name="CharStyle11"><text:span text:style-name="T7">h dávnych časov a dávnych národov, a</text:span></text:span><text:span text:style-name="CharStyle11"><text:span text:style-name="T1">l</text:span></text:span><text:span text:style-name="CharStyle11"><text:span text:style-name="T7">e o synoch vlastnej otčiny, ktorí vo sve­tovej vojne krv za vlasť prelievali. Hore na vrchoch sú tie skrýše, v ktorých Vy so zbraňou v ruke na stráži stojíte, tam sú tie pomníky, ktoré v pozdných vekoch hlásať budú ve</text:span></text:span><text:span text:style-name="CharStyle11"><text:span text:style-name="T1">r</text:span></text:span><text:span text:style-name="CharStyle11"><text:span text:style-name="T7">nosť Va</text:span></text:span><text:span text:style-name="CharStyle11"><text:span text:style-name="T1">š</text:span></text:span><text:span text:style-name="CharStyle11"><text:span text:style-name="T7">u</text:span></text:span><text:span text:style-name="CharStyle11"><text:span text:style-name="T1">.</text:span></text:span><text:span text:style-name="CharStyle11"><text:span text:style-name="T7"> Pútnik, kto</text:span></text:span><text:span text:style-name="CharStyle11"><text:span text:style-name="T1">r</text:span></text:span><text:span text:style-name="CharStyle11"><text:span text:style-name="T5">ý</text:span></text:span><text:span text:style-name="CharStyle11"><text:span text:style-name="T1"> </text:span></text:span><text:span text:style-name="CharStyle11"><text:span text:style-name="T7">pôjde okolo tých b</text:span></text:span><text:span text:style-name="CharStyle11"><text:span text:style-name="T1">r</text:span></text:span><text:span text:style-name="CharStyle11"><text:span text:style-name="T7">ál, s nemou úctou sa zastaví pri streleckých zákop</text:span></text:span><text:span text:style-name="CharStyle11"><text:span text:style-name="T1">á</text:span></text:span><text:span text:style-name="CharStyle11"><text:span text:style-name="T7">ch, a mená Vaše bude s pov</text:span></text:span><text:span text:style-name="CharStyle11"><text:span text:style-name="T1">ď</text:span></text:span><text:span text:style-name="CharStyle11"><text:span text:style-name="T7">ačnosťou spomínať</text:span></text:span><text:span text:style-name="CharStyle11"><text:span text:style-name="T1">.</text:span></text:span><text:span text:style-name="CharStyle11"><text:span text:style-name="T7"> Tak bude žiť na veky pamiatka všetkých Vás verných, ktorí v bojoch padnete, alebo ako víťazí, o</text:span></text:span><text:span text:style-name="CharStyle11"><text:span text:style-name="T1">v</text:span></text:span><text:span text:style-name="CharStyle11"><text:span text:style-name="T7">enčení domov sa navrátite</text:span></text:span><text:span text:style-name="CharStyle11"><text:span text:style-name="T1">.</text:span></text:span><text:span text:style-name="CharStyle11"><text:span text:style-name="T7"> </text:span></text:span><text:span text:style-name="CharStyle11"><text:span text:style-name="T1">S</text:span></text:span><text:span text:style-name="CharStyle11"><text:span text:style-name="T7"> otca na syna dediť sa bude povesť o </text:span></text:span><text:span text:style-name="CharStyle11"><text:span text:style-name="T1">V</text:span></text:span><text:span text:style-name="CharStyle11"><text:span text:style-name="T7">ašom hrdinstve, deti usilovne budú </text:span></text:span><text:span text:style-name="CharStyle11"><text:span text:style-name="T12">š</text:span></text:span><text:span text:style-name="CharStyle11"><text:span text:style-name="T7">labikovať</text:span></text:span><text:span text:style-name="CharStyle27"><text:span text:style-name="T7"> </text:span></text:span><text:span text:style-name="CharStyle11"><text:span text:style-name="T7">v čítanke, čo bude o V</text:span></text:span><text:span text:style-name="CharStyle11"><text:span text:style-name="T1">á</text:span></text:span><text:span text:style-name="CharStyle11"><text:span text:style-name="T7">s napísané, mlá­denci </text:span></text:span><text:span text:style-name="CharStyle11"><text:span text:style-name="T1">s</text:span></text:span><text:span text:style-name="CharStyle11"><text:span text:style-name="T7"> ohňom bud</text:span></text:span><text:span text:style-name="CharStyle11"><text:span text:style-name="T1">ú</text:span></text:span><text:span text:style-name="CharStyle11"><text:span text:style-name="T7"> vyspevovať piesne o Vašich skutkoch, mužovia </text:span></text:span><text:span text:style-name="CharStyle11"><text:span text:style-name="T1">s</text:span></text:span><text:span text:style-name="CharStyle11"><text:span text:style-name="T7"> pýchou budu čítať </text:span></text:span><text:span text:style-name="CharStyle11"><text:span text:style-name="T1">z</text:span></text:span><text:span text:style-name="CharStyle11"><text:span text:style-name="T7"> knižiek o našich časoch a trasúci sa starci rozprávať budú poslucháčom svo­jim: </text:span></text:span><text:span text:style-name="CharStyle11"><text:span text:style-name="T1">„</text:span></text:span><text:span text:style-name="CharStyle11"><text:span text:style-name="T7">Veru tak, boly to veliké a krásne čas</text:span></text:span><text:span text:style-name="CharStyle11"><text:span text:style-name="T1">y!“</text:span></text:span></text:p>
        <text:h text:style-name="P11" text:outline-level="2"><text:soft-page-break/><text:span text:style-name="CharStyle9"><text:span text:style-name="T7"/></text:span></text:h>
        <text:h text:style-name="P12" text:outline-level="2"><text:span text:style-name="CharStyle9"><text:span text:style-name="T7"/></text:span></text:h>
        <text:h text:style-name="P12" text:outline-level="2"><text:bookmark-start text:name="bookmark22"/><text:span text:style-name="CharStyle9"><text:span text:style-name="T7">Kráľovské slová</text:span></text:span><text:bookmark-end text:name="bookmark22"/><text:span text:style-name="CharStyle49"><text:span text:style-name="T1"> </text:span></text:span><text:span text:style-name="CharStyle23"><text:span text:style-name="T7">ku zbran</text:span></text:span><text:span text:style-name="CharStyle23"><text:span text:style-name="T12">n</text:span></text:span><text:span text:style-name="CharStyle23"><text:span text:style-name="T7">ej moci ríšskej.</text:span></text:span></text:h>
        <text:p text:style-name="P25"><text:span text:style-name="CharStyle28"><text:span text:style-name="T1"/></text:span></text:p>
        <text:p text:style-name="P26"><text:span text:style-name="CharStyle28"><text:span text:style-name="T5">1</text:span></text:span><text:span text:style-name="CharStyle28"><text:span text:style-name="T7">.</text:span></text:span></text:p>
        <text:p text:style-name="P28"><text:span text:style-name="CharStyle28"><text:span text:style-name="T7">Pozdravujem moje </text:span></text:span><text:span text:style-name="CharStyle28"><text:span text:style-name="T1">v</text:span></text:span><text:span text:style-name="CharStyle28"><text:span text:style-name="T7">ojská, osvedčené v bojoch a zvyknuté víťazstvu. Spolieham </text:span></text:span><text:span text:style-name="CharStyle28"><text:span text:style-name="T1">s</text:span></text:span><text:span text:style-name="CharStyle28"><text:span text:style-name="T7">a na ne </text:span></text:span><text:span text:style-name="CharStyle28"><text:span text:style-name="T1">a</text:span></text:span><text:span text:style-name="CharStyle28"><text:span text:style-name="T7"> </text:span></text:span><text:span text:style-name="CharStyle28"><text:span text:style-name="T1">n</text:span></text:span><text:span text:style-name="CharStyle28"><text:span text:style-name="T7">a ich vodcov!</text:span></text:span></text:p>
        <text:p text:style-name="P37"><text:span text:style-name="CharStyle52"><text:span text:style-name="T7"/></text:span></text:p>
        <text:p text:style-name="P39"><text:span text:style-name="CharStyle52"><text:span text:style-name="T7">Manifest proti Taliansku 23 mája 1915</text:span></text:span></text:p>
        <text:p text:style-name="P35"><text:span text:style-name="CharStyle44"><text:span text:style-name="T1"/></text:span></text:p>
        <text:p text:style-name="P36"><text:span text:style-name="CharStyle44"><text:span text:style-name="T1">2.</text:span></text:span></text:p>
        <text:p text:style-name="P28"><text:span text:style-name="CharStyle28"><text:span text:style-name="T7">Každý z moj</text:span></text:span><text:span text:style-name="CharStyle28"><text:span text:style-name="T12">í</text:span></text:span><text:span text:style-name="CharStyle28"><text:span text:style-name="T7">ch statných vojakov vie, že nám prichodí odbíjať nenávistné útoky</text:span></text:span><text:span text:style-name="CharStyle28"><text:span text:style-name="T1">,</text:span></text:span><text:span text:style-name="CharStyle28"><text:span text:style-name="T13"> </text:span></text:span><text:span text:style-name="CharStyle28"><text:span text:style-name="T14">a </text:span></text:span><text:span text:style-name="CharStyle28"><text:span text:style-name="T1">ž</text:span></text:span><text:span text:style-name="CharStyle28"><text:span text:style-name="T7">e spolu s naš</text:span></text:span><text:span text:style-name="CharStyle28"><text:span text:style-name="T12">í</text:span></text:span><text:span text:style-name="CharStyle28"><text:span text:style-name="T7">mi sláv</text:span></text:span><text:span text:style-name="CharStyle28"><text:span text:style-name="T1">n</text:span></text:span><text:span text:style-name="CharStyle28"><text:span text:style-name="T7">ymi spojencami bojujeme za vec spravodlivú</text:span></text:span><text:span text:style-name="CharStyle28"><text:span text:style-name="T1">.</text:span></text:span></text:p>
        <text:p text:style-name="P37"><text:span text:style-name="CharStyle52"><text:span text:style-name="T7"/></text:span></text:p>
        <text:p text:style-name="P39"><text:span text:style-name="CharStyle52"><text:span text:style-name="T7">Rozkaz </text:span></text:span><text:span text:style-name="CharStyle52"><text:span text:style-name="T1">p</text:span></text:span><text:span text:style-name="CharStyle52"><text:span text:style-name="T7">r</text:span></text:span><text:span text:style-name="CharStyle52"><text:span text:style-name="T1">e</text:span></text:span><text:span text:style-name="CharStyle52"><text:span text:style-name="T7"> armád</text:span></text:span><text:span text:style-name="CharStyle52"><text:span text:style-name="T12">u</text:span></text:span><text:span text:style-name="CharStyle52"><text:span text:style-name="T7"> a vojenské loďstvo </text:span></text:span><text:span text:style-name="CharStyle52"><text:span text:style-name="T5">6.</text:span></text:span><text:span text:style-name="CharStyle52"><text:span text:style-name="T7"> </text:span></text:span><text:span text:style-name="CharStyle52"><text:span text:style-name="T1">ang.</text:span></text:span><text:span text:style-name="CharStyle52"><text:span text:style-name="T7"> 1914.</text:span></text:span></text:p>
        <text:p text:style-name="P25"><text:span text:style-name="CharStyle28"><text:span text:style-name="T1"/></text:span></text:p>
        <text:p text:style-name="P27"><text:span text:style-name="CharStyle28"><text:span text:style-name="T5">3.</text:span></text:span></text:p>
        <text:p text:style-name="P25"><text:span text:style-name="CharStyle28"><text:span text:style-name="T7">Bojovníci moji statní, Vy s dôverou idete do nastávajúcich ťažkých bojov</text:span></text:span><text:span text:style-name="CharStyle28"><text:span text:style-name="T1">.</text:span></text:span><text:span text:style-name="CharStyle28"><text:span text:style-name="T7"> Pevn</text:span></text:span><text:span text:style-name="CharStyle28"><text:span text:style-name="T5">á</text:span></text:span><text:span text:style-name="CharStyle28"><text:span text:style-name="T7"> páska vernosti poj</text:span></text:span><text:span text:style-name="CharStyle28"><text:span text:style-name="T1">í</text:span></text:span><text:span text:style-name="CharStyle28"><text:span text:style-name="T7"> V</text:span></text:span><text:span text:style-name="CharStyle28"><text:span text:style-name="T1">á</text:span></text:span><text:span text:style-name="CharStyle28"><text:span text:style-name="T7">s ku Vá</text:span></text:span><text:span text:style-name="CharStyle28"><text:span text:style-name="T1">š</text:span></text:span><text:span text:style-name="CharStyle28"><text:span text:style-name="T7">mu Najvyššiemu Vo­jenskému Veliteľovi a ku V</text:span></text:span><text:span text:style-name="CharStyle28"><text:span text:style-name="T1">aš</text:span></text:span><text:span text:style-name="CharStyle28"><text:span text:style-name="T7">ej vlasti.</text:span></text:span></text:p>
        <text:p text:style-name="P41"><text:span text:style-name="CharStyle52"><text:span text:style-name="T7"/></text:span></text:p>
        <text:p text:style-name="P42"><text:span text:style-name="CharStyle52"><text:span text:style-name="T7">R</text:span></text:span><text:span text:style-name="CharStyle52"><text:span text:style-name="T1">o</text:span></text:span><text:span text:style-name="CharStyle52"><text:span text:style-name="T7">zkaz pre arm</text:span></text:span><text:span text:style-name="CharStyle52"><text:span text:style-name="T1">á</text:span></text:span><text:span text:style-name="CharStyle52"><text:span text:style-name="T7">du a vojensk</text:span></text:span><text:span text:style-name="CharStyle52"><text:span text:style-name="T1">é</text:span></text:span><text:span text:style-name="CharStyle52"><text:span text:style-name="T7"> l</text:span></text:span><text:span text:style-name="CharStyle52"><text:span text:style-name="T1">o</text:span></text:span><text:span text:style-name="CharStyle52"><text:span text:style-name="T7">ďstvo </text:span></text:span><text:span text:style-name="CharStyle52"><text:span text:style-name="T5">6</text:span></text:span><text:span text:style-name="CharStyle52"><text:span text:style-name="T7"> </text:span></text:span><text:span text:style-name="CharStyle52"><text:span text:style-name="T1">au</text:span></text:span><text:span text:style-name="CharStyle52"><text:span text:style-name="T7">g</text:span></text:span><text:span text:style-name="CharStyle52"><text:span text:style-name="T1">.</text:span></text:span><text:span text:style-name="CharStyle52"><text:span text:style-name="T7"> </text:span></text:span><text:span text:style-name="CharStyle52"><text:span text:style-name="T5">1914</text:span></text:span></text:p>
        <text:p text:style-name="P25"><text:span text:style-name="CharStyle28"><text:span text:style-name="T7"/></text:span></text:p>
        <text:p text:style-name="P26"><text:span text:style-name="CharStyle28"><text:span text:style-name="T7">4.</text:span></text:span></text:p>
        <text:p text:style-name="P28"><text:span text:style-name="CharStyle28"><text:span text:style-name="T7">V túto </text:span></text:span><text:span text:style-name="CharStyle28"><text:span text:style-name="T1">ť</text:span></text:span><text:span text:style-name="CharStyle28"><text:span text:style-name="T7">ažk</text:span></text:span><text:span text:style-name="CharStyle28"><text:span text:style-name="T1">ú</text:span></text:span><text:span text:style-name="CharStyle28"><text:span text:style-name="T7"> </text:span></text:span><text:span text:style-name="CharStyle28"><text:span text:style-name="T1">h</text:span></text:span><text:span text:style-name="CharStyle28"><text:span text:style-name="T7">odinu vedomý som cel</text:span></text:span><text:span text:style-name="CharStyle28"><text:span text:style-name="T1">é</text:span></text:span><text:span text:style-name="CharStyle28"><text:span text:style-name="T7">ho dosahu Svoj</text:span></text:span><text:span text:style-name="CharStyle28"><text:span text:style-name="T5">ho</text:span></text:span><text:span text:style-name="CharStyle28"><text:span text:style-name="T7"> rozhodnutia </text:span></text:span><text:span text:style-name="CharStyle28"><text:span text:style-name="T1">a</text:span></text:span><text:span text:style-name="CharStyle28"><text:span text:style-name="T7"> svojej zodpoved­nosti pred Všemoh</text:span></text:span><text:span text:style-name="CharStyle28"><text:span text:style-name="T1">ú</text:span></text:span><text:span text:style-name="CharStyle28"><text:span text:style-name="T7">cim Bohom.</text:span></text:span></text:p>
        <text:p text:style-name="P28"><text:span text:style-name="CharStyle28"><text:span text:style-name="T7">Všetko som preskúmal </text:span></text:span><text:span text:style-name="CharStyle28"><text:span text:style-name="T1">a</text:span></text:span><text:span text:style-name="CharStyle28"><text:span text:style-name="T7"> uvážil.</text:span></text:span></text:p>
        <text:p text:style-name="P28"><text:span text:style-name="CharStyle28"><text:span text:style-name="T7">Spokojným svedomím nastupujem cestu, ktorú mi ukazuje povin</text:span></text:span><text:span text:style-name="CharStyle28"><text:span text:style-name="T1">o</text:span></text:span><text:span text:style-name="CharStyle28"><text:span text:style-name="T7">s</text:span></text:span><text:span text:style-name="CharStyle28"><text:span text:style-name="T5">ť</text:span></text:span><text:span text:style-name="CharStyle28"><text:span text:style-name="T7">.</text:span></text:span></text:p>
        <text:p text:style-name="P28"><text:span text:style-name="CharStyle28"><text:span text:style-name="T7">Spolieham </text:span></text:span><text:span text:style-name="CharStyle28"><text:span text:style-name="T1">s</text:span></text:span><text:span text:style-name="CharStyle28"><text:span text:style-name="T7">a na Moje n</text:span></text:span><text:span text:style-name="CharStyle28"><text:span text:style-name="T1">á</text:span></text:span><text:span text:style-name="CharStyle28"><text:span text:style-name="T7">rody</text:span></text:span><text:span text:style-name="CharStyle28"><text:span text:style-name="T1">,</text:span></text:span><text:span text:style-name="CharStyle28"><text:span text:style-name="T7"> ktoré sa povždy, vo všetkých búrkach</text:span></text:span><text:span text:style-name="CharStyle28"><text:span text:style-name="T1">,</text:span></text:span><text:span text:style-name="CharStyle28"><text:span text:style-name="T7"> v jedno</text:span></text:span><text:span text:style-name="CharStyle28"><text:span text:style-name="T1">te</text:span></text:span><text:span text:style-name="CharStyle28"><text:span text:style-name="T7"> i ver­nosti, okolo </text:span></text:span><text:span text:style-name="CharStyle28"><text:span text:style-name="T1">m</text:span></text:span><text:span text:style-name="CharStyle28"><text:span text:style-name="T7">oj</text:span></text:span><text:span text:style-name="CharStyle28"><text:span text:style-name="T1">h</text:span></text:span><text:span text:style-name="CharStyle28"><text:span text:style-name="T7">o trónu </text:span></text:span><text:span text:style-name="CharStyle28"><text:span text:style-name="T1">s</text:span></text:span><text:span text:style-name="CharStyle28"><text:span text:style-name="T7">hr</text:span></text:span><text:span text:style-name="CharStyle28"><text:span text:style-name="T1">o</text:span></text:span><text:span text:style-name="CharStyle28"><text:span text:style-name="T7">ma</text:span></text:span><text:span text:style-name="CharStyle28"><text:span text:style-name="T1">žďo</text:span></text:span><text:span text:style-name="CharStyle28"><text:span text:style-name="T7">v</text:span></text:span><text:span text:style-name="CharStyle28"><text:span text:style-name="T1">a</text:span></text:span><text:span text:style-name="CharStyle28"><text:span text:style-name="T7">ly a bol</text:span></text:span><text:span text:style-name="CharStyle28"><text:span text:style-name="T1">y</text:span></text:span><text:span text:style-name="CharStyle28"><text:span text:style-name="T7"> p</text:span></text:span><text:span text:style-name="CharStyle28"><text:span text:style-name="T1">ov</text:span></text:span><text:span text:style-name="CharStyle28"><text:span text:style-name="T7">ždy hotov</text:span></text:span><text:span text:style-name="CharStyle28"><text:span text:style-name="T5">é</text:span></text:span><text:span text:style-name="CharStyle28"><text:span text:style-name="T7"> i </text:span></text:span><text:span text:style-name="CharStyle28"><text:span text:style-name="T1">ku</text:span></text:span><text:span text:style-name="CharStyle28"><text:span text:style-name="T7"> tým najťažším obetiam za </text:span></text:span><text:span text:style-name="CharStyle28"><text:span text:style-name="T1">č</text:span></text:span><text:span text:style-name="CharStyle28"><text:span text:style-name="T7">e</text:span></text:span><text:span text:style-name="CharStyle28"><text:span text:style-name="T1">s</text:span></text:span><text:span text:style-name="CharStyle28"><text:span text:style-name="T7">ť</text:span></text:span><text:span text:style-name="CharStyle28"><text:span text:style-name="T1">,</text:span></text:span><text:span text:style-name="CharStyle28"><text:span text:style-name="T7"> velikosť i slávu vlasti.</text:span></text:span></text:p>
        <text:p text:style-name="P28"><text:span text:style-name="CharStyle28"><text:span text:style-name="T7">Spolieham sa na vzmužilú zb</text:span></text:span><text:span text:style-name="CharStyle28"><text:span text:style-name="T1">r</text:span></text:span><text:span text:style-name="CharStyle28"><text:span text:style-name="T7">an</text:span></text:span><text:span text:style-name="CharStyle28"><text:span text:style-name="T1">n</text:span></text:span><text:span text:style-name="CharStyle28"><text:span text:style-name="T7">ú mo</text:span></text:span><text:span text:style-name="CharStyle28"><text:span text:style-name="T1">c R</text:span></text:span><text:span text:style-name="CharStyle28"><text:span text:style-name="T7">akúsko-Uhorska, pln</text:span></text:span><text:span text:style-name="CharStyle28"><text:span text:style-name="T1">ú</text:span></text:span><text:span text:style-name="CharStyle28"><text:span text:style-name="T7"> oddanosti </text:span></text:span><text:span text:style-name="CharStyle28"><text:span text:style-name="T1">a</text:span></text:span><text:span text:style-name="CharStyle28"><text:span text:style-name="T7"> oduševnenia.</text:span></text:span></text:p>
        <text:p text:style-name="P28"><text:span text:style-name="CharStyle28"><text:span text:style-name="T7">A spolieham sa na </text:span></text:span><text:span text:style-name="CharStyle28"><text:span text:style-name="T1">V</text:span></text:span><text:span text:style-name="CharStyle28"><text:span text:style-name="T7">šemohúceho Bo</text:span></text:span><text:span text:style-name="CharStyle28"><text:span text:style-name="T1">ha,</text:span></text:span><text:span text:style-name="CharStyle28"><text:span text:style-name="T7"> že dopraje zb</text:span></text:span><text:span text:style-name="CharStyle28"><text:span text:style-name="T1">r</text:span></text:span><text:span text:style-name="CharStyle28"><text:span text:style-name="T7">aniam Mojím </text:span></text:span><text:span text:style-name="CharStyle28"><text:span text:style-name="T1">ví</text:span></text:span><text:span text:style-name="CharStyle28"><text:span text:style-name="T7">ťazst</text:span></text:span><text:span text:style-name="CharStyle28"><text:span text:style-name="T1">v</text:span></text:span><text:span text:style-name="CharStyle28"><text:span text:style-name="T7">a</text:span></text:span><text:span text:style-name="CharStyle28"><text:span text:style-name="T1">.</text:span></text:span></text:p>
        <text:p text:style-name="P38"><text:soft-page-break/><text:span text:style-name="CharStyle52"><text:span text:style-name="T7"/></text:span></text:p>
        <text:p text:style-name="P40"><text:span text:style-name="CharStyle52"><text:span text:style-name="T7">Manifest </text:span></text:span><text:span text:style-name="CharStyle52"><text:span text:style-name="T1">„</text:span></text:span><text:span text:style-name="CharStyle52"><text:span text:style-name="T7">K</text:span></text:span><text:span text:style-name="CharStyle52"><text:span text:style-name="T1">u</text:span></text:span><text:span text:style-name="CharStyle52"><text:span text:style-name="T7"> Moj</text:span></text:span><text:span text:style-name="CharStyle52"><text:span text:style-name="T1">im </text:span></text:span><text:span text:style-name="CharStyle52"><text:span text:style-name="T5">Národom“ </text:span></text:span><text:span text:style-name="CharStyle52"><text:span text:style-name="T7">pri vyp</text:span></text:span><text:span text:style-name="CharStyle52"><text:span text:style-name="T1">ukn</text:span></text:span><text:span text:style-name="CharStyle52"><text:span text:style-name="T5">u</text:span></text:span><text:span text:style-name="CharStyle52"><text:span text:style-name="T1">tí</text:span></text:span><text:span text:style-name="CharStyle52"><text:span text:style-name="T7"> voj</text:span></text:span><text:span text:style-name="CharStyle52"><text:span text:style-name="T1">n</text:span></text:span><text:span text:style-name="CharStyle52"><text:span text:style-name="T7">y.</text:span></text:span></text:p>
        <text:p text:style-name="P25"><text:span text:style-name="CharStyle28"><text:span text:style-name="T7"/></text:span></text:p>
        <text:p text:style-name="P26"><text:span text:style-name="CharStyle28"><text:span text:style-name="T7">5.</text:span></text:span></text:p>
        <text:p text:style-name="P26"><text:span text:style-name="CharStyle28"><text:span text:style-name="T7"/></text:span></text:p>
        <text:p text:style-name="P28"><text:span text:style-name="CharStyle28"><text:span text:style-name="T5">V</text:span></text:span><text:span text:style-name="CharStyle28"><text:span text:style-name="T1">y</text:span></text:span><text:span text:style-name="CharStyle28"><text:span text:style-name="T7">sok</text:span></text:span><text:span text:style-name="CharStyle28"><text:span text:style-name="T1">o</text:span></text:span><text:span text:style-name="CharStyle28"><text:span text:style-name="T7"> si viem </text:span></text:span><text:span text:style-name="CharStyle28"><text:span text:style-name="T1">váž</text:span></text:span><text:span text:style-name="CharStyle28"><text:span text:style-name="T7">iť hrdinstvo a vytrva­losť preukazovanú vojskom i n</text:span></text:span><text:span text:style-name="CharStyle28"><text:span text:style-name="T1">á</text:span></text:span><text:span text:style-name="CharStyle28"><text:span text:style-name="T7">morníctvom už </text:span></text:span><text:span text:style-name="CharStyle28"><text:span text:style-name="T1">o</text:span></text:span><text:span text:style-name="CharStyle28"><text:span text:style-name="T7">d roku vo spolku s naš</text:span></text:span><text:span text:style-name="CharStyle28"><text:span text:style-name="T1">í</text:span></text:span><text:span text:style-name="CharStyle28"><text:span text:style-name="T7">m verným spojencom, </text:span></text:span><text:span text:style-name="CharStyle28"><text:span text:style-name="T1">a</text:span></text:span><text:span text:style-name="CharStyle28"><text:span text:style-name="T7"> pevne som presvedčený, že zbrane naše neodolateľne vydržia až d</text:span></text:span><text:span text:style-name="CharStyle28"><text:span text:style-name="T1">o</text:span></text:span><text:span text:style-name="CharStyle28"><text:span text:style-name="T7"> vybojovania konečného </text:span></text:span><text:span text:style-name="CharStyle28"><text:span text:style-name="T1">v</text:span></text:span><text:span text:style-name="CharStyle28"><text:span text:style-name="T7">íťazst</text:span></text:span><text:span text:style-name="CharStyle28"><text:span text:style-name="T1">v</text:span></text:span><text:span text:style-name="CharStyle28"><text:span text:style-name="T7">a. K tomuto cieľu posielam všetkým Mojím vodcom i bojovníkom M</text:span></text:span><text:span text:style-name="CharStyle28"><text:span text:style-name="T1">oj</text:span></text:span><text:span text:style-name="CharStyle28"><text:span text:style-name="T7"> pozdrav a požehnanie.</text:span></text:span></text:p>
        <text:p text:style-name="P37"><text:span text:style-name="CharStyle52"><text:span text:style-name="T7"/></text:span></text:p>
        <text:p text:style-name="P39"><text:span text:style-name="CharStyle52"><text:span text:style-name="T7">Rozkaz Vrchného Armádneho Kommanda 4 ok</text:span></text:span><text:span text:style-name="CharStyle52"><text:span text:style-name="T5">t</text:span></text:span><text:span text:style-name="CharStyle52"><text:span text:style-name="T7">. 1915.</text:span></text:span></text:p>
        <text:p text:style-name="P25"><text:span text:style-name="CharStyle28"><text:span text:style-name="T7"/></text:span></text:p>
        <text:p text:style-name="P26"><text:span text:style-name="CharStyle28"><text:span text:style-name="T7">6.</text:span></text:span></text:p>
        <text:p text:style-name="P28"><text:span text:style-name="CharStyle28"><text:span text:style-name="T7">Z plného srdca </text:span></text:span><text:span text:style-name="CharStyle28"><text:span text:style-name="T12">ď</text:span></text:span><text:span text:style-name="CharStyle28"><text:span text:style-name="T1">a</text:span></text:span><text:span text:style-name="CharStyle28"><text:span text:style-name="T7">k</text:span></text:span><text:span text:style-name="CharStyle28"><text:span text:style-name="T12">u</text:span></text:span><text:span text:style-name="CharStyle28"><text:span text:style-name="T1">j</text:span></text:span><text:span text:style-name="CharStyle28"><text:span text:style-name="T7">em Vám všetkým, až po najmladšieho vojaka, za všetky sk</text:span></text:span><text:span text:style-name="CharStyle28"><text:span text:style-name="T1">v</text:span></text:span><text:span text:style-name="CharStyle28"><text:span text:style-name="T7">elé výkony hrdinstva a vytrvalosti, </text:span></text:span><text:span text:style-name="CharStyle28"><text:span text:style-name="T1">v</text:span></text:span><text:span text:style-name="CharStyle28"><text:span text:style-name="T7">yplňujúce celý a udalostí plný v</text:span></text:span><text:span text:style-name="CharStyle28"><text:span text:style-name="T12">á</text:span></text:span><text:span text:style-name="CharStyle28"><text:span text:style-name="T1">l</text:span></text:span><text:span text:style-name="CharStyle28"><text:span text:style-name="T7">eč</text:span></text:span><text:span text:style-name="CharStyle28"><text:span text:style-name="T12">n</text:span></text:span><text:span text:style-name="CharStyle28"><text:span text:style-name="T7">ý </text:span></text:span><text:span text:style-name="CharStyle28"><text:span text:style-name="T1">r</text:span></text:span><text:span text:style-name="CharStyle28"><text:span text:style-name="T7">ok, ktoré </text:span></text:span><text:span text:style-name="CharStyle28"><text:span text:style-name="T1">v</text:span></text:span><text:span text:style-name="CharStyle28"><text:span text:style-name="T7">ýkony </text:span></text:span><text:span text:style-name="CharStyle28"><text:span text:style-name="T1">v</text:span></text:span><text:span text:style-name="CharStyle28"><text:span text:style-name="T7">íťaz</text:span></text:span><text:span text:style-name="CharStyle28"><text:span text:style-name="T1">n</text:span></text:span><text:span text:style-name="CharStyle28"><text:span text:style-name="T7">e dokázala ozbrojen</text:span></text:span><text:span text:style-name="CharStyle28"><text:span text:style-name="T1">á</text:span></text:span><text:span text:style-name="CharStyle28"><text:span text:style-name="T7"> moc rakúsko-</text:span></text:span><text:span text:style-name="CharStyle28"><text:span text:style-name="T5">u</text:span></text:span><text:span text:style-name="CharStyle28"><text:span text:style-name="T7">horská, vo vernom bratstve po zbrani, so slávnou armádou nemeckou.</text:span></text:span></text:p>
        <text:p text:style-name="P37"><text:span text:style-name="CharStyle52"><text:span text:style-name="T7"/></text:span></text:p>
        <text:p text:style-name="P39"><text:span text:style-name="CharStyle52"><text:span text:style-name="T7">Prípis cisára a kráľa ku fe</text:span></text:span><text:span text:style-name="CharStyle52"><text:span text:style-name="T1">ldm</text:span></text:span><text:span text:style-name="CharStyle52"><text:span text:style-name="T7">aršalovi Arci­vojvodovi Fridrichovi 18 au</text:span></text:span><text:span text:style-name="CharStyle52"><text:span text:style-name="T1">g.</text:span></text:span><text:span text:style-name="CharStyle52"><text:span text:style-name="T7"> 1915.</text:span></text:span></text:p>
        <text:p text:style-name="P9"><text:span text:style-name="CharStyle54"><text:span text:style-name="T1"/></text:span></text:p>
        <text:p text:style-name="P10"><text:span text:style-name="CharStyle54"><text:span text:style-name="T5">7</text:span></text:span><text:span text:style-name="CharStyle54"><text:span text:style-name="T7">.</text:span></text:span></text:p>
        <text:p text:style-name="P28"><text:span text:style-name="CharStyle28"><text:span text:style-name="T7">Hrdinská údatn</text:span></text:span><text:span text:style-name="CharStyle28"><text:span text:style-name="T1">o</text:span></text:span><text:span text:style-name="CharStyle28"><text:span text:style-name="T7">sť, húževnatá </text:span></text:span><text:span text:style-name="CharStyle28"><text:span text:style-name="T1">v</text:span></text:span><text:span text:style-name="CharStyle28"><text:span text:style-name="T7">ytrvalosť a obdi</text:span></text:span><text:span text:style-name="CharStyle28"><text:span text:style-name="T1">v</text:span></text:span><text:span text:style-name="CharStyle28"><text:span text:style-name="T7">uhodná ob</text:span></text:span><text:span text:style-name="CharStyle28"><text:span text:style-name="T12">et</text:span></text:span><text:span text:style-name="CharStyle28"><text:span text:style-name="T1">i</text:span></text:span><text:span text:style-name="CharStyle28"><text:span text:style-name="T7">vosť stat</text:span></text:span><text:span text:style-name="CharStyle28"><text:span text:style-name="T1">né</text:span></text:span><text:span text:style-name="CharStyle28"><text:span text:style-name="T7">ho vojska, vý­borné </text:span></text:span><text:span text:style-name="CharStyle28"><text:span text:style-name="T1">v</text:span></text:span><text:span text:style-name="CharStyle28"><text:span text:style-name="T7">odco</text:span></text:span><text:span text:style-name="CharStyle28"><text:span text:style-name="T1">v</text:span></text:span><text:span text:style-name="CharStyle28"><text:span text:style-name="T7">st</text:span></text:span><text:span text:style-name="CharStyle28"><text:span text:style-name="T1">v</text:span></text:span><text:span text:style-name="CharStyle28"><text:span text:style-name="T7">o </text:span></text:span><text:span text:style-name="CharStyle28"><text:span text:style-name="T1">a</text:span></text:span><text:span text:style-name="CharStyle28"><text:span text:style-name="T7"> premyslené spolu</text:span></text:span><text:span text:style-name="CharStyle28"><text:span text:style-name="T1">účink</text:span></text:span><text:span text:style-name="CharStyle28"><text:span text:style-name="T7">o</text:span></text:span><text:span text:style-name="CharStyle28"><text:span text:style-name="T1">v</text:span></text:span><text:span text:style-name="CharStyle28"><text:span text:style-name="T7">a­ni</text:span></text:span><text:span text:style-name="CharStyle28"><text:span text:style-name="T1">e</text:span></text:span><text:span text:style-name="CharStyle28"><text:span text:style-name="T7"> všetkých zbraní</text:span></text:span><text:span text:style-name="CharStyle28"><text:span text:style-name="T1">,</text:span></text:span><text:span text:style-name="CharStyle28"><text:span text:style-name="T7"> oduše</text:span></text:span><text:span text:style-name="CharStyle28"><text:span text:style-name="T1">v</text:span></text:span><text:span text:style-name="CharStyle28"><text:span text:style-name="T7">ne</text:span></text:span><text:span text:style-name="CharStyle28"><text:span text:style-name="T1">n</text:span></text:span><text:span text:style-name="CharStyle28"><text:span text:style-name="T7">é </text:span></text:span><text:span text:style-name="CharStyle28"><text:span text:style-name="T1">n</text:span></text:span><text:span text:style-name="CharStyle28"><text:span text:style-name="T7">ajlepším d</text:span></text:span><text:span text:style-name="CharStyle28"><text:span text:style-name="T12">uchom</text:span></text:span><text:span text:style-name="CharStyle28"><text:span text:style-name="T7"> vo</text:span></text:span><text:span text:style-name="CharStyle28"><text:span text:style-name="T1">je</text:span></text:span><text:span text:style-name="CharStyle28"><text:span text:style-name="T7">nského k</text:span></text:span><text:span text:style-name="CharStyle28"><text:span text:style-name="T1">am</text:span></text:span><text:span text:style-name="CharStyle28"><text:span text:style-name="T7">a</text:span></text:span><text:span text:style-name="CharStyle28"><text:span text:style-name="T1">r</text:span></text:span><text:span text:style-name="CharStyle28"><text:span text:style-name="T7">átstva</text:span></text:span><text:span text:style-name="CharStyle28"><text:span text:style-name="T1">,</text:span></text:span><text:span text:style-name="CharStyle28"><text:span text:style-name="T7"> dokázalý t</text:span></text:span><text:span text:style-name="CharStyle28"><text:span text:style-name="T1">ak</text:span></text:span><text:span text:style-name="CharStyle28"><text:span text:style-name="T7">é skutky, ktor</text:span></text:span><text:span text:style-name="CharStyle28"><text:span text:style-name="T1">é</text:span></text:span><text:span text:style-name="CharStyle28"><text:span text:style-name="T7"> zabezpeču</text:span></text:span><text:span text:style-name="CharStyle28"><text:span text:style-name="T1">jú</text:span></text:span><text:span text:style-name="CharStyle28"><text:span text:style-name="T7"> skvelú stranu v de­jinách Mojej </text:span></text:span><text:span text:style-name="CharStyle28"><text:span text:style-name="T1">v</text:span></text:span><text:span text:style-name="CharStyle28"><text:span text:style-name="T7">oje</text:span></text:span><text:span text:style-name="CharStyle28"><text:span text:style-name="T1">n</text:span></text:span><text:span text:style-name="CharStyle28"><text:span text:style-name="T7">skej moci p</text:span></text:span><text:span text:style-name="CharStyle28"><text:span text:style-name="T1">r</text:span></text:span><text:span text:style-name="CharStyle28"><text:span text:style-name="T7">e vernú </text:span></text:span><text:span text:style-name="CharStyle28"><text:span text:style-name="T12">s</text:span></text:span><text:span text:style-name="CharStyle28"><text:span text:style-name="T7">tráž </text:span></text:span><text:span text:style-name="CharStyle28"><text:span text:style-name="T1">n</text:span></text:span><text:span text:style-name="CharStyle28"><text:span text:style-name="T7">a Juhozápad</text:span></text:span><text:span text:style-name="CharStyle28"><text:span text:style-name="T1">e.</text:span></text:span></text:p>
        <text:p text:style-name="P30"><text:span text:style-name="CharStyle28"><text:span text:style-name="T1"/></text:span></text:p>
        <text:p text:style-name="P7"><text:span text:style-name="CharStyle53"><text:span text:style-name="T7">Rozkaz pr</text:span></text:span><text:span text:style-name="CharStyle53"><text:span text:style-name="T1">e</text:span></text:span><text:span text:style-name="CharStyle53"><text:span text:style-name="T7"> a</text:span></text:span><text:span text:style-name="CharStyle53"><text:span text:style-name="T12">r</text:span></text:span><text:span text:style-name="CharStyle53"><text:span text:style-name="T1">má</text:span></text:span><text:span text:style-name="CharStyle53"><text:span text:style-name="T7">du </text:span></text:span><text:span text:style-name="CharStyle53"><text:span text:style-name="T1">a</text:span></text:span><text:span text:style-name="CharStyle53"><text:span text:style-name="T7"> vojenské loďstvo 2</text:span></text:span><text:span text:style-name="CharStyle53"><text:span text:style-name="T1">8</text:span></text:span><text:span text:style-name="CharStyle53"><text:span text:style-name="T7"> okt. </text:span></text:span><text:span text:style-name="CharStyle53"><text:span text:style-name="T12">1</text:span></text:span><text:span text:style-name="CharStyle53"><text:span text:style-name="T7">915.</text:span></text:span></text:p>
        <text:p text:style-name="P4"><text:span text:style-name="CharStyle26"><text:span text:style-name="T1"/></text:span></text:p>
        <text:p text:style-name="P25"><text:span text:style-name="CharStyle28"><text:span text:style-name="T7">8.</text:span></text:span></text:p>
        <text:p text:style-name="P28"><text:span text:style-name="CharStyle28"><text:span text:style-name="T7">Tak ako vre</text:span></text:span><text:span text:style-name="CharStyle28"><text:span text:style-name="T1">l</text:span></text:span><text:span text:style-name="CharStyle28"><text:span text:style-name="T7">e stískam ruk</text:span></text:span><text:span text:style-name="CharStyle28"><text:span text:style-name="T1">u</text:span></text:span><text:span text:style-name="CharStyle28"><text:span text:style-name="T7">, drž</text:span></text:span><text:span text:style-name="CharStyle28"><text:span text:style-name="T1">i</text:span></text:span><text:span text:style-name="CharStyle28"><text:span text:style-name="T7">acu ma</text:span></text:span><text:span text:style-name="CharStyle28"><text:span text:style-name="T1">r</text:span></text:span><text:span text:style-name="CharStyle28"><text:span text:style-name="T5">š</text:span></text:span><text:span text:style-name="CharStyle28"><text:span text:style-name="T7">al</text:span></text:span><text:span text:style-name="CharStyle28"><text:span text:style-name="T1">s</text:span></text:span><text:span text:style-name="CharStyle28"><text:span text:style-name="T7">k</text:span></text:span><text:span text:style-name="CharStyle28"><text:span text:style-name="T1">ú</text:span></text:span><text:span text:style-name="CharStyle28"><text:span text:style-name="T7"> pal</text:span></text:span><text:span text:style-name="CharStyle28"><text:span text:style-name="T5">i</text:span></text:span><text:span text:style-name="CharStyle28"><text:span text:style-name="T7">c</text:span></text:span><text:span text:style-name="CharStyle28"><text:span text:style-name="T12">u</text:span></text:span><text:span text:style-name="CharStyle28"><text:span text:style-name="T1">,</text:span></text:span><text:span text:style-name="CharStyle28"><text:span text:style-name="T7"> tak vrele </text:span></text:span><text:span text:style-name="CharStyle28"><text:span text:style-name="T1">nec</text:span></text:span><text:span text:style-name="CharStyle28"><text:span text:style-name="T7">h prenikajú do v</text:span></text:span><text:span text:style-name="CharStyle28"><text:span text:style-name="T1">š</text:span></text:span><text:span text:style-name="CharStyle28"><text:span text:style-name="T7">etký</text:span></text:span><text:span text:style-name="CharStyle28"><text:span text:style-name="T5">c</text:span></text:span><text:span text:style-name="CharStyle28"><text:span text:style-name="T7">h konč</text:span></text:span><text:span text:style-name="CharStyle28"><text:span text:style-name="T1">í</text:span></text:span><text:span text:style-name="CharStyle28"><text:span text:style-name="T7">n Moje srdečn</text:span></text:span><text:span text:style-name="CharStyle28"><text:span text:style-name="T1">e</text:span></text:span><text:span text:style-name="CharStyle28"><text:span text:style-name="T7"> pozd</text:span></text:span><text:span text:style-name="CharStyle28"><text:span text:style-name="T1">r</text:span></text:span><text:span text:style-name="CharStyle28"><text:span text:style-name="T7">avy a moja vďaka ku Mojim statným bojovníkom, ktorí </text:span></text:span><text:span text:style-name="CharStyle28"><text:span text:style-name="T5">sú</text:span></text:span><text:span text:style-name="CharStyle28"><text:span text:style-name="T7"> </text:span></text:span><text:span text:style-name="CharStyle28"><text:span text:style-name="T12">š</text:span></text:span><text:span text:style-name="CharStyle28"><text:span text:style-name="T7">títom </text:span></text:span><text:span text:style-name="CharStyle48"><text:span text:style-name="T1">i</text:span></text:span><text:span text:style-name="CharStyle48"><text:span text:style-name="T7"> </text:span></text:span><text:span text:style-name="CharStyle28"><text:span text:style-name="T7">me</text:span></text:span><text:span text:style-name="CharStyle28"><text:span text:style-name="T1">č</text:span></text:span><text:span text:style-name="CharStyle28"><text:span text:style-name="T7">om Rakúska </text:span></text:span><text:span text:style-name="CharStyle28"><text:span text:style-name="T1">a</text:span></text:span><text:span text:style-name="CharStyle28"><text:span text:style-name="T7"> Uhorska na Severe i na Juhu</text:span></text:span><text:span text:style-name="CharStyle28"><text:span text:style-name="T1">.</text:span></text:span><text:span text:style-name="CharStyle28"><text:span text:style-name="T7"> Tak </text:span></text:span><text:soft-page-break/><text:span text:style-name="CharStyle28"><text:span text:style-name="T7">ako te</text:span></text:span><text:span text:style-name="CharStyle28"><text:span text:style-name="T1">r</text:span></text:span><text:span text:style-name="CharStyle28"><text:span text:style-name="T7">az</text:span></text:span><text:span text:style-name="CharStyle28"><text:span text:style-name="T1">,</text:span></text:span><text:span text:style-name="CharStyle28"><text:span text:style-name="T7"> t</text:span></text:span><text:span text:style-name="CharStyle28"><text:span text:style-name="T1">a</text:span></text:span><text:span text:style-name="CharStyle28"><text:span text:style-name="T7">k </text:span></text:span><text:span text:style-name="CharStyle28"><text:span text:style-name="T5">i</text:span></text:span><text:span text:style-name="CharStyle28"><text:span text:style-name="T7"> v ďa­lekej budúcnosti </text:span></text:span><text:span text:style-name="CharStyle28"><text:span text:style-name="T1">v</text:span></text:span><text:span text:style-name="CharStyle28"><text:span text:style-name="T7">edom</text:span></text:span><text:span text:style-name="CharStyle28"><text:span text:style-name="T5">á</text:span></text:span><text:span text:style-name="CharStyle28"><text:span text:style-name="T7"> </text:span></text:span><text:span text:style-name="CharStyle28"><text:span text:style-name="T1">s</text:span></text:span><text:span text:style-name="CharStyle28"><text:span text:style-name="T7">i bude </text:span></text:span><text:span text:style-name="CharStyle28"><text:span text:style-name="T12">ší</text:span></text:span><text:span text:style-name="CharStyle28"><text:span text:style-name="T7">ra vlas</text:span></text:span><text:span text:style-name="CharStyle28"><text:span text:style-name="T1">ť </text:span></text:span><text:span text:style-name="CharStyle28"><text:span text:style-name="T7">spo</text:span></text:span><text:span text:style-name="CharStyle28"><text:span text:style-name="T1">l</text:span></text:span><text:span text:style-name="CharStyle28"><text:span text:style-name="T7">u i so Mno</text:span></text:span><text:span text:style-name="CharStyle28"><text:span text:style-name="T1">u,</text:span></text:span><text:span text:style-name="CharStyle28"><text:span text:style-name="T7"> aký poklad má vo svojej ozbrojenej moci.</text:span></text:span></text:p>
        <text:p text:style-name="P37"><text:span text:style-name="CharStyle52"><text:span text:style-name="T7"/></text:span></text:p>
        <text:p text:style-name="P39"><text:span text:style-name="CharStyle52"><text:span text:style-name="T7">Ci</text:span></text:span><text:span text:style-name="CharStyle52"><text:span text:style-name="T1">s</text:span></text:span><text:span text:style-name="CharStyle52"><text:span text:style-name="T7">ár i k</text:span></text:span><text:span text:style-name="CharStyle52"><text:span text:style-name="T1">ráľ</text:span></text:span><text:span text:style-name="CharStyle52"><text:span text:style-name="T7"> ku z</text:span></text:span><text:span text:style-name="CharStyle52"><text:span text:style-name="T5">br</text:span></text:span><text:span text:style-name="CharStyle52"><text:span text:style-name="T7">a</text:span></text:span><text:span text:style-name="CharStyle52"><text:span text:style-name="T1">nn</text:span></text:span><text:span text:style-name="CharStyle52"><text:span text:style-name="T7">ej </text:span></text:span><text:span text:style-name="CharStyle52"><text:span text:style-name="T1">mo</text:span></text:span><text:span text:style-name="CharStyle52"><text:span text:style-name="T5">c</text:span></text:span><text:span text:style-name="CharStyle52"><text:span text:style-name="T7">i </text:span></text:span><text:span text:style-name="CharStyle52"><text:span text:style-name="T1">1</text:span></text:span><text:span text:style-name="CharStyle52"><text:span text:style-name="T7">8 </text:span></text:span><text:span text:style-name="CharStyle52"><text:span text:style-name="T12">au</text:span></text:span><text:span text:style-name="CharStyle52"><text:span text:style-name="T1">g.</text:span></text:span><text:span text:style-name="CharStyle52"><text:span text:style-name="T7"> </text:span></text:span><text:span text:style-name="CharStyle52"><text:span text:style-name="T1">1</text:span></text:span><text:span text:style-name="CharStyle52"><text:span text:style-name="T7">9</text:span></text:span><text:span text:style-name="CharStyle52"><text:span text:style-name="T12">1</text:span></text:span><text:span text:style-name="CharStyle52"><text:span text:style-name="T7">5.</text:span></text:span></text:p>
        <text:p text:style-name="P37"><text:span text:style-name="CharStyle55"><text:span text:style-name="T7"/></text:span></text:p>
        <text:p text:style-name="P39"><text:span text:style-name="CharStyle55"><text:span text:style-name="T7">9</text:span></text:span><text:span text:style-name="CharStyle55"><text:span text:style-name="T1">.</text:span></text:span></text:p>
        <text:p text:style-name="P29"><text:span text:style-name="CharStyle28"><text:span text:style-name="T7">S na</text:span></text:span><text:span text:style-name="CharStyle28"><text:span text:style-name="T1">jvr</text:span></text:span><text:span text:style-name="CharStyle28"><text:span text:style-name="T7">e</text:span></text:span><text:span text:style-name="CharStyle28"><text:span text:style-name="T1">l</text:span></text:span><text:span text:style-name="CharStyle28"><text:span text:style-name="T7">ejš</text:span></text:span><text:span text:style-name="CharStyle28"><text:span text:style-name="T1">í</text:span></text:span><text:span text:style-name="CharStyle28"><text:span text:style-name="T7">m uznaním pozdravujem v</text:span></text:span><text:span text:style-name="CharStyle28"><text:span text:style-name="T1">š</text:span></text:span><text:span text:style-name="CharStyle28"><text:span text:style-name="T7">et</text:span></text:span><text:span text:style-name="CharStyle28"><text:span text:style-name="T1">­</text:span></text:span><text:span text:style-name="CharStyle28"><text:span text:style-name="T7">kých Moj</text:span></text:span><text:span text:style-name="CharStyle28"><text:span text:style-name="T12">í</text:span></text:span><text:span text:style-name="CharStyle28"><text:span text:style-name="T1">c</text:span></text:span><text:span text:style-name="CharStyle28"><text:span text:style-name="T7">h statných bojovn</text:span></text:span><text:span text:style-name="CharStyle28"><text:span text:style-name="T1">í</text:span></text:span><text:span text:style-name="CharStyle28"><text:span text:style-name="T7">kov, aby </text:span></text:span><text:span text:style-name="CharStyle28"><text:span text:style-name="T5">í</text:span></text:span><text:span text:style-name="CharStyle28"><text:span text:style-name="T7">ch nový </text:span></text:span><text:span text:style-name="CharStyle28"><text:span text:style-name="T1">r</text:span></text:span><text:span text:style-name="CharStyle28"><text:span text:style-name="T7">ok </text:span></text:span><text:span text:style-name="CharStyle28"><text:span text:style-name="T1">s</text:span></text:span><text:span text:style-name="CharStyle28"><text:span text:style-name="T7"> pomocou Božou </text:span></text:span><text:span text:style-name="CharStyle28"><text:span text:style-name="T1">—</text:span></text:span><text:span text:style-name="CharStyle28"><text:span text:style-name="T7"> ku v</text:span></text:span><text:span text:style-name="CharStyle28"><text:span text:style-name="T1">í</text:span></text:span><text:span text:style-name="CharStyle28"><text:span text:style-name="T7">ťazst</text:span></text:span><text:span text:style-name="CharStyle28"><text:span text:style-name="T1">v</text:span></text:span><text:span text:style-name="CharStyle28"><text:span text:style-name="T7">u priviedol</text:span></text:span><text:span text:style-name="CharStyle28"><text:span text:style-name="T1">.</text:span></text:span></text:p>
        <text:p text:style-name="P31"><text:span text:style-name="CharStyle28"><text:span text:style-name="T1"/></text:span></text:p>
        <text:p text:style-name="P31"><text:span text:style-name="CharStyle56"><text:span text:style-name="T7">Rozk</text:span></text:span><text:span text:style-name="CharStyle56"><text:span text:style-name="T1">a</text:span></text:span><text:span text:style-name="CharStyle56"><text:span text:style-name="T7">z </text:span></text:span><text:span text:style-name="CharStyle56"><text:span text:style-name="T1">pre</text:span></text:span><text:span text:style-name="CharStyle56"><text:span text:style-name="T7"> a</text:span></text:span><text:span text:style-name="CharStyle56"><text:span text:style-name="T1">rm</text:span></text:span><text:span text:style-name="CharStyle56"><text:span text:style-name="T7">ádu </text:span></text:span><text:span text:style-name="CharStyle56"><text:span text:style-name="T1">a</text:span></text:span><text:span text:style-name="CharStyle56"><text:span text:style-name="T7"> v</text:span></text:span><text:span text:style-name="CharStyle56"><text:span text:style-name="T1">oj</text:span></text:span><text:span text:style-name="CharStyle56"><text:span text:style-name="T7">en</text:span></text:span><text:span text:style-name="CharStyle56"><text:span text:style-name="T12">s</text:span></text:span><text:span text:style-name="CharStyle56"><text:span text:style-name="T7">k</text:span></text:span><text:span text:style-name="CharStyle56"><text:span text:style-name="T5">é</text:span></text:span><text:span text:style-name="CharStyle56"><text:span text:style-name="T7"> loďstvo</text:span></text:span></text:p>
        <text:p text:style-name="P37"><text:span text:style-name="CharStyle52"><text:span text:style-name="T7">31 decembr</text:span></text:span><text:span text:style-name="CharStyle52"><text:span text:style-name="T5">a</text:span></text:span><text:span text:style-name="CharStyle52"><text:span text:style-name="T7"> </text:span></text:span><text:span text:style-name="CharStyle52"><text:span text:style-name="T1">1</text:span></text:span><text:span text:style-name="CharStyle52"><text:span text:style-name="T5">91</text:span></text:span><text:span text:style-name="CharStyle52"><text:span text:style-name="T7">4.</text:span></text:span></text:p>
        <text:p text:style-name="P37"><text:span text:style-name="CharStyle57"><text:span text:style-name="T1"/></text:span></text:p>
        <text:p text:style-name="P25"><text:span text:style-name="CharStyle28"><text:span text:style-name="T7">10.</text:span></text:span></text:p>
        <text:p text:style-name="P28"><text:span text:style-name="CharStyle28"><text:span text:style-name="T7">Spolieham sa pevne na V</text:span></text:span><text:span text:style-name="CharStyle28"><text:span text:style-name="T1">á</text:span></text:span><text:span text:style-name="CharStyle28"><text:span text:style-name="T7">s</text:span></text:span><text:span text:style-name="CharStyle28"><text:span text:style-name="T1">,</text:span></text:span><text:span text:style-name="CharStyle28"><text:span text:style-name="T7"> bojovn</text:span></text:span><text:span text:style-name="CharStyle28"><text:span text:style-name="T1">í</text:span></text:span><text:span text:style-name="CharStyle28"><text:span text:style-name="T7">ci moji statní, a v plnej dô</text:span></text:span><text:span text:style-name="CharStyle28"><text:span text:style-name="T1">v</text:span></text:span><text:span text:style-name="CharStyle28"><text:span text:style-name="T7">ere skladám do Vašich rúk ťažkú úlohu</text:span></text:span><text:span text:style-name="CharStyle28"><text:span text:style-name="T1">,</text:span></text:span><text:span text:style-name="CharStyle28"><text:span text:style-name="T7"> aby st</text:span></text:span><text:span text:style-name="CharStyle28"><text:span text:style-name="T1">e</text:span></text:span><text:span text:style-name="CharStyle28"><text:span text:style-name="T7"> </text:span></text:span><text:span text:style-name="CharStyle28"><text:span text:style-name="T12">ú</text:span></text:span><text:span text:style-name="CharStyle28"><text:span text:style-name="T7">datných a po</text:span></text:span><text:span text:style-name="CharStyle28"><text:span text:style-name="T1">č</text:span></text:span><text:span text:style-name="CharStyle28"><text:span text:style-name="T7">etných nepriateľov prevládali</text:span></text:span><text:span text:style-name="CharStyle28"><text:span text:style-name="T1">.</text:span></text:span><text:span text:style-name="CharStyle28"><text:span text:style-name="T7"> Dobre v</text:span></text:span><text:span text:style-name="CharStyle28"><text:span text:style-name="T1">ie</text:span></text:span><text:span text:style-name="CharStyle28"><text:span text:style-name="T7">m, že </text:span></text:span><text:span text:style-name="CharStyle28"><text:span text:style-name="T1">n</text:span></text:span><text:span text:style-name="CharStyle28"><text:span text:style-name="T7">ielen vyplníte </text:span></text:span><text:span text:style-name="CharStyle28"><text:span text:style-name="T1">sv</text:span></text:span><text:span text:style-name="CharStyle28"><text:span text:style-name="T7">o</text:span></text:span><text:span text:style-name="CharStyle28"><text:span text:style-name="T1">ju</text:span></text:span><text:span text:style-name="CharStyle28"><text:span text:style-name="T7"> povinnosť, ale viem</text:span></text:span><text:span text:style-name="CharStyle28"><text:span text:style-name="T1">,</text:span></text:span><text:span text:style-name="CharStyle28"><text:span text:style-name="T7"> že </text:span></text:span><text:span text:style-name="CharStyle28"><text:span text:style-name="T5">s</text:span></text:span><text:span text:style-name="CharStyle28"><text:span text:style-name="T7"> ve</text:span></text:span><text:span text:style-name="CharStyle28"><text:span text:style-name="T1">r</text:span></text:span><text:span text:style-name="CharStyle28"><text:span text:style-name="T7">ným s</text:span></text:span><text:span text:style-name="CharStyle28"><text:span text:style-name="T1">r</text:span></text:span><text:span text:style-name="CharStyle28"><text:span text:style-name="T7">dcom</text:span></text:span><text:span text:style-name="CharStyle28"><text:span text:style-name="T1">,</text:span></text:span><text:span text:style-name="CharStyle28"><text:span text:style-name="T7"> bijúcim za Vášho Voj</text:span></text:span><text:span text:style-name="CharStyle28"><text:span text:style-name="T1">en</text:span></text:span><text:span text:style-name="CharStyle28"><text:span text:style-name="T7">sk</text:span></text:span><text:span text:style-name="CharStyle28"><text:span text:style-name="T1">é</text:span></text:span><text:span text:style-name="CharStyle28"><text:span text:style-name="T7">h</text:span></text:span><text:span text:style-name="CharStyle28"><text:span text:style-name="T1">o</text:span></text:span><text:span text:style-name="CharStyle28"><text:span text:style-name="T7"> Pá</text:span></text:span><text:span text:style-name="CharStyle28"><text:span text:style-name="T1">n</text:span></text:span><text:span text:style-name="CharStyle28"><text:span text:style-name="T7">a </text:span></text:span><text:span text:style-name="CharStyle28"><text:span text:style-name="T12">a</text:span></text:span><text:span text:style-name="CharStyle28"><text:span text:style-name="T1"> </text:span></text:span><text:span text:style-name="CharStyle28"><text:span text:style-name="T7">za drahú otčin</text:span></text:span><text:span text:style-name="CharStyle28"><text:span text:style-name="T1">u,</text:span></text:span><text:span text:style-name="CharStyle28"><text:span text:style-name="T7"> vykonáte slávne skutky, a že dokážete sa hrdinami</text:span></text:span><text:span text:style-name="CharStyle28"><text:span text:style-name="T1">.</text:span></text:span></text:p>
        <text:p text:style-name="P4"><text:span text:style-name="CharStyle53"><text:span text:style-name="T7"/></text:span></text:p>
        <text:p text:style-name="P5"><text:span text:style-name="CharStyle53"><text:span text:style-name="T7">R</text:span></text:span><text:span text:style-name="CharStyle53"><text:span text:style-name="T1">o</text:span></text:span><text:span text:style-name="CharStyle53"><text:span text:style-name="T7">zk</text:span></text:span><text:span text:style-name="CharStyle53"><text:span text:style-name="T1">a</text:span></text:span><text:span text:style-name="CharStyle53"><text:span text:style-name="T7">z p</text:span></text:span><text:span text:style-name="CharStyle53"><text:span text:style-name="T1">re</text:span></text:span><text:span text:style-name="CharStyle53"><text:span text:style-name="T7"> </text:span></text:span><text:span text:style-name="CharStyle53"><text:span text:style-name="T5">armádu</text:span></text:span><text:span text:style-name="CharStyle53"><text:span text:style-name="T7"> </text:span></text:span><text:span text:style-name="CharStyle53"><text:span text:style-name="T1">a</text:span></text:span><text:span text:style-name="CharStyle53"><text:span text:style-name="T7"> vojenské loďstvo 2</text:span></text:span><text:span text:style-name="CharStyle53"><text:span text:style-name="T1">8</text:span></text:span><text:span text:style-name="CharStyle53"><text:span text:style-name="T7"> </text:span></text:span><text:span text:style-name="CharStyle53"><text:span text:style-name="T1">okt.</text:span></text:span><text:span text:style-name="CharStyle53"><text:span text:style-name="T7"> 1</text:span></text:span><text:span text:style-name="CharStyle53"><text:span text:style-name="T1">915.</text:span></text:span></text:p>
        <text:p text:style-name="P4"><text:span text:style-name="CharStyle26"><text:span text:style-name="T7"/></text:span></text:p>
        <text:p text:style-name="P6"><text:span text:style-name="CharStyle26"><text:span text:style-name="T12">11.</text:span></text:span></text:p>
        <text:p text:style-name="P6"><text:span text:style-name="CharStyle26"><text:span text:style-name="T12"/></text:span></text:p>
        <text:p text:style-name="P28"><text:span text:style-name="CharStyle28"><text:span text:style-name="T7">Ro</text:span></text:span><text:span text:style-name="CharStyle28"><text:span text:style-name="T1">z</text:span></text:span><text:span text:style-name="CharStyle28"><text:span text:style-name="T7">po</text:span></text:span><text:span text:style-name="CharStyle28"><text:span text:style-name="T12">m</text:span></text:span><text:span text:style-name="CharStyle28"><text:span text:style-name="T7">e</text:span></text:span><text:span text:style-name="CharStyle28"><text:span text:style-name="T1">ň</text:span></text:span><text:span text:style-name="CharStyle28"><text:span text:style-name="T7">te sa na Vaš</text:span></text:span><text:span text:style-name="CharStyle28"><text:span text:style-name="T12">í</text:span></text:span><text:span text:style-name="CharStyle28"><text:span text:style-name="T7">ch otcov, ktorí v </text:span></text:span><text:span text:style-name="CharStyle28"><text:span text:style-name="T1">b</text:span></text:span><text:span text:style-name="CharStyle28"><text:span text:style-name="T7">e</text:span></text:span><text:span text:style-name="CharStyle28"><text:span text:style-name="T1">z</text:span></text:span><text:span text:style-name="CharStyle28"><text:span text:style-name="T7">po</text:span></text:span><text:span text:style-name="CharStyle28"><text:span text:style-name="T1">č</text:span></text:span><text:span text:style-name="CharStyle28"><text:span text:style-name="T7">e</text:span></text:span><text:span text:style-name="CharStyle28"><text:span text:style-name="T1">tný</text:span></text:span><text:span text:style-name="CharStyle28"><text:span text:style-name="T7">ch bojoch a </text:span></text:span><text:span text:style-name="CharStyle28"><text:span text:style-name="T1">b</text:span></text:span><text:span text:style-name="CharStyle28"><text:span text:style-name="T7">úrkach vysoko nosi</text:span></text:span><text:span text:style-name="CharStyle28"><text:span text:style-name="T1">l</text:span></text:span><text:span text:style-name="CharStyle28"><text:span text:style-name="T7">i zástavy a pri</text:span></text:span><text:span text:style-name="CharStyle28"><text:span text:style-name="T1">v</text:span></text:span><text:span text:style-name="CharStyle28"><text:span text:style-name="T7">iedli ich ku víťazstvu! Prete­kajte </text:span></text:span><text:span text:style-name="CharStyle28"><text:span text:style-name="T1">s</text:span></text:span><text:span text:style-name="CharStyle28"><text:span text:style-name="T7">a s nimi v hrdinstv</text:span></text:span><text:span text:style-name="CharStyle28"><text:span text:style-name="T1">e</text:span></text:span><text:span text:style-name="CharStyle28"><text:span text:style-name="T7"> i vytrvalosti.</text:span></text:span></text:p>
        <text:p text:style-name="P37"><text:span text:style-name="CharStyle52"><text:span text:style-name="T7"/></text:span></text:p>
        <text:p text:style-name="P39"><text:span text:style-name="CharStyle52"><text:span text:style-name="T7">Rozk</text:span></text:span><text:span text:style-name="CharStyle52"><text:span text:style-name="T1">az</text:span></text:span><text:span text:style-name="CharStyle52"><text:span text:style-name="T7"> p</text:span></text:span><text:span text:style-name="CharStyle52"><text:span text:style-name="T1">r</text:span></text:span><text:span text:style-name="CharStyle52"><text:span text:style-name="T7">e armádu a vojenské loďstvo </text:span></text:span><text:span text:style-name="CharStyle52"><text:span text:style-name="T5">6</text:span></text:span><text:span text:style-name="CharStyle52"><text:span text:style-name="T7"> </text:span></text:span><text:span text:style-name="CharStyle52"><text:span text:style-name="T1">aug.</text:span></text:span><text:span text:style-name="CharStyle52"><text:span text:style-name="T7"> </text:span></text:span><text:span text:style-name="CharStyle52"><text:span text:style-name="T1">191</text:span></text:span><text:span text:style-name="CharStyle52"><text:span text:style-name="T5">4</text:span></text:span><text:span text:style-name="CharStyle52"><text:span text:style-name="T1">.</text:span></text:span></text:p>
        <text:p text:style-name="P25"><text:span text:style-name="CharStyle28"><text:span text:style-name="T7"/></text:span></text:p>
        <text:p text:style-name="P26"><text:span text:style-name="CharStyle28"><text:span text:style-name="T7">12</text:span></text:span><text:span text:style-name="CharStyle28"><text:span text:style-name="T1">.</text:span></text:span></text:p>
        <text:p text:style-name="P28"><text:span text:style-name="CharStyle28"><text:span text:style-name="T7"/></text:span></text:p>
        <text:p text:style-name="P30"><text:span text:style-name="CharStyle28"><text:span text:style-name="T7">Pri pohľade na húževnatú </text:span></text:span><text:span text:style-name="CharStyle28"><text:span text:style-name="T1">v</text:span></text:span><text:span text:style-name="CharStyle28"><text:span text:style-name="T7">ytrvalosť, ra­dostnú bojovnosť a smrťou opo</text:span></text:span><text:span text:style-name="CharStyle28"><text:span text:style-name="T1">v</text:span></text:span><text:span text:style-name="CharStyle28"><text:span text:style-name="T7">rhujúcu údatnos</text:span></text:span><text:span text:style-name="CharStyle28"><text:span text:style-name="T5">ť</text:span></text:span><text:span text:style-name="CharStyle28"><text:span text:style-name="T7"> M</text:span></text:span><text:span text:style-name="CharStyle28"><text:span text:style-name="T1">ojh</text:span></text:span><text:span text:style-name="CharStyle28"><text:span text:style-name="T7">o </text:span></text:span><text:span text:style-name="CharStyle28"><text:span text:style-name="T1">v</text:span></text:span><text:span text:style-name="CharStyle28"><text:span text:style-name="T7">ojska a </text:span></text:span><text:span text:style-name="CharStyle28"><text:span text:style-name="T1">v</text:span></text:span><text:span text:style-name="CharStyle28"><text:span text:style-name="T7">ojenského námorn</text:span></text:span><text:span text:style-name="CharStyle28"><text:span text:style-name="T12">i</text:span></text:span><text:span text:style-name="CharStyle28"><text:span text:style-name="T7">ct</text:span></text:span><text:span text:style-name="CharStyle28"><text:span text:style-name="T1">v</text:span></text:span><text:span text:style-name="CharStyle28"><text:span text:style-name="T7">a</text:span></text:span><text:span text:style-name="CharStyle28"><text:span text:style-name="T1">, </text:span></text:span><text:span text:style-name="CharStyle29"><text:span text:style-name="T1">—</text:span></text:span><text:span text:style-name="CharStyle29"><text:span text:style-name="T7"> </text:span></text:span><text:span text:style-name="CharStyle28"><text:span text:style-name="T7">n</text:span></text:span><text:span text:style-name="CharStyle28"><text:span text:style-name="T12">a</text:span></text:span><text:span text:style-name="CharStyle28"><text:span text:style-name="T7">dobý</text:span></text:span><text:span text:style-name="CharStyle28"><text:span text:style-name="T1">v</text:span></text:span><text:span text:style-name="CharStyle28"><text:span text:style-name="T7">a</text:span></text:span><text:span text:style-name="CharStyle28"><text:span text:style-name="T12">m</text:span></text:span><text:span text:style-name="CharStyle28"><text:span text:style-name="T7"> si </text:span></text:span><text:span text:style-name="CharStyle28"><text:span text:style-name="T1">v</text:span></text:span><text:span text:style-name="CharStyle28"><text:span text:style-name="T7">ýhľady do nov</text:span></text:span><text:span text:style-name="CharStyle28"><text:span text:style-name="T1">é</text:span></text:span><text:span text:style-name="CharStyle28"><text:span text:style-name="T7">ho vál</text:span></text:span><text:span text:style-name="CharStyle28"><text:span text:style-name="T12">e</text:span></text:span><text:span text:style-name="CharStyle28"><text:span text:style-name="T1">č</text:span></text:span><text:span text:style-name="CharStyle28"><text:span text:style-name="T7">n</text:span></text:span><text:span text:style-name="CharStyle28"><text:span text:style-name="T5">é</text:span></text:span><text:span text:style-name="CharStyle28"><text:span text:style-name="T7">ho roku plnej dôve</text:span></text:span><text:span text:style-name="CharStyle28"><text:span text:style-name="T1">r</text:span></text:span><text:span text:style-name="CharStyle28"><text:span text:style-name="T7">y</text:span></text:span><text:span text:style-name="CharStyle28"><text:span text:style-name="T1">,</text:span></text:span><text:span text:style-name="CharStyle28"><text:span text:style-name="T7"> </text:span></text:span><text:span text:style-name="CharStyle28"><text:span text:style-name="T1">ž</text:span></text:span><text:span text:style-name="CharStyle28"><text:span text:style-name="T7">e bojovníci rak</text:span></text:span><text:span text:style-name="CharStyle28"><text:span text:style-name="T1">ús</text:span></text:span><text:span text:style-name="CharStyle28"><text:span text:style-name="T7">ko</text:span></text:span><text:span text:style-name="CharStyle28"><text:span text:style-name="T1">-</text:span></text:span><text:span text:style-name="CharStyle28"><text:span text:style-name="T7">uhorskí </text:span></text:span><text:span text:style-name="CharStyle28"><text:span text:style-name="T1">na</text:span></text:span><text:span text:style-name="CharStyle28"><text:span text:style-name="T7"> suchu i na </text:span></text:span><text:soft-page-break/><text:span text:style-name="CharStyle28"><text:span text:style-name="T7">mori p</text:span></text:span><text:span text:style-name="CharStyle28"><text:span text:style-name="T1">r</text:span></text:span><text:span text:style-name="CharStyle28"><text:span text:style-name="T7">ekonajú čestne a ku dobru vlasti aj tie najťažšie zkúšky,</text:span></text:span><text:span text:style-name="CharStyle28"><text:span text:style-name="T1"> </text:span></text:span><text:span text:style-name="CharStyle28"><text:span text:style-name="T7">ktoré uloží vojna jejích cnostiam </text:span></text:span><text:span text:style-name="CharStyle28"><text:span text:style-name="T1">v</text:span></text:span><text:span text:style-name="CharStyle28"><text:span text:style-name="T7">ojenským.</text:span></text:span></text:p>
        <text:p text:style-name="P41"><text:span text:style-name="CharStyle52"><text:span text:style-name="T7"/></text:span></text:p>
        <text:p text:style-name="P42"><text:span text:style-name="CharStyle52"><text:span text:style-name="T7">Rozkaz pr</text:span></text:span><text:span text:style-name="CharStyle52"><text:span text:style-name="T1">e</text:span></text:span><text:span text:style-name="CharStyle52"><text:span text:style-name="T7"> </text:span></text:span><text:span text:style-name="CharStyle52"><text:span text:style-name="T1">a</text:span></text:span><text:span text:style-name="CharStyle52"><text:span text:style-name="T7">rmád</text:span></text:span><text:span text:style-name="CharStyle52"><text:span text:style-name="T5">u</text:span></text:span><text:span text:style-name="CharStyle52"><text:span text:style-name="T7"> i vojenské loďstvo </text:span></text:span><text:span text:style-name="CharStyle52"><text:span text:style-name="T1">31</text:span></text:span><text:span text:style-name="CharStyle52"><text:span text:style-name="T7"> d</text:span></text:span><text:span text:style-name="CharStyle52"><text:span text:style-name="T1">ec.</text:span></text:span><text:span text:style-name="CharStyle52"><text:span text:style-name="T7"> 1</text:span></text:span><text:span text:style-name="CharStyle52"><text:span text:style-name="T5">914.</text:span></text:span></text:p>
        <text:p text:style-name="P25"><text:span text:style-name="CharStyle28"><text:span text:style-name="T7"/></text:span></text:p>
        <text:p text:style-name="P26"><text:span text:style-name="CharStyle28"><text:span text:style-name="T7">13.</text:span></text:span></text:p>
        <text:p text:style-name="P28"><text:span text:style-name="CharStyle28"><text:span text:style-name="T7">Uk</text:span></text:span><text:span text:style-name="CharStyle28"><text:span text:style-name="T1">á</text:span></text:span><text:span text:style-name="CharStyle28"><text:span text:style-name="T7">žte nepriateľom, </text:span></text:span><text:span text:style-name="CharStyle28"><text:span text:style-name="T5">č</text:span></text:span><text:span text:style-name="CharStyle28"><text:span text:style-name="T7">o </text:span></text:span><text:span text:style-name="CharStyle28"><text:span text:style-name="T1">sú</text:span></text:span><text:span text:style-name="CharStyle28"><text:span text:style-name="T7"> v sta</text:span></text:span><text:span text:style-name="CharStyle28"><text:span text:style-name="T1">v</text:span></text:span><text:span text:style-name="CharStyle28"><text:span text:style-name="T7">e vykonať </text:span></text:span><text:span text:style-name="CharStyle28"><text:span text:style-name="T1">M</text:span></text:span><text:span text:style-name="CharStyle28"><text:span text:style-name="T7">oje národy, tesno sa spájajúce a pre</text:span></text:span><text:span text:style-name="CharStyle28"><text:span text:style-name="T1">­n</text:span></text:span><text:span text:style-name="CharStyle28"><text:span text:style-name="T7">iknuté horúcou láskou ku vlast</text:span></text:span><text:span text:style-name="CharStyle28"><text:span text:style-name="T5">i</text:span></text:span><text:span text:style-name="CharStyle28"><text:span text:style-name="T7">!</text:span></text:span></text:p>
        <text:p text:style-name="P41"><text:span text:style-name="CharStyle52"><text:span text:style-name="T7"/></text:span></text:p>
        <text:p text:style-name="P42"><text:span text:style-name="CharStyle52"><text:span text:style-name="T7">Rozkaz p</text:span></text:span><text:span text:style-name="CharStyle52"><text:span text:style-name="T1">r</text:span></text:span><text:span text:style-name="CharStyle52"><text:span text:style-name="T7">e armádu </text:span></text:span><text:span text:style-name="CharStyle52"><text:span text:style-name="T1">a</text:span></text:span><text:span text:style-name="CharStyle52"><text:span text:style-name="T7"> vojenské loďstvo </text:span></text:span><text:span text:style-name="CharStyle52"><text:span text:style-name="T5">6</text:span></text:span><text:span text:style-name="CharStyle52"><text:span text:style-name="T7"> </text:span></text:span><text:span text:style-name="CharStyle52"><text:span text:style-name="T1">a</text:span></text:span><text:span text:style-name="CharStyle52"><text:span text:style-name="T7">u</text:span></text:span><text:span text:style-name="CharStyle52"><text:span text:style-name="T1">g.</text:span></text:span><text:span text:style-name="CharStyle52"><text:span text:style-name="T7"> </text:span></text:span><text:span text:style-name="CharStyle52"><text:span text:style-name="T1">19</text:span></text:span><text:span text:style-name="CharStyle52"><text:span text:style-name="T7">1</text:span></text:span><text:span text:style-name="CharStyle52"><text:span text:style-name="T1">4.</text:span></text:span></text:p>
        <text:p text:style-name="P25"><text:span text:style-name="CharStyle28"><text:span text:style-name="T7"/></text:span></text:p>
        <text:p text:style-name="P26"><text:span text:style-name="CharStyle28"><text:span text:style-name="T7">14.</text:span></text:span></text:p>
        <text:p text:style-name="P28"><text:span text:style-name="CharStyle28"><text:span text:style-name="T7">Bô</text:span></text:span><text:span text:style-name="CharStyle28"><text:span text:style-name="T5">h</text:span></text:span><text:span text:style-name="CharStyle28"><text:span text:style-name="T7"> Vás požehnaj, bojovníci Moji statn</text:span></text:span><text:span text:style-name="CharStyle28"><text:span text:style-name="T1">í</text:span></text:span><text:span text:style-name="CharStyle28"><text:span text:style-name="T7">, a priv</text:span></text:span><text:span text:style-name="CharStyle28"><text:span text:style-name="T1">e</text:span></text:span><text:span text:style-name="CharStyle28"><text:span text:style-name="T7">ď Vás ku víťazstvu i slá</text:span></text:span><text:span text:style-name="CharStyle28"><text:span text:style-name="T1">v</text:span></text:span><text:span text:style-name="CharStyle28"><text:span text:style-name="T7">e!</text:span></text:span></text:p>
        <text:p text:style-name="P41"><text:span text:style-name="CharStyle52"><text:span text:style-name="T7"/></text:span></text:p>
        <text:p text:style-name="P42"><text:span text:style-name="CharStyle52"><text:span text:style-name="T7">Ro</text:span></text:span><text:span text:style-name="CharStyle52"><text:span text:style-name="T1">z</text:span></text:span><text:span text:style-name="CharStyle52"><text:span text:style-name="T7">ka</text:span></text:span><text:span text:style-name="CharStyle52"><text:span text:style-name="T1">z</text:span></text:span><text:span text:style-name="CharStyle52"><text:span text:style-name="T7"> p</text:span></text:span><text:span text:style-name="CharStyle52"><text:span text:style-name="T1">re</text:span></text:span><text:span text:style-name="CharStyle52"><text:span text:style-name="T7"> ar</text:span></text:span><text:span text:style-name="CharStyle52"><text:span text:style-name="T1">m</text:span></text:span><text:span text:style-name="CharStyle52"><text:span text:style-name="T7">ád</text:span></text:span><text:span text:style-name="CharStyle52"><text:span text:style-name="T1">u</text:span></text:span><text:span text:style-name="CharStyle52"><text:span text:style-name="T7"> i vojenské loďstv</text:span></text:span><text:span text:style-name="CharStyle52"><text:span text:style-name="T1">o</text:span></text:span><text:span text:style-name="CharStyle52"><text:span text:style-name="T7"> </text:span></text:span><text:span text:style-name="CharStyle52"><text:span text:style-name="T12">6</text:span></text:span><text:span text:style-name="CharStyle52"><text:span text:style-name="T1"> </text:span></text:span><text:span text:style-name="CharStyle52"><text:span text:style-name="T5">a</text:span></text:span><text:span text:style-name="CharStyle52"><text:span text:style-name="T1">ug,</text:span></text:span><text:span text:style-name="CharStyle52"><text:span text:style-name="T7"> </text:span></text:span><text:span text:style-name="CharStyle52"><text:span text:style-name="T1">19</text:span></text:span><text:span text:style-name="CharStyle52"><text:span text:style-name="T7">14</text:span></text:span><text:span text:style-name="CharStyle52"><text:span text:style-name="T1">.</text:span></text:span></text:p>
        <text:p text:style-name="P4"><text:span text:style-name="CharStyle26"><text:span text:style-name="T7"/></text:span></text:p>
        <text:p text:style-name="P25"><text:span text:style-name="CharStyle28"><text:span text:style-name="T7">15.</text:span></text:span></text:p>
        <text:p text:style-name="P28"><text:span text:style-name="CharStyle28"><text:span text:style-name="T7">Duchom i srdcom prítomný som pri verných </text:span></text:span><text:span text:style-name="CharStyle28"><text:span text:style-name="T5">M</text:span></text:span><text:span text:style-name="CharStyle28"><text:span text:style-name="T7">oj</text:span></text:span><text:span text:style-name="CharStyle28"><text:span text:style-name="T1">íc</text:span></text:span><text:span text:style-name="CharStyle28"><text:span text:style-name="T7">h bojovníkoch na s</text:span></text:span><text:span text:style-name="CharStyle28"><text:span text:style-name="T1">u</text:span></text:span><text:span text:style-name="CharStyle28"><text:span text:style-name="T7">chu i </text:span></text:span><text:span text:style-name="CharStyle28"><text:span text:style-name="T1">n</text:span></text:span><text:span text:style-name="CharStyle28"><text:span text:style-name="T7">a mor</text:span></text:span><text:span text:style-name="CharStyle28"><text:span text:style-name="T5">i</text:span></text:span><text:span text:style-name="CharStyle28"><text:span text:style-name="T7"> a prosím Boha Všemohúceho o požehnanie pre n</text:span></text:span><text:span text:style-name="CharStyle28"><text:span text:style-name="T12">í</text:span></text:span><text:span text:style-name="CharStyle28"><text:span text:style-name="T7">ch. Spoliehajúc sa na </text:span></text:span><text:span text:style-name="CharStyle28"><text:span text:style-name="T1">Pr</text:span></text:span><text:span text:style-name="CharStyle28"><text:span text:style-name="T7">oz</text:span></text:span><text:span text:style-name="CharStyle28"><text:span text:style-name="T1">r</text:span></text:span><text:span text:style-name="CharStyle28"><text:span text:style-name="T7">ete</text:span></text:span><text:span text:style-name="CharStyle28"><text:span text:style-name="T1">lnosť</text:span></text:span><text:span text:style-name="CharStyle28"><text:span text:style-name="T7"> Božskú, spo­jenými silami pretrpíme všetky </text:span></text:span><text:span text:style-name="CharStyle28"><text:span text:style-name="T1">z</text:span></text:span><text:span text:style-name="CharStyle28"><text:span text:style-name="T7">k</text:span></text:span><text:span text:style-name="CharStyle28"><text:span text:style-name="T1">úš</text:span></text:span><text:span text:style-name="CharStyle28"><text:span text:style-name="T7">ky</text:span></text:span><text:span text:style-name="CharStyle28"><text:span text:style-name="T1">,</text:span></text:span><text:span text:style-name="CharStyle28"><text:span text:style-name="T7"> ne­dostatky </text:span></text:span><text:span text:style-name="CharStyle28"><text:span text:style-name="T5">i</text:span></text:span><text:span text:style-name="CharStyle28"><text:span text:style-name="T7"> nebezpečenstvá, kto</text:span></text:span><text:span text:style-name="CharStyle28"><text:span text:style-name="T1">r</text:span></text:span><text:span text:style-name="CharStyle28"><text:span text:style-name="T5">é</text:span></text:span><text:span text:style-name="CharStyle28"><text:span text:style-name="T7">koľvek n</text:span></text:span><text:span text:style-name="CharStyle28"><text:span text:style-name="T1">á</text:span></text:span><text:span text:style-name="CharStyle28"><text:span text:style-name="T7">s ešt</text:span></text:span><text:span text:style-name="CharStyle28"><text:span text:style-name="T1">e</text:span></text:span><text:span text:style-name="CharStyle28"><text:span text:style-name="T7"> očakávať môžu do vybojovania čestného pokoja</text:span></text:span><text:span text:style-name="CharStyle28"><text:span text:style-name="T1">,</text:span></text:span><text:span text:style-name="CharStyle28"><text:span text:style-name="T7"> zabezpečujúceho blaho vlasti na</text:span></text:span><text:span text:style-name="CharStyle28"><text:span text:style-name="T1">š</text:span></text:span><text:span text:style-name="CharStyle28"><text:span text:style-name="T7">ej drahej.</text:span></text:span></text:p>
        <text:p text:style-name="P37"><text:span text:style-name="CharStyle52"><text:span text:style-name="T7"/></text:span></text:p>
        <text:p text:style-name="P39"><text:span text:style-name="CharStyle52"><text:span text:style-name="T7">Prípis cisára a kráľa ku zbrannej moci 18 aug. </text:span></text:span><text:span text:style-name="CharStyle52"><text:span text:style-name="T1">19</text:span></text:span><text:span text:style-name="CharStyle52"><text:span text:style-name="T7">15.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Sans Serif" svg:font-family="'Microsoft Sans Serif'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é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Základný_20_text_20__28_6_29_" style:display-name="Základný text (6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3" style:display-name="Záhlavie #3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margin-left="0cm" fo:margin-right="0cm" fo:text-indent="0.529cm" style:auto-text-indent="false"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end" style:justify-single-word="false"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9_29_" style:display-name="Základný text (9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5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7" style:family="text" style:parent-style-name="DefaultFontStyle"/>
    <style:style style:name="CharStyle9" style:family="text" style:parent-style-name="DefaultFontStyle"/>
    <style:style style:name="CharStyle11" style:family="text" style:parent-style-name="DefaultFontStyle"/>
    <style:style style:name="CharStyle1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14" style:family="text" style:parent-style-name="DefaultFontStyle"/>
    <style:style style:name="CharStyle16" style:family="text" style:parent-style-name="DefaultFontStyle"/>
    <style:style style:name="CharStyle18" style:family="text" style:parent-style-name="DefaultFontStyle"/>
    <style:style style:name="CharStyle19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DefaultFontStyle"/>
    <style:style style:name="CharStyle22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4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6" style:family="text" style:parent-style-name="DefaultFontStyle"/>
    <style:style style:name="CharStyle27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29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31" style:family="text" style:parent-style-name="DefaultFontStyle"/>
    <style:style style:name="CharStyle33" style:family="text" style:parent-style-name="DefaultFontStyle"/>
    <style:style style:name="CharStyle34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35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36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38" style:family="text" style:parent-style-name="CharStyle11">
      <style:text-properties fo:font-variant="small-caps" fo:color="#000000" fo:language="sk" fo:country="SK" style:language-asian="sk" style:country-asian="SK" style:language-complex="sk" style:country-complex="SK"/>
    </style:style>
    <style:style style:name="CharStyle40" style:family="text" style:parent-style-name="DefaultFontStyle"/>
    <style:style style:name="CharStyle41" style:family="text" style:parent-style-name="CharStyle40">
      <style:text-properties fo:color="#000000" fo:language="sk" fo:country="SK" style:language-asian="sk" style:country-asian="SK" style:language-complex="sk" style:country-complex="SK"/>
    </style:style>
    <style:style style:name="CharStyle42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44" style:family="text" style:parent-style-name="DefaultFontStyle"/>
    <style:style style:name="CharStyle45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6" style:family="text" style:parent-style-name="CharStyle44">
      <style:text-properties fo:color="#000000" fo:language="sk" fo:country="SK" style:language-asian="sk" style:country-asian="SK" style:language-complex="sk" style:country-complex="SK"/>
    </style:style>
    <style:style style:name="CharStyle47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8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9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50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52" style:family="text" style:parent-style-name="DefaultFontStyle"/>
    <style:style style:name="CharStyle53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54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55" style:family="text" style:parent-style-name="CharStyle52">
      <style:text-properties fo:color="#000000" fo:language="sk" fo:country="SK" style:language-asian="sk" style:country-asian="SK" style:language-complex="sk" style:country-complex="SK"/>
    </style:style>
    <style:style style:name="CharStyle56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57" style:family="text" style:parent-style-name="CharStyle52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initial-creator/>
    <meta:keyword/>
    <dc:date>2023-12-13T12:46:39.679000000</dc:date>
    <meta:editing-duration>PT1H36M37S</meta:editing-duration>
    <meta:editing-cycles>4</meta:editing-cycles>
    <meta:generator>LibreOffice/6.3.1.2$Windows_x86 LibreOffice_project/b79626edf0065ac373bd1df5c28bd630b4424273</meta:generator>
    <meta:document-statistic meta:table-count="0" meta:image-count="0" meta:object-count="0" meta:page-count="16" meta:paragraph-count="103" meta:word-count="5246" meta:character-count="32237" meta:non-whitespace-character-count="27073"/>
  </office:meta>
</office:document-meta>
</file>